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256in"/>
    </style:style>
    <style:style style:name="co2" style:family="table-column">
      <style:table-column-properties fo:break-before="auto" style:column-width="1.548in"/>
    </style:style>
    <style:style style:name="co3" style:family="table-column">
      <style:table-column-properties fo:break-before="auto" style:column-width="1.6319in"/>
    </style:style>
    <style:style style:name="co4" style:family="table-column">
      <style:table-column-properties fo:break-before="auto" style:column-width="2.4783in"/>
    </style:style>
    <style:style style:name="co5" style:family="table-column">
      <style:table-column-properties fo:break-before="auto" style:column-width="0.7736in"/>
    </style:style>
    <style:style style:name="co6" style:family="table-column">
      <style:table-column-properties fo:break-before="auto" style:column-width="1.2126in"/>
    </style:style>
    <style:style style:name="co7" style:family="table-column">
      <style:table-column-properties fo:break-before="auto" style:column-width="0.7256in"/>
    </style:style>
    <style:style style:name="co8" style:family="table-column">
      <style:table-column-properties fo:break-before="auto" style:column-width="1.0154in"/>
    </style:style>
    <style:style style:name="co9" style:family="table-column">
      <style:table-column-properties fo:break-before="auto" style:column-width="1.0335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1.1409in"/>
    </style:style>
    <style:style style:name="co12" style:family="table-column">
      <style:table-column-properties fo:break-before="auto" style:column-width="1.4618in"/>
    </style:style>
    <style:style style:name="co13" style:family="table-column">
      <style:table-column-properties fo:break-before="auto" style:column-width="1.3807in"/>
    </style:style>
    <style:style style:name="co14" style:family="table-column">
      <style:table-column-properties fo:break-before="auto" style:column-width="1.5437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2256in"/>
    </style:style>
    <style:style style:name="co17" style:family="table-column">
      <style:table-column-properties fo:break-before="auto" style:column-width="1.2717in"/>
    </style:style>
    <style:style style:name="co18" style:family="table-column">
      <style:table-column-properties fo:break-before="auto" style:column-width="1.0264in"/>
    </style:style>
    <style:style style:name="co19" style:family="table-column">
      <style:table-column-properties fo:break-before="auto" style:column-width="1.2437in"/>
    </style:style>
    <style:style style:name="co20" style:family="table-column">
      <style:table-column-properties fo:break-before="auto" style:column-width="1.3717in"/>
    </style:style>
    <style:style style:name="co21" style:family="table-column">
      <style:table-column-properties fo:break-before="auto" style:column-width="1.8346in"/>
    </style:style>
    <style:style style:name="co22" style:family="table-column">
      <style:table-column-properties fo:break-before="auto" style:column-width="1.6528in"/>
    </style:style>
    <style:style style:name="co23" style:family="table-column">
      <style:table-column-properties fo:break-before="auto" style:column-width="1.0626in"/>
    </style:style>
    <style:style style:name="co24" style:family="table-column">
      <style:table-column-properties fo:break-before="auto" style:column-width="1.2075in"/>
    </style:style>
    <style:style style:name="ro1" style:family="table-row">
      <style:table-row-properties style:row-height="0.209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4016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 style:data-style-name="N119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7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71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0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22">
      <style:table-cell-properties style:rotation-align="non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ext-properties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bold" style:font-name-asian="Calibri" style:font-size-asian="11pt" style:language-asian="en" style:country-asian="US" style:font-style-asian="normal" style:font-weight-asian="bold" style:font-name-complex="Calibri" style:font-size-complex="11pt" style:language-complex="en" style:country-complex="US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8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font-name-asian="Calibri" style:font-size-asian="11pt" style:language-asian="en" style:country-asian="US" style:font-style-asian="normal" style:font-weight-asian="normal" style:font-name-complex="Calibri" style:font-size-complex="11pt" style:language-complex="en" style:country-complex="US" style:font-style-complex="normal" style:font-weight-complex="normal"/>
    </style:style>
    <style:style style:name="ce19" style:family="table-cell" style:parent-style-name="Default">
      <style:text-properties style:font-name="Calibri" fo:language="en" fo:country="US" fo:font-weight="bold" style:text-underline-mode="continuous" style:text-overline-mode="continuous" style:text-line-through-mode="continuous" style:font-name-asian="Calibri" style:language-asian="en" style:country-asian="US" style:font-weight-asian="bold" style:font-name-complex="Calibri" style:language-complex="en" style:country-complex="US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rotation-align="none"/>
    </style:style>
    <style:style style:name="ce21" style:family="table-cell" style:parent-style-name="Default" style:data-style-name="N0">
      <style:table-cell-properties style:rotation-align="none"/>
    </style:style>
    <style:style style:name="ce22" style:family="table-cell" style:parent-style-name="Default">
      <style:table-cell-properties style:rotation-align="none"/>
      <style:text-properties fo:language="en" fo:country="US" style:language-asian="en" style:country-asian="US" style:language-complex="en" style:country-complex="US"/>
    </style:style>
    <style:style style:name="ce23" style:family="table-cell" style:parent-style-name="Default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font-relief="none"/>
    </style:style>
    <style:style style:name="ce2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number-columns-repeated="1017" table:default-cell-style-name="ce10"/>
        <table:table-column table:style-name="co5" table:number-columns-repeated="4" table:default-cell-style-name="ce10"/>
        <table:table-row table:style-name="ro1">
          <table:table-cell table:style-name="ce1" office:value-type="string">
            <text:p>Date (mm/dd/yyyy) 01/14/2014</text:p>
          </table:table-cell>
          <table:table-cell table:style-name="ce4"/>
          <table:table-cell table:style-name="ce2" office:value-type="string">
            <text:p>UV Measurements</text:p>
          </table:table-cell>
          <table:table-cell table:style-name="ce2" office:value-type="string">
            <text:p>Beamsplitter calibration</text:p>
          </table:table-cell>
          <table:table-cell table:style-name="ce2"/>
          <table:table-cell table:style-name="ce2" office:value-type="string">
            <text:p>Control</text:p>
          </table:table-cell>
          <table:table-cell table:style-name="ce2"/>
          <table:table-cell table:style-name="ce14" office:value-type="string">
            <text:p>ECI I 421 (small) front</text:p>
          </table:table-cell>
          <table:table-cell table:style-name="ce2"/>
          <table:table-cell table:style-name="ce16" office:value-type="string">
            <text:p>ECI I 421(small) back</text:p>
          </table:table-cell>
          <table:table-cell table:style-name="ce2"/>
          <table:table-cell table:style-name="ce14" office:value-type="string">
            <text:p>ECI I 421(small) front -II</text:p>
          </table:table-cell>
          <table:table-cell table:style-name="ce2"/>
          <table:table-cell table:style-name="ce16" office:value-type="string">
            <text:p>ECI I 420 (big) front</text:p>
          </table:table-cell>
          <table:table-cell table:style-name="ce2"/>
          <table:table-cell table:style-name="ce16" office:value-type="string">
            <text:p>ECI I 420 (big) back</text:p>
          </table:table-cell>
          <table:table-cell table:style-name="ce2"/>
          <table:table-cell table:style-name="ce16" office:value-type="string">
            <text:p>U5-4L (front) <text:span text:style-name="T2"><text:s/>old</text:span></text:p>
          </table:table-cell>
          <table:table-cell table:style-name="ce2"/>
          <table:table-cell table:style-name="ce16" office:value-type="string">
            <text:p>U5-4L (back) <text:span text:style-name="T2"><text:s/>old</text:span></text:p>
          </table:table-cell>
          <table:table-cell table:style-name="ce2"/>
          <table:table-cell table:style-name="ce2" office:value-type="string">
            <text:p>U5-12L(front)</text:p>
          </table:table-cell>
          <table:table-cell table:style-name="ce2"/>
          <table:table-cell table:style-name="ce16" office:value-type="string">
            <text:p>U5-12L(back)</text:p>
          </table:table-cell>
          <table:table-cell table:style-name="ce2"/>
          <table:table-cell table:style-name="ce19" office:value-type="string">
            <text:p>U5-12L(middle, other side)</text:p>
          </table:table-cell>
          <table:table-cell table:style-name="ce2"/>
          <table:table-cell table:style-name="ce14" office:value-type="string">
            <text:p>U5-11L(front)</text:p>
          </table:table-cell>
          <table:table-cell table:style-name="ce2"/>
          <table:table-cell table:style-name="ce14" office:value-type="string">
            <text:p>U5-11L(back)</text:p>
          </table:table-cell>
          <table:table-cell table:style-name="ce2"/>
          <table:table-cell table:style-name="ce14" office:value-type="string">
            <text:p>U5-12L(front)-2</text:p>
          </table:table-cell>
          <table:table-cell table:style-name="ce2" table:number-columns-repeated="992"/>
        </table:table-row>
        <table:table-row table:style-name="ro1">
          <table:table-cell table:style-name="ce1" office:value-type="string">
            <text:p>Time (HH:MM 24-hr format)</text:p>
          </table:table-cell>
          <table:table-cell table:style-name="ce5"/>
          <table:table-cell table:style-name="ce2" office:value-type="string">
            <text:p>Lambda (nm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TRANSMIT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office:value-type="string">
            <text:p>Incident current (nA)</text:p>
          </table:table-cell>
          <table:table-cell table:style-name="ce2" office:value-type="string">
            <text:p>Reflected current (nA)</text:p>
          </table:table-cell>
          <table:table-cell table:style-name="ce2" table:number-columns-repeated="10"/>
          <table:table-cell table:number-columns-repeated="981"/>
        </table:table-row>
        <table:table-row table:style-name="ro1">
          <table:table-cell table:style-name="ce1" office:value-type="string">
            <text:p>Platform X (inches)</text:p>
          </table:table-cell>
          <table:table-cell table:style-name="ce6"/>
          <table:table-cell table:style-name="ce6" office:value-type="float" office:value="200">
            <text:p>200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024">
            <text:p>0.0024</text:p>
          </table:table-cell>
          <table:table-cell table:style-name="ce11" office:value-type="float" office:value="0.0201">
            <text:p>0.0201</text:p>
          </table:table-cell>
          <table:table-cell table:style-name="ce11" office:value-type="float" office:value="0.0015">
            <text:p>0.0015</text:p>
          </table:table-cell>
          <table:table-cell table:style-name="ce11" office:value-type="float" office:value="0.0207">
            <text:p>0.0207</text:p>
          </table:table-cell>
          <table:table-cell table:style-name="ce11" office:value-type="float" office:value="0.0015">
            <text:p>0.0015</text:p>
          </table:table-cell>
          <table:table-cell table:style-name="ce11" office:value-type="float" office:value="0.0213">
            <text:p>0.0213</text:p>
          </table:table-cell>
          <table:table-cell table:style-name="ce11" office:value-type="float" office:value="0.0016">
            <text:p>0.0016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15">
            <text:p>0.0015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2">
            <text:p>0.0020</text:p>
          </table:table-cell>
          <table:table-cell table:style-name="ce11" office:value-type="float" office:value="0.0212">
            <text:p>0.0212</text:p>
          </table:table-cell>
          <table:table-cell table:style-name="ce11" office:value-type="float" office:value="0.0018">
            <text:p>0.0018</text:p>
          </table:table-cell>
          <table:table-cell table:style-name="ce11" office:value-type="float" office:value="0.0213">
            <text:p>0.0213</text:p>
          </table:table-cell>
          <table:table-cell table:style-name="ce11" office:value-type="float" office:value="0.0003">
            <text:p>0.0003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07">
            <text:p>0.0007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001">
            <text:p>0.0001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017">
            <text:p>0.0017</text:p>
          </table:table-cell>
          <table:table-cell table:style-name="ce11" office:value-type="float" office:value="0.0215">
            <text:p>0.0215</text:p>
          </table:table-cell>
          <table:table-cell table:style-name="ce11" office:value-type="float" office:value="0.002">
            <text:p>0.0020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2">
            <text:p>0.0020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0214">
            <text:p>0.0214</text:p>
          </table:table-cell>
          <table:table-cell table:style-name="ce11" office:value-type="float" office:value="0.0017">
            <text:p>0.0017</text:p>
          </table:table-cell>
          <table:table-cell table:style-name="ce11" table:number-columns-repeated="10"/>
          <table:table-cell table:number-columns-repeated="981"/>
        </table:table-row>
        <table:table-row table:style-name="ro1">
          <table:table-cell table:style-name="ce1" office:value-type="string">
            <text:p>Platform Z (inches)</text:p>
          </table:table-cell>
          <table:table-cell table:style-name="ce6"/>
          <table:table-cell table:style-name="ce6" table:formula="of:=[.C3]+10" office:value-type="float" office:value="210">
            <text:p>210</text:p>
          </table:table-cell>
          <table:table-cell table:style-name="ce11" office:value-type="float" office:value="0.1196">
            <text:p>0.1196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1196">
            <text:p>0.1196</text:p>
          </table:table-cell>
          <table:table-cell table:style-name="ce11" office:value-type="float" office:value="0.0099">
            <text:p>0.0099</text:p>
          </table:table-cell>
          <table:table-cell table:style-name="ce11" office:value-type="float" office:value="0.1201">
            <text:p>0.1201</text:p>
          </table:table-cell>
          <table:table-cell table:style-name="ce11" office:value-type="float" office:value="0.0087">
            <text:p>0.0087</text:p>
          </table:table-cell>
          <table:table-cell table:style-name="ce11" office:value-type="float" office:value="0.1209">
            <text:p>0.1209</text:p>
          </table:table-cell>
          <table:table-cell table:style-name="ce11" office:value-type="float" office:value="0.01">
            <text:p>0.0100</text:p>
          </table:table-cell>
          <table:table-cell table:style-name="ce11" office:value-type="float" office:value="0.1207">
            <text:p>0.1207</text:p>
          </table:table-cell>
          <table:table-cell table:style-name="ce11" office:value-type="float" office:value="0.0087">
            <text:p>0.0087</text:p>
          </table:table-cell>
          <table:table-cell table:style-name="ce11" office:value-type="float" office:value="0.1208">
            <text:p>0.1208</text:p>
          </table:table-cell>
          <table:table-cell table:style-name="ce11" office:value-type="float" office:value="0.012">
            <text:p>0.0120</text:p>
          </table:table-cell>
          <table:table-cell table:style-name="ce11" office:value-type="float" office:value="0.1208">
            <text:p>0.1208</text:p>
          </table:table-cell>
          <table:table-cell table:style-name="ce11" office:value-type="float" office:value="0.0109">
            <text:p>0.0109</text:p>
          </table:table-cell>
          <table:table-cell table:style-name="ce11" office:value-type="float" office:value="0.1207">
            <text:p>0.1207</text:p>
          </table:table-cell>
          <table:table-cell table:style-name="ce11" office:value-type="float" office:value="0.0019">
            <text:p>0.0019</text:p>
          </table:table-cell>
          <table:table-cell table:style-name="ce11" office:value-type="float" office:value="0.1208">
            <text:p>0.1208</text:p>
          </table:table-cell>
          <table:table-cell table:style-name="ce11" office:value-type="float" office:value="0.0049">
            <text:p>0.0049</text:p>
          </table:table-cell>
          <table:table-cell table:style-name="ce11" office:value-type="float" office:value="0.1212">
            <text:p>0.1212</text:p>
          </table:table-cell>
          <table:table-cell table:style-name="ce11" office:value-type="float" office:value="0.0007">
            <text:p>0.0007</text:p>
          </table:table-cell>
          <table:table-cell table:style-name="ce11" office:value-type="float" office:value="0.1209">
            <text:p>0.1209</text:p>
          </table:table-cell>
          <table:table-cell table:style-name="ce11" office:value-type="float" office:value="0.0105">
            <text:p>0.0105</text:p>
          </table:table-cell>
          <table:table-cell table:style-name="ce11" office:value-type="float" office:value="0.1206">
            <text:p>0.1206</text:p>
          </table:table-cell>
          <table:table-cell table:style-name="ce11" office:value-type="float" office:value="0.012">
            <text:p>0.0120</text:p>
          </table:table-cell>
          <table:table-cell table:style-name="ce11" office:value-type="float" office:value="0.1204">
            <text:p>0.1204</text:p>
          </table:table-cell>
          <table:table-cell table:style-name="ce11" office:value-type="float" office:value="0.0123">
            <text:p>0.0123</text:p>
          </table:table-cell>
          <table:table-cell table:style-name="ce11" office:value-type="float" office:value="0.1204">
            <text:p>0.1204</text:p>
          </table:table-cell>
          <table:table-cell table:style-name="ce11" office:value-type="float" office:value="0.0114">
            <text:p>0.0114</text:p>
          </table:table-cell>
          <table:table-cell table:style-name="ce11" office:value-type="float" office:value="0.1208">
            <text:p>0.1208</text:p>
          </table:table-cell>
          <table:table-cell table:style-name="ce11" office:value-type="float" office:value="0.0106">
            <text:p>0.0106</text:p>
          </table:table-cell>
          <table:table-cell table:style-name="ce11" table:number-columns-repeated="10"/>
          <table:table-cell table:number-columns-repeated="981"/>
        </table:table-row>
        <table:table-row table:style-name="ro1">
          <table:table-cell table:style-name="ce1" office:value-type="string">
            <text:p>Main (BS) rail Z (inches)</text:p>
          </table:table-cell>
          <table:table-cell table:style-name="ce6"/>
          <table:table-cell table:style-name="ce6" table:formula="of:=[.C4]+10" office:value-type="float" office:value="220">
            <text:p>220</text:p>
          </table:table-cell>
          <table:table-cell table:style-name="ce11" office:value-type="float" office:value="0.0818">
            <text:p>0.0818</text:p>
          </table:table-cell>
          <table:table-cell table:style-name="ce11" office:value-type="float" office:value="0.0881">
            <text:p>0.0881</text:p>
          </table:table-cell>
          <table:table-cell table:style-name="ce11" office:value-type="float" office:value="0.0816">
            <text:p>0.0816</text:p>
          </table:table-cell>
          <table:table-cell table:style-name="ce11" office:value-type="float" office:value="0.0496">
            <text:p>0.0496</text:p>
          </table:table-cell>
          <table:table-cell table:style-name="ce11" office:value-type="float" office:value="0.082">
            <text:p>0.0820</text:p>
          </table:table-cell>
          <table:table-cell table:style-name="ce11" office:value-type="float" office:value="0.0541">
            <text:p>0.0541</text:p>
          </table:table-cell>
          <table:table-cell table:style-name="ce11" office:value-type="float" office:value="0.0822">
            <text:p>0.0822</text:p>
          </table:table-cell>
          <table:table-cell table:style-name="ce11" office:value-type="float" office:value="0.0621">
            <text:p>0.0621</text:p>
          </table:table-cell>
          <table:table-cell table:style-name="ce11" office:value-type="float" office:value="0.0831">
            <text:p>0.0831</text:p>
          </table:table-cell>
          <table:table-cell table:style-name="ce11" office:value-type="float" office:value="0.0541">
            <text:p>0.0541</text:p>
          </table:table-cell>
          <table:table-cell table:style-name="ce11" office:value-type="float" office:value="0.0829">
            <text:p>0.0829</text:p>
          </table:table-cell>
          <table:table-cell table:style-name="ce11" office:value-type="float" office:value="0.0714">
            <text:p>0.0714</text:p>
          </table:table-cell>
          <table:table-cell table:style-name="ce11" office:value-type="float" office:value="0.0831">
            <text:p>0.0831</text:p>
          </table:table-cell>
          <table:table-cell table:style-name="ce11" office:value-type="float" office:value="0.0666">
            <text:p>0.0666</text:p>
          </table:table-cell>
          <table:table-cell table:style-name="ce11" office:value-type="float" office:value="0.083">
            <text:p>0.0830</text:p>
          </table:table-cell>
          <table:table-cell table:style-name="ce11" office:value-type="float" office:value="0.0116">
            <text:p>0.0116</text:p>
          </table:table-cell>
          <table:table-cell table:style-name="ce11" office:value-type="float" office:value="0.0828">
            <text:p>0.0828</text:p>
          </table:table-cell>
          <table:table-cell table:style-name="ce11" office:value-type="float" office:value="0.0303">
            <text:p>0.0303</text:p>
          </table:table-cell>
          <table:table-cell table:style-name="ce11" office:value-type="float" office:value="0.0836">
            <text:p>0.0836</text:p>
          </table:table-cell>
          <table:table-cell table:style-name="ce11" office:value-type="float" office:value="0.0072">
            <text:p>0.0072</text:p>
          </table:table-cell>
          <table:table-cell table:style-name="ce11" office:value-type="float" office:value="0.0834">
            <text:p>0.0834</text:p>
          </table:table-cell>
          <table:table-cell table:style-name="ce11" office:value-type="float" office:value="0.0648">
            <text:p>0.0648</text:p>
          </table:table-cell>
          <table:table-cell table:style-name="ce11" office:value-type="float" office:value="0.0827">
            <text:p>0.0827</text:p>
          </table:table-cell>
          <table:table-cell table:style-name="ce11" office:value-type="float" office:value="0.0708">
            <text:p>0.0708</text:p>
          </table:table-cell>
          <table:table-cell table:style-name="ce11" office:value-type="float" office:value="0.0828">
            <text:p>0.0828</text:p>
          </table:table-cell>
          <table:table-cell table:style-name="ce11" office:value-type="float" office:value="0.073">
            <text:p>0.0730</text:p>
          </table:table-cell>
          <table:table-cell table:style-name="ce11" office:value-type="float" office:value="0.0827">
            <text:p>0.0827</text:p>
          </table:table-cell>
          <table:table-cell table:style-name="ce11" office:value-type="float" office:value="0.0679">
            <text:p>0.0679</text:p>
          </table:table-cell>
          <table:table-cell table:style-name="ce11" office:value-type="float" office:value="0.0823">
            <text:p>0.0823</text:p>
          </table:table-cell>
          <table:table-cell table:style-name="ce11" office:value-type="float" office:value="0.0641">
            <text:p>0.0641</text:p>
          </table:table-cell>
          <table:table-cell table:style-name="ce11" table:number-columns-repeated="10"/>
          <table:table-cell table:number-columns-repeated="981"/>
        </table:table-row>
        <table:table-row table:style-name="ro1">
          <table:table-cell table:style-name="ce1" office:value-type="string">
            <text:p>Main (BS) rail 0 coordinate (inches)</text:p>
          </table:table-cell>
          <table:table-cell table:style-name="ce7"/>
          <table:table-cell table:style-name="ce6" table:formula="of:=[.C5]+10" office:value-type="float" office:value="230">
            <text:p>230</text:p>
          </table:table-cell>
          <table:table-cell table:style-name="ce11" office:value-type="float" office:value="0.169">
            <text:p>0.1690</text:p>
          </table:table-cell>
          <table:table-cell table:style-name="ce11" office:value-type="float" office:value="0.1017">
            <text:p>0.1017</text:p>
          </table:table-cell>
          <table:table-cell table:style-name="ce11" office:value-type="float" office:value="0.1693">
            <text:p>0.1693</text:p>
          </table:table-cell>
          <table:table-cell table:style-name="ce11" office:value-type="float" office:value="0.0619">
            <text:p>0.0619</text:p>
          </table:table-cell>
          <table:table-cell table:style-name="ce11" office:value-type="float" office:value="0.1692">
            <text:p>0.1692</text:p>
          </table:table-cell>
          <table:table-cell table:style-name="ce11" office:value-type="float" office:value="0.0646">
            <text:p>0.0646</text:p>
          </table:table-cell>
          <table:table-cell table:style-name="ce11" office:value-type="float" office:value="0.1697">
            <text:p>0.1697</text:p>
          </table:table-cell>
          <table:table-cell table:style-name="ce11" office:value-type="float" office:value="0.074">
            <text:p>0.0740</text:p>
          </table:table-cell>
          <table:table-cell table:style-name="ce11" office:value-type="float" office:value="0.1695">
            <text:p>0.1695</text:p>
          </table:table-cell>
          <table:table-cell table:style-name="ce11" office:value-type="float" office:value="0.0644">
            <text:p>0.0644</text:p>
          </table:table-cell>
          <table:table-cell table:style-name="ce11" office:value-type="float" office:value="0.1695">
            <text:p>0.1695</text:p>
          </table:table-cell>
          <table:table-cell table:style-name="ce11" office:value-type="float" office:value="0.0833">
            <text:p>0.0833</text:p>
          </table:table-cell>
          <table:table-cell table:style-name="ce11" office:value-type="float" office:value="0.1696">
            <text:p>0.1696</text:p>
          </table:table-cell>
          <table:table-cell table:style-name="ce11" office:value-type="float" office:value="0.0786">
            <text:p>0.0786</text:p>
          </table:table-cell>
          <table:table-cell table:style-name="ce11" office:value-type="float" office:value="0.1699">
            <text:p>0.1699</text:p>
          </table:table-cell>
          <table:table-cell table:style-name="ce11" office:value-type="float" office:value="0.0138">
            <text:p>0.0138</text:p>
          </table:table-cell>
          <table:table-cell table:style-name="ce11" office:value-type="float" office:value="0.1697">
            <text:p>0.1697</text:p>
          </table:table-cell>
          <table:table-cell table:style-name="ce11" office:value-type="float" office:value="0.0387">
            <text:p>0.0387</text:p>
          </table:table-cell>
          <table:table-cell table:style-name="ce11" office:value-type="float" office:value="0.1703">
            <text:p>0.1703</text:p>
          </table:table-cell>
          <table:table-cell table:style-name="ce11" office:value-type="float" office:value="0.0103">
            <text:p>0.0103</text:p>
          </table:table-cell>
          <table:table-cell table:style-name="ce11" office:value-type="float" office:value="0.1699">
            <text:p>0.1699</text:p>
          </table:table-cell>
          <table:table-cell table:style-name="ce11" office:value-type="float" office:value="0.077">
            <text:p>0.0770</text:p>
          </table:table-cell>
          <table:table-cell table:style-name="ce11" office:value-type="float" office:value="0.169">
            <text:p>0.1690</text:p>
          </table:table-cell>
          <table:table-cell table:style-name="ce11" office:value-type="float" office:value="0.0834">
            <text:p>0.0834</text:p>
          </table:table-cell>
          <table:table-cell table:style-name="ce11" office:value-type="float" office:value="0.1691">
            <text:p>0.1691</text:p>
          </table:table-cell>
          <table:table-cell table:style-name="ce11" office:value-type="float" office:value="0.0863">
            <text:p>0.0863</text:p>
          </table:table-cell>
          <table:table-cell table:style-name="ce11" office:value-type="float" office:value="0.1688">
            <text:p>0.1688</text:p>
          </table:table-cell>
          <table:table-cell table:style-name="ce11" office:value-type="float" office:value="0.0801">
            <text:p>0.0801</text:p>
          </table:table-cell>
          <table:table-cell table:style-name="ce11" office:value-type="float" office:value="0.1689">
            <text:p>0.1689</text:p>
          </table:table-cell>
          <table:table-cell table:style-name="ce11" office:value-type="float" office:value="0.0766">
            <text:p>0.0766</text:p>
          </table:table-cell>
          <table:table-cell table:style-name="ce11" table:number-columns-repeated="10"/>
          <table:table-cell table:number-columns-repeated="981"/>
        </table:table-row>
        <table:table-row table:style-name="ro1">
          <table:table-cell table:style-name="ce1" office:value-type="string">
            <text:p>Secondary Rail Z (inches)</text:p>
          </table:table-cell>
          <table:table-cell table:style-name="ce8"/>
          <table:table-cell table:style-name="ce6" table:formula="of:=[.C6]+10" office:value-type="float" office:value="240">
            <text:p>240</text:p>
          </table:table-cell>
          <table:table-cell table:style-name="ce11" office:value-type="float" office:value="0.1833">
            <text:p>0.1833</text:p>
          </table:table-cell>
          <table:table-cell table:style-name="ce11" office:value-type="float" office:value="0.1084">
            <text:p>0.1084</text:p>
          </table:table-cell>
          <table:table-cell table:style-name="ce11" office:value-type="float" office:value="0.1832">
            <text:p>0.1832</text:p>
          </table:table-cell>
          <table:table-cell table:style-name="ce11" office:value-type="float" office:value="0.0871">
            <text:p>0.0871</text:p>
          </table:table-cell>
          <table:table-cell table:style-name="ce11" office:value-type="float" office:value="0.1817">
            <text:p>0.1817</text:p>
          </table:table-cell>
          <table:table-cell table:style-name="ce11" office:value-type="float" office:value="0.0729">
            <text:p>0.0729</text:p>
          </table:table-cell>
          <table:table-cell table:style-name="ce11" office:value-type="float" office:value="0.1818">
            <text:p>0.1818</text:p>
          </table:table-cell>
          <table:table-cell table:style-name="ce11" office:value-type="float" office:value="0.0826">
            <text:p>0.0826</text:p>
          </table:table-cell>
          <table:table-cell table:style-name="ce11" office:value-type="float" office:value="0.1817">
            <text:p>0.1817</text:p>
          </table:table-cell>
          <table:table-cell table:style-name="ce11" office:value-type="float" office:value="0.0729">
            <text:p>0.0729</text:p>
          </table:table-cell>
          <table:table-cell table:style-name="ce11" office:value-type="float" office:value="0.1815">
            <text:p>0.1815</text:p>
          </table:table-cell>
          <table:table-cell table:style-name="ce11" office:value-type="float" office:value="0.0913">
            <text:p>0.0913</text:p>
          </table:table-cell>
          <table:table-cell table:style-name="ce11" office:value-type="float" office:value="0.1819">
            <text:p>0.1819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1823">
            <text:p>0.1823</text:p>
          </table:table-cell>
          <table:table-cell table:style-name="ce11" office:value-type="float" office:value="0.0154">
            <text:p>0.0154</text:p>
          </table:table-cell>
          <table:table-cell table:style-name="ce11" office:value-type="float" office:value="0.1817">
            <text:p>0.1817</text:p>
          </table:table-cell>
          <table:table-cell table:style-name="ce11" office:value-type="float" office:value="0.0465">
            <text:p>0.0465</text:p>
          </table:table-cell>
          <table:table-cell table:style-name="ce11" office:value-type="float" office:value="0.1824">
            <text:p>0.1824</text:p>
          </table:table-cell>
          <table:table-cell table:style-name="ce11" office:value-type="float" office:value="0.012">
            <text:p>0.0120</text:p>
          </table:table-cell>
          <table:table-cell table:style-name="ce11" office:value-type="float" office:value="0.1818">
            <text:p>0.1818</text:p>
          </table:table-cell>
          <table:table-cell table:style-name="ce11" office:value-type="float" office:value="0.0859">
            <text:p>0.0859</text:p>
          </table:table-cell>
          <table:table-cell table:style-name="ce11" office:value-type="float" office:value="0.181">
            <text:p>0.1810</text:p>
          </table:table-cell>
          <table:table-cell table:style-name="ce11" office:value-type="float" office:value="0.0918">
            <text:p>0.0918</text:p>
          </table:table-cell>
          <table:table-cell table:style-name="ce11" office:value-type="float" office:value="0.1808">
            <text:p>0.1808</text:p>
          </table:table-cell>
          <table:table-cell table:style-name="ce11" office:value-type="float" office:value="0.095">
            <text:p>0.0950</text:p>
          </table:table-cell>
          <table:table-cell table:style-name="ce11" office:value-type="float" office:value="0.1808">
            <text:p>0.1808</text:p>
          </table:table-cell>
          <table:table-cell table:style-name="ce11" office:value-type="float" office:value="0.0889">
            <text:p>0.0889</text:p>
          </table:table-cell>
          <table:table-cell table:style-name="ce11" office:value-type="float" office:value="0.1808">
            <text:p>0.1808</text:p>
          </table:table-cell>
          <table:table-cell table:style-name="ce11" office:value-type="float" office:value="0.0852">
            <text:p>0.0852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style-name="ce2" office:value-type="string">
            <text:p>Secondary rail 0 coordinate (inches)</text:p>
          </table:table-cell>
          <table:table-cell table:style-name="ce8"/>
          <table:table-cell table:style-name="ce6" table:formula="of:=[.C7]+10" office:value-type="float" office:value="250">
            <text:p>250</text:p>
          </table:table-cell>
          <table:table-cell table:style-name="ce11" office:value-type="float" office:value="0.103">
            <text:p>0.1030</text:p>
          </table:table-cell>
          <table:table-cell table:style-name="ce11" office:value-type="float" office:value="0.1545">
            <text:p>0.1545</text:p>
          </table:table-cell>
          <table:table-cell table:style-name="ce11" office:value-type="float" office:value="0.1031">
            <text:p>0.1031</text:p>
          </table:table-cell>
          <table:table-cell table:style-name="ce11" office:value-type="float" office:value="0.1374">
            <text:p>0.1374</text:p>
          </table:table-cell>
          <table:table-cell table:style-name="ce11" office:value-type="float" office:value="0.1024">
            <text:p>0.1024</text:p>
          </table:table-cell>
          <table:table-cell table:style-name="ce11" office:value-type="float" office:value="0.105">
            <text:p>0.1050</text:p>
          </table:table-cell>
          <table:table-cell table:style-name="ce11" office:value-type="float" office:value="0.1033">
            <text:p>0.1033</text:p>
          </table:table-cell>
          <table:table-cell table:style-name="ce11" office:value-type="float" office:value="0.1188">
            <text:p>0.1188</text:p>
          </table:table-cell>
          <table:table-cell table:style-name="ce11" office:value-type="float" office:value="0.103">
            <text:p>0.1030</text:p>
          </table:table-cell>
          <table:table-cell table:style-name="ce11" office:value-type="float" office:value="0.1055">
            <text:p>0.1055</text:p>
          </table:table-cell>
          <table:table-cell table:style-name="ce11" office:value-type="float" office:value="0.103">
            <text:p>0.1030</text:p>
          </table:table-cell>
          <table:table-cell table:style-name="ce11" office:value-type="float" office:value="0.1294">
            <text:p>0.1294</text:p>
          </table:table-cell>
          <table:table-cell table:style-name="ce11" office:value-type="float" office:value="0.103">
            <text:p>0.1030</text:p>
          </table:table-cell>
          <table:table-cell table:style-name="ce11" office:value-type="float" office:value="0.1244">
            <text:p>0.1244</text:p>
          </table:table-cell>
          <table:table-cell table:style-name="ce11" office:value-type="float" office:value="0.1032">
            <text:p>0.1032</text:p>
          </table:table-cell>
          <table:table-cell table:style-name="ce11" office:value-type="float" office:value="0.0223">
            <text:p>0.0223</text:p>
          </table:table-cell>
          <table:table-cell table:style-name="ce11" office:value-type="float" office:value="0.1033">
            <text:p>0.1033</text:p>
          </table:table-cell>
          <table:table-cell table:style-name="ce11" office:value-type="float" office:value="0.0702">
            <text:p>0.0702</text:p>
          </table:table-cell>
          <table:table-cell table:style-name="ce11" office:value-type="float" office:value="0.1035">
            <text:p>0.1035</text:p>
          </table:table-cell>
          <table:table-cell table:style-name="ce11" office:value-type="float" office:value="0.0208">
            <text:p>0.0208</text:p>
          </table:table-cell>
          <table:table-cell table:style-name="ce11" office:value-type="float" office:value="0.1032">
            <text:p>0.1032</text:p>
          </table:table-cell>
          <table:table-cell table:style-name="ce11" office:value-type="float" office:value="0.1229">
            <text:p>0.1229</text:p>
          </table:table-cell>
          <table:table-cell table:style-name="ce11" office:value-type="float" office:value="0.1027">
            <text:p>0.1027</text:p>
          </table:table-cell>
          <table:table-cell table:style-name="ce11" office:value-type="float" office:value="0.1301">
            <text:p>0.1301</text:p>
          </table:table-cell>
          <table:table-cell table:style-name="ce11" office:value-type="float" office:value="0.1026">
            <text:p>0.1026</text:p>
          </table:table-cell>
          <table:table-cell table:style-name="ce11" office:value-type="float" office:value="0.1347">
            <text:p>0.1347</text:p>
          </table:table-cell>
          <table:table-cell table:style-name="ce11" office:value-type="float" office:value="0.1026">
            <text:p>0.1026</text:p>
          </table:table-cell>
          <table:table-cell table:style-name="ce11" office:value-type="float" office:value="0.1262">
            <text:p>0.1262</text:p>
          </table:table-cell>
          <table:table-cell table:style-name="ce11" office:value-type="float" office:value="0.1027">
            <text:p>0.1027</text:p>
          </table:table-cell>
          <table:table-cell table:style-name="ce11" office:value-type="float" office:value="0.1217">
            <text:p>0.1217</text:p>
          </table:table-cell>
          <table:table-cell table:style-name="ce11" table:number-columns-repeated="10"/>
          <table:table-cell table:number-columns-repeated="981"/>
        </table:table-row>
        <table:table-row table:style-name="ro3">
          <table:table-cell table:style-name="ce1" office:value-type="string">
            <text:p>Lens offset from the back of the clamping ring to the front of thespacer (inches)</text:p>
          </table:table-cell>
          <table:table-cell table:style-name="ce6"/>
          <table:table-cell table:style-name="ce6" table:formula="of:=[.C8]+10" office:value-type="float" office:value="260">
            <text:p>260</text:p>
          </table:table-cell>
          <table:table-cell table:style-name="ce11" office:value-type="float" office:value="0.1131">
            <text:p>0.1131</text:p>
          </table:table-cell>
          <table:table-cell table:style-name="ce11" office:value-type="float" office:value="0.1067">
            <text:p>0.1067</text:p>
          </table:table-cell>
          <table:table-cell table:style-name="ce11" office:value-type="float" office:value="0.1129">
            <text:p>0.1129</text:p>
          </table:table-cell>
          <table:table-cell table:style-name="ce11" office:value-type="float" office:value="0.0982">
            <text:p>0.0982</text:p>
          </table:table-cell>
          <table:table-cell table:style-name="ce11" office:value-type="float" office:value="0.1123">
            <text:p>0.1123</text:p>
          </table:table-cell>
          <table:table-cell table:style-name="ce11" office:value-type="float" office:value="0.0734">
            <text:p>0.0734</text:p>
          </table:table-cell>
          <table:table-cell table:style-name="ce11" office:value-type="float" office:value="0.1129">
            <text:p>0.1129</text:p>
          </table:table-cell>
          <table:table-cell table:style-name="ce11" office:value-type="float" office:value="0.0832">
            <text:p>0.0832</text:p>
          </table:table-cell>
          <table:table-cell table:style-name="ce11" office:value-type="float" office:value="0.1127">
            <text:p>0.1127</text:p>
          </table:table-cell>
          <table:table-cell table:style-name="ce11" office:value-type="float" office:value="0.0742">
            <text:p>0.0742</text:p>
          </table:table-cell>
          <table:table-cell table:style-name="ce11" office:value-type="float" office:value="0.1127">
            <text:p>0.1127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1128">
            <text:p>0.1128</text:p>
          </table:table-cell>
          <table:table-cell table:style-name="ce11" office:value-type="float" office:value="0.0866">
            <text:p>0.0866</text:p>
          </table:table-cell>
          <table:table-cell table:style-name="ce11" office:value-type="float" office:value="0.1132">
            <text:p>0.1132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1128">
            <text:p>0.1128</text:p>
          </table:table-cell>
          <table:table-cell table:style-name="ce11" office:value-type="float" office:value="0.0522">
            <text:p>0.0522</text:p>
          </table:table-cell>
          <table:table-cell table:style-name="ce11" office:value-type="float" office:value="0.1132">
            <text:p>0.1132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1131">
            <text:p>0.1131</text:p>
          </table:table-cell>
          <table:table-cell table:style-name="ce11" office:value-type="float" office:value="0.0858">
            <text:p>0.0858</text:p>
          </table:table-cell>
          <table:table-cell table:style-name="ce11" office:value-type="float" office:value="0.1123">
            <text:p>0.1123</text:p>
          </table:table-cell>
          <table:table-cell table:style-name="ce11" office:value-type="float" office:value="0.09">
            <text:p>0.0900</text:p>
          </table:table-cell>
          <table:table-cell table:style-name="ce11" office:value-type="float" office:value="0.1125">
            <text:p>0.1125</text:p>
          </table:table-cell>
          <table:table-cell table:style-name="ce11" office:value-type="float" office:value="0.0934">
            <text:p>0.0934</text:p>
          </table:table-cell>
          <table:table-cell table:style-name="ce11" office:value-type="float" office:value="0.1124">
            <text:p>0.1124</text:p>
          </table:table-cell>
          <table:table-cell table:style-name="ce11" office:value-type="float" office:value="0.088">
            <text:p>0.0880</text:p>
          </table:table-cell>
          <table:table-cell table:style-name="ce11" office:value-type="float" office:value="0.1125">
            <text:p>0.1125</text:p>
          </table:table-cell>
          <table:table-cell table:style-name="ce11" office:value-type="float" office:value="0.0845">
            <text:p>0.0845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/>
          <table:table-cell table:style-name="ce9"/>
          <table:table-cell table:style-name="ce6" table:formula="of:=[.C9]+10" office:value-type="float" office:value="270">
            <text:p>270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849">
            <text:p>0.0849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787">
            <text:p>0.0787</text:p>
          </table:table-cell>
          <table:table-cell table:style-name="ce11" office:value-type="float" office:value="0.0912">
            <text:p>0.0912</text:p>
          </table:table-cell>
          <table:table-cell table:style-name="ce11" office:value-type="float" office:value="0.0575">
            <text:p>0.0575</text:p>
          </table:table-cell>
          <table:table-cell table:style-name="ce11" office:value-type="float" office:value="0.0919">
            <text:p>0.0919</text:p>
          </table:table-cell>
          <table:table-cell table:style-name="ce11" office:value-type="float" office:value="0.0661">
            <text:p>0.0661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586">
            <text:p>0.0586</text:p>
          </table:table-cell>
          <table:table-cell table:style-name="ce11" office:value-type="float" office:value="0.0915">
            <text:p>0.0915</text:p>
          </table:table-cell>
          <table:table-cell table:style-name="ce11" office:value-type="float" office:value="0.0711">
            <text:p>0.0711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682">
            <text:p>0.0682</text:p>
          </table:table-cell>
          <table:table-cell table:style-name="ce11" office:value-type="float" office:value="0.0918">
            <text:p>0.0918</text:p>
          </table:table-cell>
          <table:table-cell table:style-name="ce11" office:value-type="float" office:value="0.0129">
            <text:p>0.0129</text:p>
          </table:table-cell>
          <table:table-cell table:style-name="ce11" office:value-type="float" office:value="0.0918">
            <text:p>0.0918</text:p>
          </table:table-cell>
          <table:table-cell table:style-name="ce11" office:value-type="float" office:value="0.0434">
            <text:p>0.0434</text:p>
          </table:table-cell>
          <table:table-cell table:style-name="ce11" office:value-type="float" office:value="0.092">
            <text:p>0.0920</text:p>
          </table:table-cell>
          <table:table-cell table:style-name="ce11" office:value-type="float" office:value="0.0128">
            <text:p>0.0128</text:p>
          </table:table-cell>
          <table:table-cell table:style-name="ce11" office:value-type="float" office:value="0.0919">
            <text:p>0.0919</text:p>
          </table:table-cell>
          <table:table-cell table:style-name="ce11" office:value-type="float" office:value="0.0679">
            <text:p>0.0679</text:p>
          </table:table-cell>
          <table:table-cell table:style-name="ce11" office:value-type="float" office:value="0.0915">
            <text:p>0.0915</text:p>
          </table:table-cell>
          <table:table-cell table:style-name="ce11" office:value-type="float" office:value="0.0709">
            <text:p>0.0709</text:p>
          </table:table-cell>
          <table:table-cell table:style-name="ce11" office:value-type="float" office:value="0.0914">
            <text:p>0.0914</text:p>
          </table:table-cell>
          <table:table-cell table:style-name="ce11" office:value-type="float" office:value="0.0735">
            <text:p>0.0735</text:p>
          </table:table-cell>
          <table:table-cell table:style-name="ce11" office:value-type="float" office:value="0.0915">
            <text:p>0.0915</text:p>
          </table:table-cell>
          <table:table-cell table:style-name="ce11" office:value-type="float" office:value="0.0699">
            <text:p>0.0699</text:p>
          </table:table-cell>
          <table:table-cell table:style-name="ce11" office:value-type="float" office:value="0.0916">
            <text:p>0.0916</text:p>
          </table:table-cell>
          <table:table-cell table:style-name="ce11" office:value-type="float" office:value="0.0668">
            <text:p>0.0668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0]+10" office:value-type="float" office:value="280">
            <text:p>280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0641">
            <text:p>0.0641</text:p>
          </table:table-cell>
          <table:table-cell table:style-name="ce11" office:value-type="float" office:value="0.087">
            <text:p>0.0870</text:p>
          </table:table-cell>
          <table:table-cell table:style-name="ce11" office:value-type="float" office:value="0.0595">
            <text:p>0.0595</text:p>
          </table:table-cell>
          <table:table-cell table:style-name="ce11" office:value-type="float" office:value="0.0869">
            <text:p>0.0869</text:p>
          </table:table-cell>
          <table:table-cell table:style-name="ce11" office:value-type="float" office:value="0.0427">
            <text:p>0.0427</text:p>
          </table:table-cell>
          <table:table-cell table:style-name="ce11" office:value-type="float" office:value="0.0874">
            <text:p>0.0874</text:p>
          </table:table-cell>
          <table:table-cell table:style-name="ce11" office:value-type="float" office:value="0.0496">
            <text:p>0.0496</text:p>
          </table:table-cell>
          <table:table-cell table:style-name="ce11" office:value-type="float" office:value="0.0873">
            <text:p>0.0873</text:p>
          </table:table-cell>
          <table:table-cell table:style-name="ce11" office:value-type="float" office:value="0.0438">
            <text:p>0.0438</text:p>
          </table:table-cell>
          <table:table-cell table:style-name="ce11" office:value-type="float" office:value="0.0874">
            <text:p>0.0874</text:p>
          </table:table-cell>
          <table:table-cell table:style-name="ce11" office:value-type="float" office:value="0.0536">
            <text:p>0.0536</text:p>
          </table:table-cell>
          <table:table-cell table:style-name="ce11" office:value-type="float" office:value="0.0874">
            <text:p>0.0874</text:p>
          </table:table-cell>
          <table:table-cell table:style-name="ce11" office:value-type="float" office:value="0.051">
            <text:p>0.0510</text:p>
          </table:table-cell>
          <table:table-cell table:style-name="ce11" office:value-type="float" office:value="0.0874">
            <text:p>0.0874</text:p>
          </table:table-cell>
          <table:table-cell table:style-name="ce11" office:value-type="float" office:value="0.0103">
            <text:p>0.0103</text:p>
          </table:table-cell>
          <table:table-cell table:style-name="ce11" office:value-type="float" office:value="0.0875">
            <text:p>0.0875</text:p>
          </table:table-cell>
          <table:table-cell table:style-name="ce11" office:value-type="float" office:value="0.0342">
            <text:p>0.0342</text:p>
          </table:table-cell>
          <table:table-cell table:style-name="ce11" office:value-type="float" office:value="0.0877">
            <text:p>0.0877</text:p>
          </table:table-cell>
          <table:table-cell table:style-name="ce11" office:value-type="float" office:value="0.0095">
            <text:p>0.0095</text:p>
          </table:table-cell>
          <table:table-cell table:style-name="ce11" office:value-type="float" office:value="0.0876">
            <text:p>0.0876</text:p>
          </table:table-cell>
          <table:table-cell table:style-name="ce11" office:value-type="float" office:value="0.0509">
            <text:p>0.0509</text:p>
          </table:table-cell>
          <table:table-cell table:style-name="ce11" office:value-type="float" office:value="0.0874">
            <text:p>0.0874</text:p>
          </table:table-cell>
          <table:table-cell table:style-name="ce11" office:value-type="float" office:value="0.0532">
            <text:p>0.0532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0551">
            <text:p>0.0551</text:p>
          </table:table-cell>
          <table:table-cell table:style-name="ce11" office:value-type="float" office:value="0.0871">
            <text:p>0.0871</text:p>
          </table:table-cell>
          <table:table-cell table:style-name="ce11" office:value-type="float" office:value="0.0526">
            <text:p>0.0526</text:p>
          </table:table-cell>
          <table:table-cell table:style-name="ce11" office:value-type="float" office:value="0.0872">
            <text:p>0.0872</text:p>
          </table:table-cell>
          <table:table-cell table:style-name="ce11" office:value-type="float" office:value="0.05">
            <text:p>0.0500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1]+10" office:value-type="float" office:value="290">
            <text:p>290</text:p>
          </table:table-cell>
          <table:table-cell table:style-name="ce11" office:value-type="float" office:value="0.0726">
            <text:p>0.0726</text:p>
          </table:table-cell>
          <table:table-cell table:style-name="ce11" office:value-type="float" office:value="0.0608">
            <text:p>0.0608</text:p>
          </table:table-cell>
          <table:table-cell table:style-name="ce11" office:value-type="float" office:value="0.0728">
            <text:p>0.0728</text:p>
          </table:table-cell>
          <table:table-cell table:style-name="ce11" office:value-type="float" office:value="0.0565">
            <text:p>0.0565</text:p>
          </table:table-cell>
          <table:table-cell table:style-name="ce11" office:value-type="float" office:value="0.0724">
            <text:p>0.0724</text:p>
          </table:table-cell>
          <table:table-cell table:style-name="ce11" office:value-type="float" office:value="0.0424">
            <text:p>0.0424</text:p>
          </table:table-cell>
          <table:table-cell table:style-name="ce11" office:value-type="float" office:value="0.0729">
            <text:p>0.0729</text:p>
          </table:table-cell>
          <table:table-cell table:style-name="ce11" office:value-type="float" office:value="0.0486">
            <text:p>0.0486</text:p>
          </table:table-cell>
          <table:table-cell table:style-name="ce11" office:value-type="float" office:value="0.0727">
            <text:p>0.0727</text:p>
          </table:table-cell>
          <table:table-cell table:style-name="ce11" office:value-type="float" office:value="0.0435">
            <text:p>0.0435</text:p>
          </table:table-cell>
          <table:table-cell table:style-name="ce11" office:value-type="float" office:value="0.0727">
            <text:p>0.0727</text:p>
          </table:table-cell>
          <table:table-cell table:style-name="ce11" office:value-type="float" office:value="0.052">
            <text:p>0.0520</text:p>
          </table:table-cell>
          <table:table-cell table:style-name="ce11" office:value-type="float" office:value="0.073">
            <text:p>0.0730</text:p>
          </table:table-cell>
          <table:table-cell table:style-name="ce11" office:value-type="float" office:value="0.0494">
            <text:p>0.0494</text:p>
          </table:table-cell>
          <table:table-cell table:style-name="ce11" office:value-type="float" office:value="0.073">
            <text:p>0.0730</text:p>
          </table:table-cell>
          <table:table-cell table:style-name="ce11" office:value-type="float" office:value="0.0105">
            <text:p>0.0105</text:p>
          </table:table-cell>
          <table:table-cell table:style-name="ce11" office:value-type="float" office:value="0.073">
            <text:p>0.0730</text:p>
          </table:table-cell>
          <table:table-cell table:style-name="ce11" office:value-type="float" office:value="0.0348">
            <text:p>0.0348</text:p>
          </table:table-cell>
          <table:table-cell table:style-name="ce11" office:value-type="float" office:value="0.073">
            <text:p>0.0730</text:p>
          </table:table-cell>
          <table:table-cell table:style-name="ce11" office:value-type="float" office:value="0.0094">
            <text:p>0.0094</text:p>
          </table:table-cell>
          <table:table-cell table:style-name="ce11" office:value-type="float" office:value="0.0731">
            <text:p>0.0731</text:p>
          </table:table-cell>
          <table:table-cell table:style-name="ce11" office:value-type="float" office:value="0.0497">
            <text:p>0.0497</text:p>
          </table:table-cell>
          <table:table-cell table:style-name="ce11" office:value-type="float" office:value="0.0729">
            <text:p>0.0729</text:p>
          </table:table-cell>
          <table:table-cell table:style-name="ce11" office:value-type="float" office:value="0.0511">
            <text:p>0.0511</text:p>
          </table:table-cell>
          <table:table-cell table:style-name="ce11" office:value-type="float" office:value="0.0727">
            <text:p>0.0727</text:p>
          </table:table-cell>
          <table:table-cell table:style-name="ce11" office:value-type="float" office:value="0.053">
            <text:p>0.0530</text:p>
          </table:table-cell>
          <table:table-cell table:style-name="ce11" office:value-type="float" office:value="0.0727">
            <text:p>0.0727</text:p>
          </table:table-cell>
          <table:table-cell table:style-name="ce11" office:value-type="float" office:value="0.0511">
            <text:p>0.0511</text:p>
          </table:table-cell>
          <table:table-cell table:style-name="ce11" office:value-type="float" office:value="0.0729">
            <text:p>0.0729</text:p>
          </table:table-cell>
          <table:table-cell table:style-name="ce11" office:value-type="float" office:value="0.0484">
            <text:p>0.0484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2]+10" office:value-type="float" office:value="300">
            <text:p>300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62">
            <text:p>0.0620</text:p>
          </table:table-cell>
          <table:table-cell table:style-name="ce11" office:value-type="float" office:value="0.0581">
            <text:p>0.0581</text:p>
          </table:table-cell>
          <table:table-cell table:style-name="ce11" office:value-type="float" office:value="0.0567">
            <text:p>0.0567</text:p>
          </table:table-cell>
          <table:table-cell table:style-name="ce11" office:value-type="float" office:value="0.0578">
            <text:p>0.0578</text:p>
          </table:table-cell>
          <table:table-cell table:style-name="ce11" office:value-type="float" office:value="0.0431">
            <text:p>0.0431</text:p>
          </table:table-cell>
          <table:table-cell table:style-name="ce11" office:value-type="float" office:value="0.0583">
            <text:p>0.0583</text:p>
          </table:table-cell>
          <table:table-cell table:style-name="ce11" office:value-type="float" office:value="0.0496">
            <text:p>0.0496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446">
            <text:p>0.0446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529">
            <text:p>0.0529</text:p>
          </table:table-cell>
          <table:table-cell table:style-name="ce11" office:value-type="float" office:value="0.0584">
            <text:p>0.0584</text:p>
          </table:table-cell>
          <table:table-cell table:style-name="ce11" office:value-type="float" office:value="0.0504">
            <text:p>0.0504</text:p>
          </table:table-cell>
          <table:table-cell table:style-name="ce11" office:value-type="float" office:value="0.0584">
            <text:p>0.0584</text:p>
          </table:table-cell>
          <table:table-cell table:style-name="ce11" office:value-type="float" office:value="0.0114">
            <text:p>0.0114</text:p>
          </table:table-cell>
          <table:table-cell table:style-name="ce11" office:value-type="float" office:value="0.0584">
            <text:p>0.0584</text:p>
          </table:table-cell>
          <table:table-cell table:style-name="ce11" office:value-type="float" office:value="0.0363">
            <text:p>0.0363</text:p>
          </table:table-cell>
          <table:table-cell table:style-name="ce11" office:value-type="float" office:value="0.0587">
            <text:p>0.0587</text:p>
          </table:table-cell>
          <table:table-cell table:style-name="ce11" office:value-type="float" office:value="0.01">
            <text:p>0.0100</text:p>
          </table:table-cell>
          <table:table-cell table:style-name="ce11" office:value-type="float" office:value="0.0584">
            <text:p>0.0584</text:p>
          </table:table-cell>
          <table:table-cell table:style-name="ce11" office:value-type="float" office:value="0.0505">
            <text:p>0.0505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518">
            <text:p>0.0518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538">
            <text:p>0.0538</text:p>
          </table:table-cell>
          <table:table-cell table:style-name="ce11" office:value-type="float" office:value="0.0582">
            <text:p>0.0582</text:p>
          </table:table-cell>
          <table:table-cell table:style-name="ce11" office:value-type="float" office:value="0.0516">
            <text:p>0.0516</text:p>
          </table:table-cell>
          <table:table-cell table:style-name="ce11" office:value-type="float" office:value="0.0581">
            <text:p>0.0581</text:p>
          </table:table-cell>
          <table:table-cell table:style-name="ce11" office:value-type="float" office:value="0.0492">
            <text:p>0.0492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3]+10" office:value-type="float" office:value="310">
            <text:p>310</text:p>
          </table:table-cell>
          <table:table-cell table:style-name="ce11" office:value-type="float" office:value="0.0488">
            <text:p>0.0488</text:p>
          </table:table-cell>
          <table:table-cell table:style-name="ce11" office:value-type="float" office:value="0.0522">
            <text:p>0.0522</text:p>
          </table:table-cell>
          <table:table-cell table:style-name="ce11" office:value-type="float" office:value="0.0488">
            <text:p>0.0488</text:p>
          </table:table-cell>
          <table:table-cell table:style-name="ce11" office:value-type="float" office:value="0.047">
            <text:p>0.0470</text:p>
          </table:table-cell>
          <table:table-cell table:style-name="ce11" office:value-type="float" office:value="0.0484">
            <text:p>0.0484</text:p>
          </table:table-cell>
          <table:table-cell table:style-name="ce11" office:value-type="float" office:value="0.0357">
            <text:p>0.0357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368">
            <text:p>0.0368</text:p>
          </table:table-cell>
          <table:table-cell table:style-name="ce11" office:value-type="float" office:value="0.049">
            <text:p>0.0490</text:p>
          </table:table-cell>
          <table:table-cell table:style-name="ce11" office:value-type="float" office:value="0.0441">
            <text:p>0.0441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421">
            <text:p>0.0421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102">
            <text:p>0.0102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31">
            <text:p>0.0310</text:p>
          </table:table-cell>
          <table:table-cell table:style-name="ce11" office:value-type="float" office:value="0.0492">
            <text:p>0.0492</text:p>
          </table:table-cell>
          <table:table-cell table:style-name="ce11" office:value-type="float" office:value="0.0086">
            <text:p>0.0086</text:p>
          </table:table-cell>
          <table:table-cell table:style-name="ce11" office:value-type="float" office:value="0.0492">
            <text:p>0.0492</text:p>
          </table:table-cell>
          <table:table-cell table:style-name="ce11" office:value-type="float" office:value="0.0422">
            <text:p>0.0422</text:p>
          </table:table-cell>
          <table:table-cell table:style-name="ce11" office:value-type="float" office:value="0.0486">
            <text:p>0.0486</text:p>
          </table:table-cell>
          <table:table-cell table:style-name="ce11" office:value-type="float" office:value="0.0433">
            <text:p>0.0433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448">
            <text:p>0.0448</text:p>
          </table:table-cell>
          <table:table-cell table:style-name="ce11" office:value-type="float" office:value="0.0488">
            <text:p>0.0488</text:p>
          </table:table-cell>
          <table:table-cell table:style-name="ce11" office:value-type="float" office:value="0.0431">
            <text:p>0.0431</text:p>
          </table:table-cell>
          <table:table-cell table:style-name="ce11" office:value-type="float" office:value="0.0489">
            <text:p>0.0489</text:p>
          </table:table-cell>
          <table:table-cell table:style-name="ce11" office:value-type="float" office:value="0.0411">
            <text:p>0.0411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4]+10" office:value-type="float" office:value="320">
            <text:p>320</text:p>
          </table:table-cell>
          <table:table-cell table:style-name="ce11" office:value-type="float" office:value="0.041">
            <text:p>0.0410</text:p>
          </table:table-cell>
          <table:table-cell table:style-name="ce11" office:value-type="float" office:value="0.0433">
            <text:p>0.0433</text:p>
          </table:table-cell>
          <table:table-cell table:style-name="ce11" office:value-type="float" office:value="0.041">
            <text:p>0.0410</text:p>
          </table:table-cell>
          <table:table-cell table:style-name="ce11" office:value-type="float" office:value="0.038">
            <text:p>0.0380</text:p>
          </table:table-cell>
          <table:table-cell table:style-name="ce11" office:value-type="float" office:value="0.0409">
            <text:p>0.0409</text:p>
          </table:table-cell>
          <table:table-cell table:style-name="ce11" office:value-type="float" office:value="0.0298">
            <text:p>0.0298</text:p>
          </table:table-cell>
          <table:table-cell table:style-name="ce11" office:value-type="float" office:value="0.0412">
            <text:p>0.0412</text:p>
          </table:table-cell>
          <table:table-cell table:style-name="ce11" office:value-type="float" office:value="0.0344">
            <text:p>0.0344</text:p>
          </table:table-cell>
          <table:table-cell table:style-name="ce11" office:value-type="float" office:value="0.0411">
            <text:p>0.0411</text:p>
          </table:table-cell>
          <table:table-cell table:style-name="ce11" office:value-type="float" office:value="0.0308">
            <text:p>0.0308</text:p>
          </table:table-cell>
          <table:table-cell table:style-name="ce11" office:value-type="float" office:value="0.041">
            <text:p>0.0410</text:p>
          </table:table-cell>
          <table:table-cell table:style-name="ce11" office:value-type="float" office:value="0.0365">
            <text:p>0.0365</text:p>
          </table:table-cell>
          <table:table-cell table:style-name="ce11" office:value-type="float" office:value="0.0411">
            <text:p>0.0411</text:p>
          </table:table-cell>
          <table:table-cell table:style-name="ce11" office:value-type="float" office:value="0.035">
            <text:p>0.0350</text:p>
          </table:table-cell>
          <table:table-cell table:style-name="ce11" office:value-type="float" office:value="0.0412">
            <text:p>0.0412</text:p>
          </table:table-cell>
          <table:table-cell table:style-name="ce11" office:value-type="float" office:value="0.0092">
            <text:p>0.0092</text:p>
          </table:table-cell>
          <table:table-cell table:style-name="ce11" office:value-type="float" office:value="0.0411">
            <text:p>0.0411</text:p>
          </table:table-cell>
          <table:table-cell table:style-name="ce11" office:value-type="float" office:value="0.0264">
            <text:p>0.0264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074">
            <text:p>0.0074</text:p>
          </table:table-cell>
          <table:table-cell table:style-name="ce11" office:value-type="float" office:value="0.0413">
            <text:p>0.0413</text:p>
          </table:table-cell>
          <table:table-cell table:style-name="ce11" office:value-type="float" office:value="0.0351">
            <text:p>0.0351</text:p>
          </table:table-cell>
          <table:table-cell table:style-name="ce11" office:value-type="float" office:value="0.0411">
            <text:p>0.0411</text:p>
          </table:table-cell>
          <table:table-cell table:style-name="ce11" office:value-type="float" office:value="0.0358">
            <text:p>0.0358</text:p>
          </table:table-cell>
          <table:table-cell table:style-name="ce11" office:value-type="float" office:value="0.041">
            <text:p>0.0410</text:p>
          </table:table-cell>
          <table:table-cell table:style-name="ce11" office:value-type="float" office:value="0.0372">
            <text:p>0.0372</text:p>
          </table:table-cell>
          <table:table-cell table:style-name="ce11" office:value-type="float" office:value="0.041">
            <text:p>0.0410</text:p>
          </table:table-cell>
          <table:table-cell table:style-name="ce11" office:value-type="float" office:value="0.0356">
            <text:p>0.0356</text:p>
          </table:table-cell>
          <table:table-cell table:style-name="ce11" office:value-type="float" office:value="0.041">
            <text:p>0.0410</text:p>
          </table:table-cell>
          <table:table-cell table:style-name="ce11" office:value-type="float" office:value="0.0341">
            <text:p>0.0341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5]+10" office:value-type="float" office:value="330">
            <text:p>330</text:p>
          </table:table-cell>
          <table:table-cell table:style-name="ce11" office:value-type="float" office:value="0.0332">
            <text:p>0.0332</text:p>
          </table:table-cell>
          <table:table-cell table:style-name="ce11" office:value-type="float" office:value="0.0377">
            <text:p>0.0377</text:p>
          </table:table-cell>
          <table:table-cell table:style-name="ce11" office:value-type="float" office:value="0.0331">
            <text:p>0.0331</text:p>
          </table:table-cell>
          <table:table-cell table:style-name="ce11" office:value-type="float" office:value="0.0332">
            <text:p>0.0332</text:p>
          </table:table-cell>
          <table:table-cell table:style-name="ce11" office:value-type="float" office:value="0.0328">
            <text:p>0.0328</text:p>
          </table:table-cell>
          <table:table-cell table:style-name="ce11" office:value-type="float" office:value="0.0265">
            <text:p>0.0265</text:p>
          </table:table-cell>
          <table:table-cell table:style-name="ce11" office:value-type="float" office:value="0.0331">
            <text:p>0.0331</text:p>
          </table:table-cell>
          <table:table-cell table:style-name="ce11" office:value-type="float" office:value="0.0305">
            <text:p>0.0305</text:p>
          </table:table-cell>
          <table:table-cell table:style-name="ce11" office:value-type="float" office:value="0.0332">
            <text:p>0.0332</text:p>
          </table:table-cell>
          <table:table-cell table:style-name="ce11" office:value-type="float" office:value="0.0278">
            <text:p>0.0278</text:p>
          </table:table-cell>
          <table:table-cell table:style-name="ce11" office:value-type="float" office:value="0.0331">
            <text:p>0.0331</text:p>
          </table:table-cell>
          <table:table-cell table:style-name="ce11" office:value-type="float" office:value="0.032">
            <text:p>0.0320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31">
            <text:p>0.0310</text:p>
          </table:table-cell>
          <table:table-cell table:style-name="ce11" office:value-type="float" office:value="0.0331">
            <text:p>0.0331</text:p>
          </table:table-cell>
          <table:table-cell table:style-name="ce11" office:value-type="float" office:value="0.0087">
            <text:p>0.0087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237">
            <text:p>0.0237</text:p>
          </table:table-cell>
          <table:table-cell table:style-name="ce11" office:value-type="float" office:value="0.0333">
            <text:p>0.0333</text:p>
          </table:table-cell>
          <table:table-cell table:style-name="ce11" office:value-type="float" office:value="0.0066">
            <text:p>0.0066</text:p>
          </table:table-cell>
          <table:table-cell table:style-name="ce11" office:value-type="float" office:value="0.0334">
            <text:p>0.0334</text:p>
          </table:table-cell>
          <table:table-cell table:style-name="ce11" office:value-type="float" office:value="0.031">
            <text:p>0.0310</text:p>
          </table:table-cell>
          <table:table-cell table:style-name="ce11" office:value-type="float" office:value="0.0332">
            <text:p>0.0332</text:p>
          </table:table-cell>
          <table:table-cell table:style-name="ce11" office:value-type="float" office:value="0.0324">
            <text:p>0.0324</text:p>
          </table:table-cell>
          <table:table-cell table:style-name="ce11" office:value-type="float" office:value="0.033">
            <text:p>0.0330</text:p>
          </table:table-cell>
          <table:table-cell table:style-name="ce11" office:value-type="float" office:value="0.0326">
            <text:p>0.0326</text:p>
          </table:table-cell>
          <table:table-cell table:style-name="ce11" office:value-type="float" office:value="0.033">
            <text:p>0.0330</text:p>
          </table:table-cell>
          <table:table-cell table:style-name="ce11" office:value-type="float" office:value="0.0313">
            <text:p>0.0313</text:p>
          </table:table-cell>
          <table:table-cell table:style-name="ce11" office:value-type="float" office:value="0.033">
            <text:p>0.0330</text:p>
          </table:table-cell>
          <table:table-cell table:style-name="ce11" office:value-type="float" office:value="0.0301">
            <text:p>0.0301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6]+10" office:value-type="float" office:value="340">
            <text:p>340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345">
            <text:p>0.0345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288">
            <text:p>0.0288</text:p>
          </table:table-cell>
          <table:table-cell table:style-name="ce11" office:value-type="float" office:value="0.0254">
            <text:p>0.0254</text:p>
          </table:table-cell>
          <table:table-cell table:style-name="ce11" office:value-type="float" office:value="0.0248">
            <text:p>0.0248</text:p>
          </table:table-cell>
          <table:table-cell table:style-name="ce11" office:value-type="float" office:value="0.0261">
            <text:p>0.0261</text:p>
          </table:table-cell>
          <table:table-cell table:style-name="ce11" office:value-type="float" office:value="0.0282">
            <text:p>0.0282</text:p>
          </table:table-cell>
          <table:table-cell table:style-name="ce11" office:value-type="float" office:value="0.0255">
            <text:p>0.0255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294">
            <text:p>0.0294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285">
            <text:p>0.0285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084">
            <text:p>0.0084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221">
            <text:p>0.0221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061">
            <text:p>0.0061</text:p>
          </table:table-cell>
          <table:table-cell table:style-name="ce11" office:value-type="float" office:value="0.0258">
            <text:p>0.0258</text:p>
          </table:table-cell>
          <table:table-cell table:style-name="ce11" office:value-type="float" office:value="0.0285">
            <text:p>0.0285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288">
            <text:p>0.0288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3">
            <text:p>0.0300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286">
            <text:p>0.0286</text:p>
          </table:table-cell>
          <table:table-cell table:style-name="ce11" office:value-type="float" office:value="0.0259">
            <text:p>0.0259</text:p>
          </table:table-cell>
          <table:table-cell table:style-name="ce11" office:value-type="float" office:value="0.0275">
            <text:p>0.0275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7]+10" office:value-type="float" office:value="350">
            <text:p>350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99">
            <text:p>0.0299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247">
            <text:p>0.0247</text:p>
          </table:table-cell>
          <table:table-cell table:style-name="ce11" office:value-type="float" office:value="0.0194">
            <text:p>0.0194</text:p>
          </table:table-cell>
          <table:table-cell table:style-name="ce11" office:value-type="float" office:value="0.0219">
            <text:p>0.0219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247">
            <text:p>0.0247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29">
            <text:p>0.0229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57">
            <text:p>0.0257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49">
            <text:p>0.0249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077">
            <text:p>0.0077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195">
            <text:p>0.0195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054">
            <text:p>0.0054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248">
            <text:p>0.0248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51">
            <text:p>0.0251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26">
            <text:p>0.0260</text:p>
          </table:table-cell>
          <table:table-cell table:style-name="ce11" office:value-type="float" office:value="0.0197">
            <text:p>0.0197</text:p>
          </table:table-cell>
          <table:table-cell table:style-name="ce11" office:value-type="float" office:value="0.0249">
            <text:p>0.0249</text:p>
          </table:table-cell>
          <table:table-cell table:style-name="ce11" office:value-type="float" office:value="0.0197">
            <text:p>0.0197</text:p>
          </table:table-cell>
          <table:table-cell table:style-name="ce11" office:value-type="float" office:value="0.024">
            <text:p>0.0240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8]+10" office:value-type="float" office:value="360">
            <text:p>36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38">
            <text:p>0.0238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76">
            <text:p>0.0176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97">
            <text:p>0.0197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85">
            <text:p>0.0185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203">
            <text:p>0.0203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066">
            <text:p>0.0066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045">
            <text:p>0.004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99">
            <text:p>0.0199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2">
            <text:p>0.020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208">
            <text:p>0.0208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98">
            <text:p>0.0198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92">
            <text:p>0.0192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19]+10" office:value-type="float" office:value="370">
            <text:p>370</text:p>
          </table:table-cell>
          <table:table-cell table:style-name="ce11" office:value-type="float" office:value="0.0149">
            <text:p>0.0149</text:p>
          </table:table-cell>
          <table:table-cell table:style-name="ce11" office:value-type="float" office:value="0.0195">
            <text:p>0.0195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66">
            <text:p>0.0166</text:p>
          </table:table-cell>
          <table:table-cell table:style-name="ce11" office:value-type="float" office:value="0.0147">
            <text:p>0.0147</text:p>
          </table:table-cell>
          <table:table-cell table:style-name="ce11" office:value-type="float" office:value="0.0144">
            <text:p>0.0144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8">
            <text:p>0.0168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058">
            <text:p>0.0058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32">
            <text:p>0.0132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038">
            <text:p>0.0038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1">
            <text:p>0.0151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7">
            <text:p>0.0170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48">
            <text:p>0.0148</text:p>
          </table:table-cell>
          <table:table-cell table:style-name="ce11" office:value-type="float" office:value="0.0158">
            <text:p>0.0158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20]+10" office:value-type="float" office:value="380">
            <text:p>380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89">
            <text:p>0.018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39">
            <text:p>0.013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6">
            <text:p>0.0156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6">
            <text:p>0.0146</text:p>
          </table:table-cell>
          <table:table-cell table:number-columns-repeated="2" table:style-name="ce11" office:value-type="float" office:value="0.0161">
            <text:p>0.0161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058">
            <text:p>0.0058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28">
            <text:p>0.0128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034">
            <text:p>0.0034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7">
            <text:p>0.0157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53">
            <text:p>0.0153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21]+10" office:value-type="float" office:value="390">
            <text:p>39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75">
            <text:p>0.017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53">
            <text:p>0.0153</text:p>
          </table:table-cell>
          <table:table-cell table:style-name="ce11" office:value-type="float" office:value="0.0158">
            <text:p>0.0158</text:p>
          </table:table-cell>
          <table:table-cell table:style-name="ce11" office:value-type="float" office:value="0.0129">
            <text:p>0.0129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44">
            <text:p>0.0144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36">
            <text:p>0.0136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7">
            <text:p>0.0147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6">
            <text:p>0.0146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057">
            <text:p>0.0057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19">
            <text:p>0.0119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032">
            <text:p>0.0032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45">
            <text:p>0.0145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5">
            <text:p>0.0145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5">
            <text:p>0.015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4">
            <text:p>0.0144</text:p>
          </table:table-cell>
          <table:table-cell table:style-name="ce11" office:value-type="float" office:value="0.016">
            <text:p>0.0160</text:p>
          </table:table-cell>
          <table:table-cell table:style-name="ce11" office:value-type="float" office:value="0.014">
            <text:p>0.0140</text:p>
          </table:table-cell>
          <table:table-cell table:style-name="ce11" table:number-columns-repeated="10"/>
          <table:table-cell table:number-columns-repeated="981"/>
        </table:table-row>
        <table:table-row table:style-name="ro2">
          <table:table-cell table:number-columns-repeated="2"/>
          <table:table-cell table:style-name="ce6" table:formula="of:=[.C22]+10" office:value-type="float" office:value="400">
            <text:p>40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7">
            <text:p>0.0170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52">
            <text:p>0.0152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27">
            <text:p>0.0127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41">
            <text:p>0.0141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31">
            <text:p>0.0131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44">
            <text:p>0.0144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42">
            <text:p>0.0142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059">
            <text:p>0.0059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16">
            <text:p>0.0116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032">
            <text:p>0.0032</text:p>
          </table:table-cell>
          <table:table-cell table:style-name="ce11" office:value-type="float" office:value="0.0165">
            <text:p>0.0165</text:p>
          </table:table-cell>
          <table:table-cell table:style-name="ce11" office:value-type="float" office:value="0.0141">
            <text:p>0.0141</text:p>
          </table:table-cell>
          <table:table-cell table:style-name="ce11" office:value-type="float" office:value="0.0162">
            <text:p>0.0162</text:p>
          </table:table-cell>
          <table:table-cell table:style-name="ce11" office:value-type="float" office:value="0.014">
            <text:p>0.0140</text:p>
          </table:table-cell>
          <table:table-cell table:style-name="ce11" office:value-type="float" office:value="0.0161">
            <text:p>0.0161</text:p>
          </table:table-cell>
          <table:table-cell table:style-name="ce11" office:value-type="float" office:value="0.0146">
            <text:p>0.0146</text:p>
          </table:table-cell>
          <table:table-cell table:style-name="ce11" office:value-type="float" office:value="0.0164">
            <text:p>0.0164</text:p>
          </table:table-cell>
          <table:table-cell table:style-name="ce11" office:value-type="float" office:value="0.0139">
            <text:p>0.0139</text:p>
          </table:table-cell>
          <table:table-cell table:style-name="ce11" office:value-type="float" office:value="0.0163">
            <text:p>0.0163</text:p>
          </table:table-cell>
          <table:table-cell table:style-name="ce11" office:value-type="float" office:value="0.0137">
            <text:p>0.0137</text:p>
          </table:table-cell>
          <table:table-cell table:style-name="ce11" table:number-columns-repeated="10"/>
          <table:table-cell table:number-columns-repeated="981"/>
        </table:table-row>
        <table:table-row table:style-name="ro1">
          <table:table-cell table:number-columns-repeated="2"/>
          <table:table-cell table:style-name="ce6" office:value-type="string">
            <text:p><text:span text:style-name="T1">Gimble angle:</text:span> </text:p>
          </table:table-cell>
          <table:table-cell table:style-name="ce11" table:number-columns-repeated="4"/>
          <table:table-cell table:style-name="ce11" office:value-type="string">
            <text:p>gimball angle 349*6'</text:p>
          </table:table-cell>
          <table:table-cell table:style-name="ce11"/>
          <table:table-cell table:style-name="ce11" office:value-type="string">
            <text:p>gimball angle</text:p>
          </table:table-cell>
          <table:table-cell table:style-name="ce11"/>
          <table:table-cell table:style-name="ce11" office:value-type="string">
            <text:p>gimball angle </text:p>
          </table:table-cell>
          <table:table-cell table:style-name="ce11"/>
          <table:table-cell table:style-name="ce11" office:value-type="string">
            <text:p>gimball angle</text:p>
          </table:table-cell>
          <table:table-cell table:style-name="ce11"/>
          <table:table-cell table:style-name="ce11" office:value-type="string">
            <text:p>gimball angle</text:p>
          </table:table-cell>
          <table:table-cell table:style-name="ce11"/>
          <table:table-cell table:style-name="ce13" office:value-type="string">
            <text:p>big refl spot</text:p>
          </table:table-cell>
          <table:table-cell table:style-name="ce11" table:number-columns-repeated="25"/>
          <table:table-cell table:number-columns-repeated="981"/>
        </table:table-row>
        <table:table-row table:style-name="ro1">
          <table:table-cell table:number-columns-repeated="2"/>
          <table:table-cell table:style-name="ce2" office:value-type="string">
            <text:p>Diod position:</text:p>
          </table:table-cell>
          <table:table-cell table:style-name="ce11" table:number-columns-repeated="4"/>
          <table:table-cell table:style-name="ce11" office:value-type="string">
            <text:p>rail of the diod 7</text:p>
          </table:table-cell>
          <table:table-cell table:style-name="ce11"/>
          <table:table-cell table:style-name="ce11" office:value-type="string">
            <text:p>rail of the diod</text:p>
          </table:table-cell>
          <table:table-cell table:style-name="ce11"/>
          <table:table-cell table:style-name="ce13" office:value-type="string">
            <text:p>rail of the diod </text:p>
          </table:table-cell>
          <table:table-cell table:style-name="ce11"/>
          <table:table-cell table:style-name="ce13" office:value-type="string">
            <text:p>rail of the diod</text:p>
          </table:table-cell>
          <table:table-cell table:style-name="ce11"/>
          <table:table-cell table:style-name="ce13" office:value-type="string">
            <text:p>rail of the diod</text:p>
          </table:table-cell>
          <table:table-cell table:style-name="ce11" table:number-columns-repeated="27"/>
          <table:table-cell table:number-columns-repeated="981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40"/>
          <table:table-cell table:number-columns-repeated="981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style-name="ce11" table:number-columns-repeated="32"/>
          <table:table-cell table:number-columns-repeated="989"/>
        </table:table-row>
        <table:table-row table:style-name="ro4">
          <table:table-cell table:number-columns-repeated="3"/>
          <table:table-cell table:style-name="ce11" table:number-columns-repeated="32"/>
          <table:table-cell table:number-columns-repeated="989"/>
        </table:table-row>
        <table:table-row table:style-name="ro2">
          <table:table-cell table:style-name="ce1"/>
          <table:table-cell table:style-name="ce2"/>
          <table:table-cell table:style-name="ce2" office:value-type="string">
            <text:p>VIS Measurements</text:p>
          </table:table-cell>
          <table:table-cell table:style-name="ce12" office:value-type="string">
            <text:p>Beamsplitter Calibration</text:p>
          </table:table-cell>
          <table:table-cell table:style-name="ce12" table:number-columns-repeated="3"/>
          <table:table-cell table:style-name="ce15"/>
          <table:table-cell table:style-name="ce12"/>
          <table:table-cell table:style-name="ce15"/>
          <table:table-cell table:style-name="ce12" table:number-columns-repeated="3"/>
          <table:table-cell table:style-name="ce13"/>
          <table:table-cell table:style-name="ce12"/>
          <table:table-cell table:style-name="ce18"/>
          <table:table-cell table:style-name="ce12" table:number-columns-repeated="9"/>
          <table:table-cell table:style-name="ce2" table:number-columns-repeated="999"/>
        </table:table-row>
        <table:table-row table:style-name="ro4">
          <table:table-cell table:style-name="ce1"/>
          <table:table-cell table:style-name="ce2"/>
          <table:table-cell table:style-name="ce2" office:value-type="string">
            <text:p>Lambda (nm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TRANSMIT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office:value-type="string">
            <text:p>Incident current (nA)</text:p>
          </table:table-cell>
          <table:table-cell table:style-name="ce12" office:value-type="string">
            <text:p>Reflected current (nA)</text:p>
          </table:table-cell>
          <table:table-cell table:style-name="ce12" table:number-columns-repeated="6"/>
          <table:table-cell table:style-name="ce2" table:number-columns-repeated="999"/>
        </table:table-row>
        <table:table-row table:style-name="ro2">
          <table:table-cell table:number-columns-repeated="2"/>
          <table:table-cell table:style-name="ce6" office:value-type="float" office:value="370">
            <text:p>37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380">
            <text:p>38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390">
            <text:p>39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00">
            <text:p>40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10">
            <text:p>41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20">
            <text:p>42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30">
            <text:p>43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40">
            <text:p>44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50">
            <text:p>45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60">
            <text:p>46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70">
            <text:p>47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80">
            <text:p>48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490">
            <text:p>49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500">
            <text:p>50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510">
            <text:p>510</text:p>
          </table:table-cell>
          <table:table-cell table:style-name="ce11" table:number-columns-repeated="22"/>
          <table:table-cell table:number-columns-repeated="999"/>
        </table:table-row>
        <table:table-row table:style-name="ro2">
          <table:table-cell table:number-columns-repeated="2"/>
          <table:table-cell table:style-name="ce6" office:value-type="float" office:value="520">
            <text:p>52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30">
            <text:p>53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40">
            <text:p>54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50">
            <text:p>55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60">
            <text:p>56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70">
            <text:p>57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80">
            <text:p>58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590">
            <text:p>59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600">
            <text:p>60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610">
            <text:p>61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620">
            <text:p>62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630">
            <text:p>63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640">
            <text:p>640</text:p>
          </table:table-cell>
          <table:table-cell table:style-name="ce6" table:number-columns-repeated="8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float" office:value="650">
            <text:p>650</text:p>
          </table:table-cell>
          <table:table-cell table:style-name="ce6" table:number-columns-repeated="8"/>
          <table:table-cell table:number-columns-repeated="1013"/>
        </table:table-row>
        <table:table-row table:style-name="ro5">
          <table:table-cell table:number-columns-repeated="2"/>
          <table:table-cell table:style-name="ce6" office:value-type="string">
            <text:p>Notes</text:p>
          </table:table-cell>
          <table:table-cell table:number-columns-repeated="2"/>
          <table:table-cell table:style-name="ce13" office:value-type="string">
            <text:p>Gimball angle</text:p>
          </table:table-cell>
          <table:table-cell/>
          <table:table-cell office:value-type="string">
            <text:p>Gimball angle</text:p>
          </table:table-cell>
          <table:table-cell/>
          <table:table-cell table:style-name="ce17" office:value-type="string">
            <text:p>Gimball angle</text:p>
          </table:table-cell>
          <table:table-cell/>
          <table:table-cell table:style-name="ce17" office:value-type="string">
            <text:p>Gimball angle</text:p>
          </table:table-cell>
          <table:table-cell/>
          <table:table-cell table:style-name="ce17" office:value-type="string">
            <text:p>Gimball angle</text:p>
          </table:table-cell>
          <table:table-cell/>
          <table:table-cell table:style-name="ce17" office:value-type="string">
            <text:p>Gimball angle</text:p>
          </table:table-cell>
          <table:table-cell table:number-columns-repeated="1008"/>
        </table:table-row>
        <table:table-row table:style-name="ro5">
          <table:table-cell table:number-columns-repeated="2"/>
          <table:table-cell table:style-name="ce6" office:value-type="string">
            <text:p>Notes</text:p>
          </table:table-cell>
          <table:table-cell table:number-columns-repeated="2"/>
          <table:table-cell table:style-name="ce13" office:value-type="string">
            <text:p>rail of the diod</text:p>
          </table:table-cell>
          <table:table-cell/>
          <table:table-cell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/>
          <table:table-cell table:style-name="ce13" office:value-type="string">
            <text:p>rail of the diod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" office:value-type="string">
            <text:p>Notes</text:p>
          </table:table-cell>
          <table:table-cell table:number-columns-repeated="1021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shapes>
          <draw:frame draw:z-index="0" draw:style-name="gr1" draw:text-style-name="P1" svg:width="10.2465in" svg:height="6.3268in" svg:x="21.2067in" svg:y="4.3224in">
            <draw:object draw:notify-on-update-of-ranges="Sheet2.N1:Sheet2.N1 Sheet2.N2:Sheet2.N22 Sheet2.O1:Sheet2.O1 Sheet2.O2:Sheet2.O22 Sheet2.P1:Sheet2.P1 Sheet2.P2:Sheet2.P22 Sheet2.Q1:Sheet2.Q1 Sheet2.Q2:Sheet2.Q22 Sheet2.R1:Sheet2.R1 Sheet2.R2:Sheet2.R22 Sheet2.S1:Sheet2.S1 Sheet2.S2:Sheet2.S22 Sheet2.T1:Sheet2.T1 Sheet2.T2:Sheet2.T22 Sheet2.U1:Sheet2.U1 Sheet2.U2:Sheet2.U22 Sheet2.V1:Sheet2.V1 Sheet2.V2:Sheet2.V22 Sheet2.W1:Sheet2.W1 Sheet2.W2:Sheet2.W22 Sheet2.X1:Sheet2.X1 Sheet2.X2:Sheet2.X22 Sheet2.Y1:Sheet2.Y1 Sheet2.Y2:Sheet2.Y22 Sheet2.Z1:Sheet2.Z1 Sheet2.Z2:Sheet2.Z22 Sheet2.AA1:Sheet2.AA1 Sheet2.AA2:Sheet2.AA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ce20"/>
        <table:table-column table:style-name="co7" table:default-cell-style-name="ce20"/>
        <table:table-column table:style-name="co8" table:number-columns-repeated="2" table:default-cell-style-name="ce20"/>
        <table:table-column table:style-name="co9" table:default-cell-style-name="ce20"/>
        <table:table-column table:style-name="co10" table:default-cell-style-name="ce20"/>
        <table:table-column table:style-name="co6" table:default-cell-style-name="ce20"/>
        <table:table-column table:style-name="co7" table:number-columns-repeated="6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7" table:number-columns-repeated="997" table:default-cell-style-name="ce20"/>
        <table:table-row table:style-name="ro2">
          <table:table-cell table:number-columns-repeated="13"/>
          <table:table-cell table:style-name="ce24" office:value-type="string">
            <text:p>Control</text:p>
          </table:table-cell>
          <table:table-cell table:style-name="ce14" office:value-type="string">
            <text:p>ECI I 421 (small) front</text:p>
          </table:table-cell>
          <table:table-cell table:style-name="ce14" office:value-type="string">
            <text:p>ECI I 421(small) back</text:p>
          </table:table-cell>
          <table:table-cell table:style-name="ce14" office:value-type="string">
            <text:p>ECI I 421(small) front -II</text:p>
          </table:table-cell>
          <table:table-cell table:style-name="ce14" office:value-type="string">
            <text:p>ECI I 420 (big) front</text:p>
          </table:table-cell>
          <table:table-cell table:style-name="ce14" office:value-type="string">
            <text:p>ECI I 420 (big) back</text:p>
          </table:table-cell>
          <table:table-cell table:style-name="ce14" office:value-type="string">
            <text:p>U5-4L (front) old</text:p>
          </table:table-cell>
          <table:table-cell table:style-name="ce14" office:value-type="string">
            <text:p>U5-4L (back)</text:p>
          </table:table-cell>
          <table:table-cell table:style-name="ce14" office:value-type="string">
            <text:p>U5-12L(front) -1</text:p>
          </table:table-cell>
          <table:table-cell table:style-name="ce14" office:value-type="string">
            <text:p>U5-12L(back)</text:p>
          </table:table-cell>
          <table:table-cell table:style-name="ce14" office:value-type="string">
            <text:p>U5-12L(middle, other side)</text:p>
          </table:table-cell>
          <table:table-cell table:style-name="ce14" office:value-type="string">
            <text:p>U5-11L(front)</text:p>
          </table:table-cell>
          <table:table-cell table:style-name="ce14" office:value-type="string">
            <text:p>U5-11L(back)</text:p>
          </table:table-cell>
          <table:table-cell table:style-name="ce14" office:value-type="string">
            <text:p>U5-12L(front)-2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office:value-type="float" office:value="200">
            <text:p>200</text:p>
          </table:table-cell>
          <table:table-cell table:style-name="ce6" table:formula="of:=[$Sheet1.G3]/[$Sheet1.F3]*[$Sheet1.D3]/[$Sheet1.E3]" office:value-type="float" office:value="0.618781094527363">
            <text:p>0.6187810945</text:p>
          </table:table-cell>
          <table:table-cell table:style-name="ce23" table:formula="of:=[$Sheet1.I3]/[$Sheet1.H3]*[$Sheet1.D3]/[$Sheet1.E3]" office:value-type="float" office:value="0.600845410628019">
            <text:p>0.6008454106</text:p>
          </table:table-cell>
          <table:table-cell table:style-name="ce22" table:formula="of:=[$Sheet1.K3]/[$Sheet1.J3]*[$Sheet1.D3]/[$Sheet1.E3]" office:value-type="float" office:value="0.622848200312989">
            <text:p>0.6228482003</text:p>
          </table:table-cell>
          <table:table-cell table:style-name="ce22" table:formula="of:=[$Sheet1.M3]/[$Sheet1.L3]*[$Sheet1.D3]/[$Sheet1.E3]" office:value-type="float" office:value="0.581191588785047">
            <text:p>0.5811915888</text:p>
          </table:table-cell>
          <table:table-cell table:style-name="ce23" table:formula="of:=[$Sheet1.O3]/[$Sheet1.N3]*[$Sheet1.D3]/[$Sheet1.E3]" office:value-type="float" office:value="0.774922118380062">
            <text:p>0.7749221184</text:p>
          </table:table-cell>
          <table:table-cell table:style-name="ce23" table:formula="of:=[$Sheet1.Q3]/[$Sheet1.P3]*[$Sheet1.D3]/[$Sheet1.E3]" office:value-type="float" office:value="0.704009433962264">
            <text:p>0.704009434</text:p>
          </table:table-cell>
          <table:table-cell table:style-name="ce23" table:formula="of:=[$Sheet1.S3]/[$Sheet1.R3]*[$Sheet1.D3]/[$Sheet1.E3]" office:value-type="float" office:value="0.116784037558685">
            <text:p>0.1167840376</text:p>
          </table:table-cell>
          <table:table-cell table:style-name="ce22" table:formula="of:=[$Sheet1.U3]/[$Sheet1.T3]*[$Sheet1.D3]/[$Sheet1.E3]" office:value-type="float" office:value="0.271222741433022">
            <text:p>0.2712227414</text:p>
          </table:table-cell>
          <table:table-cell table:style-name="ce22" table:formula="of:=[$Sheet1.W3]/[$Sheet1.V3]*[$Sheet1.D3]/[$Sheet1.E3]" office:value-type="float" office:value="0.0385658914728682">
            <text:p>0.0385658915</text:p>
          </table:table-cell>
          <table:table-cell table:style-name="ce23" table:formula="of:=[$Sheet1.Y3]/[$Sheet1.X3]*[$Sheet1.D3]/[$Sheet1.E3]" office:value-type="float" office:value="0.65562015503876">
            <text:p>0.655620155</text:p>
          </table:table-cell>
          <table:table-cell table:style-name="ce23" table:formula="of:=[$Sheet1.AA3]/[$Sheet1.Z3]*[$Sheet1.D3]/[$Sheet1.E3]" office:value-type="float" office:value="0.771317829457364">
            <text:p>0.7713178295</text:p>
          </table:table-cell>
          <table:table-cell table:style-name="ce23" table:formula="of:=[$Sheet1.AC3]/[$Sheet1.AB3]*[$Sheet1.D3]/[$Sheet1.E3]" office:value-type="float" office:value="0.774922118380062">
            <text:p>0.7749221184</text:p>
          </table:table-cell>
          <table:table-cell table:style-name="ce23" table:formula="of:=[$Sheet1.AE3]/[$Sheet1.AD3]*[$Sheet1.D3]/[$Sheet1.E3]" office:value-type="float" office:value="0.736176012461059">
            <text:p>0.7361760125</text:p>
          </table:table-cell>
          <table:table-cell table:style-name="ce22" table:formula="of:=[$Sheet1.AG3]/[$Sheet1.AF3]*[$Sheet1.D3]/[$Sheet1.E3]" office:value-type="float" office:value="0.658683800623053">
            <text:p>0.6586838006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2]+10" office:value-type="float" office:value="210">
            <text:p>210</text:p>
          </table:table-cell>
          <table:table-cell table:style-name="ce6" table:formula="of:=[$Sheet1.G4]/[$Sheet1.F4]*[$Sheet1.D4]/[$Sheet1.E4]" office:value-type="float" office:value="0.647058823529412">
            <text:p>0.6470588235</text:p>
          </table:table-cell>
          <table:table-cell table:style-name="ce23" table:formula="of:=[$Sheet1.I4]/[$Sheet1.H4]*[$Sheet1.D4]/[$Sheet1.E4]" office:value-type="float" office:value="0.566260142691548">
            <text:p>0.5662601427</text:p>
          </table:table-cell>
          <table:table-cell table:style-name="ce22" table:formula="of:=[$Sheet1.K4]/[$Sheet1.J4]*[$Sheet1.D4]/[$Sheet1.E4]" office:value-type="float" office:value="0.646566870475789">
            <text:p>0.6465668705</text:p>
          </table:table-cell>
          <table:table-cell table:style-name="ce22" table:formula="of:=[$Sheet1.M4]/[$Sheet1.L4]*[$Sheet1.D4]/[$Sheet1.E4]" office:value-type="float" office:value="0.563445262114788">
            <text:p>0.5634452621</text:p>
          </table:table-cell>
          <table:table-cell table:style-name="ce23" table:formula="of:=[$Sheet1.O4]/[$Sheet1.N4]*[$Sheet1.D4]/[$Sheet1.E4]" office:value-type="float" office:value="0.776522529541618">
            <text:p>0.7765225295</text:p>
          </table:table-cell>
          <table:table-cell table:style-name="ce23" table:formula="of:=[$Sheet1.Q4]/[$Sheet1.P4]*[$Sheet1.D4]/[$Sheet1.E4]" office:value-type="float" office:value="0.70534129766697">
            <text:p>0.7053412977</text:p>
          </table:table-cell>
          <table:table-cell table:style-name="ce23" table:formula="of:=[$Sheet1.S4]/[$Sheet1.R4]*[$Sheet1.D4]/[$Sheet1.E4]" office:value-type="float" office:value="0.123051264140011">
            <text:p>0.1230512641</text:p>
          </table:table-cell>
          <table:table-cell table:style-name="ce22" table:formula="of:=[$Sheet1.U4]/[$Sheet1.T4]*[$Sheet1.D4]/[$Sheet1.E4]" office:value-type="float" office:value="0.317080032896161">
            <text:p>0.3170800329</text:p>
          </table:table-cell>
          <table:table-cell table:style-name="ce22" table:formula="of:=[$Sheet1.W4]/[$Sheet1.V4]*[$Sheet1.D4]/[$Sheet1.E4]" office:value-type="float" office:value="0.045147652020104">
            <text:p>0.045147652</text:p>
          </table:table-cell>
          <table:table-cell table:style-name="ce23" table:formula="of:=[$Sheet1.Y4]/[$Sheet1.X4]*[$Sheet1.D4]/[$Sheet1.E4]" office:value-type="float" office:value="0.678895213999578">
            <text:p>0.678895214</text:p>
          </table:table-cell>
          <table:table-cell table:style-name="ce23" table:formula="of:=[$Sheet1.AA4]/[$Sheet1.Z4]*[$Sheet1.D4]/[$Sheet1.E4]" office:value-type="float" office:value="0.777810294930576">
            <text:p>0.7778102949</text:p>
          </table:table-cell>
          <table:table-cell table:style-name="ce23" table:formula="of:=[$Sheet1.AC4]/[$Sheet1.AB4]*[$Sheet1.D4]/[$Sheet1.E4]" office:value-type="float" office:value="0.798579897075109">
            <text:p>0.7985798971</text:p>
          </table:table-cell>
          <table:table-cell table:style-name="ce23" table:formula="of:=[$Sheet1.AE4]/[$Sheet1.AD4]*[$Sheet1.D4]/[$Sheet1.E4]" office:value-type="float" office:value="0.740147221679369">
            <text:p>0.7401472217</text:p>
          </table:table-cell>
          <table:table-cell table:style-name="ce22" table:formula="of:=[$Sheet1.AG4]/[$Sheet1.AF4]*[$Sheet1.D4]/[$Sheet1.E4]" office:value-type="float" office:value="0.685928234428429">
            <text:p>0.6859282344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3]+10" office:value-type="float" office:value="220">
            <text:p>220</text:p>
          </table:table-cell>
          <table:table-cell table:style-name="ce6" table:formula="of:=[$Sheet1.G5]/[$Sheet1.F5]*[$Sheet1.D5]/[$Sheet1.E5]" office:value-type="float" office:value="0.564376488393314">
            <text:p>0.5643764884</text:p>
          </table:table-cell>
          <table:table-cell table:style-name="ce23" table:formula="of:=[$Sheet1.I5]/[$Sheet1.H5]*[$Sheet1.D5]/[$Sheet1.E5]" office:value-type="float" office:value="0.612577171174663">
            <text:p>0.6125771712</text:p>
          </table:table-cell>
          <table:table-cell table:style-name="ce22" table:formula="of:=[$Sheet1.K5]/[$Sheet1.J5]*[$Sheet1.D5]/[$Sheet1.E5]" office:value-type="float" office:value="0.70145074028352">
            <text:p>0.7014507403</text:p>
          </table:table-cell>
          <table:table-cell table:style-name="ce22" table:formula="of:=[$Sheet1.M5]/[$Sheet1.L5]*[$Sheet1.D5]/[$Sheet1.E5]" office:value-type="float" office:value="0.604468448090522">
            <text:p>0.6044684481</text:p>
          </table:table-cell>
          <table:table-cell table:style-name="ce23" table:formula="of:=[$Sheet1.O5]/[$Sheet1.N5]*[$Sheet1.D5]/[$Sheet1.E5]" office:value-type="float" office:value="0.799688915847081">
            <text:p>0.7996889158</text:p>
          </table:table-cell>
          <table:table-cell table:style-name="ce23" table:formula="of:=[$Sheet1.Q5]/[$Sheet1.P5]*[$Sheet1.D5]/[$Sheet1.E5]" office:value-type="float" office:value="0.744133061789811">
            <text:p>0.7441330618</text:p>
          </table:table-cell>
          <table:table-cell table:style-name="ce23" table:formula="of:=[$Sheet1.S5]/[$Sheet1.R5]*[$Sheet1.D5]/[$Sheet1.E5]" office:value-type="float" office:value="0.129764916647293">
            <text:p>0.1297649166</text:p>
          </table:table-cell>
          <table:table-cell table:style-name="ce22" table:formula="of:=[$Sheet1.U5]/[$Sheet1.T5]*[$Sheet1.D5]/[$Sheet1.E5]" office:value-type="float" office:value="0.339773643257826">
            <text:p>0.3397736433</text:p>
          </table:table-cell>
          <table:table-cell table:style-name="ce22" table:formula="of:=[$Sheet1.W5]/[$Sheet1.V5]*[$Sheet1.D5]/[$Sheet1.E5]" office:value-type="float" office:value="0.079965676237855">
            <text:p>0.0799656762</text:p>
          </table:table-cell>
          <table:table-cell table:style-name="ce23" table:formula="of:=[$Sheet1.Y5]/[$Sheet1.X5]*[$Sheet1.D5]/[$Sheet1.E5]" office:value-type="float" office:value="0.721416964045109">
            <text:p>0.721416964</text:p>
          </table:table-cell>
          <table:table-cell table:style-name="ce23" table:formula="of:=[$Sheet1.AA5]/[$Sheet1.Z5]*[$Sheet1.D5]/[$Sheet1.E5]" office:value-type="float" office:value="0.794886540660209">
            <text:p>0.7948865407</text:p>
          </table:table-cell>
          <table:table-cell table:style-name="ce23" table:formula="of:=[$Sheet1.AC5]/[$Sheet1.AB5]*[$Sheet1.D5]/[$Sheet1.E5]" office:value-type="float" office:value="0.81859656626473">
            <text:p>0.8185965663</text:p>
          </table:table-cell>
          <table:table-cell table:style-name="ce23" table:formula="of:=[$Sheet1.AE5]/[$Sheet1.AD5]*[$Sheet1.D5]/[$Sheet1.E5]" office:value-type="float" office:value="0.762327628684014">
            <text:p>0.7623276287</text:p>
          </table:table-cell>
          <table:table-cell table:style-name="ce22" table:formula="of:=[$Sheet1.AG5]/[$Sheet1.AF5]*[$Sheet1.D5]/[$Sheet1.E5]" office:value-type="float" office:value="0.723161987303172">
            <text:p>0.7231619873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4]+10" office:value-type="float" office:value="230">
            <text:p>230</text:p>
          </table:table-cell>
          <table:table-cell table:style-name="ce6" table:formula="of:=[$Sheet1.G6]/[$Sheet1.F6]*[$Sheet1.D6]/[$Sheet1.E6]" office:value-type="float" office:value="0.607574366310233">
            <text:p>0.6075743663</text:p>
          </table:table-cell>
          <table:table-cell table:style-name="ce23" table:formula="of:=[$Sheet1.I6]/[$Sheet1.H6]*[$Sheet1.D6]/[$Sheet1.E6]" office:value-type="float" office:value="0.634450743971864">
            <text:p>0.634450744</text:p>
          </table:table-cell>
          <table:table-cell table:style-name="ce22" table:formula="of:=[$Sheet1.K6]/[$Sheet1.J6]*[$Sheet1.D6]/[$Sheet1.E6]" office:value-type="float" office:value="0.724628863822965">
            <text:p>0.7246288638</text:p>
          </table:table-cell>
          <table:table-cell table:style-name="ce22" table:formula="of:=[$Sheet1.M6]/[$Sheet1.L6]*[$Sheet1.D6]/[$Sheet1.E6]" office:value-type="float" office:value="0.631367055049411">
            <text:p>0.631367055</text:p>
          </table:table-cell>
          <table:table-cell table:style-name="ce23" table:formula="of:=[$Sheet1.O6]/[$Sheet1.N6]*[$Sheet1.D6]/[$Sheet1.E6]" office:value-type="float" office:value="0.816659560335651">
            <text:p>0.8166595603</text:p>
          </table:table-cell>
          <table:table-cell table:style-name="ce23" table:formula="of:=[$Sheet1.Q6]/[$Sheet1.P6]*[$Sheet1.D6]/[$Sheet1.E6]" office:value-type="float" office:value="0.770127177603384">
            <text:p>0.7701271776</text:p>
          </table:table-cell>
          <table:table-cell table:style-name="ce23" table:formula="of:=[$Sheet1.S6]/[$Sheet1.R6]*[$Sheet1.D6]/[$Sheet1.E6]" office:value-type="float" office:value="0.134974416670573">
            <text:p>0.1349744167</text:p>
          </table:table-cell>
          <table:table-cell table:style-name="ce22" table:formula="of:=[$Sheet1.U6]/[$Sheet1.T6]*[$Sheet1.D6]/[$Sheet1.E6]" office:value-type="float" office:value="0.378961311215523">
            <text:p>0.3789613112</text:p>
          </table:table-cell>
          <table:table-cell table:style-name="ce22" table:formula="of:=[$Sheet1.W6]/[$Sheet1.V6]*[$Sheet1.D6]/[$Sheet1.E6]" office:value-type="float" office:value="0.100505152859405">
            <text:p>0.1005051529</text:p>
          </table:table-cell>
          <table:table-cell table:style-name="ce23" table:formula="of:=[$Sheet1.Y6]/[$Sheet1.X6]*[$Sheet1.D6]/[$Sheet1.E6]" office:value-type="float" office:value="0.753118122002474">
            <text:p>0.753118122</text:p>
          </table:table-cell>
          <table:table-cell table:style-name="ce23" table:formula="of:=[$Sheet1.AA6]/[$Sheet1.Z6]*[$Sheet1.D6]/[$Sheet1.E6]" office:value-type="float" office:value="0.820058997050147">
            <text:p>0.8200589971</text:p>
          </table:table-cell>
          <table:table-cell table:style-name="ce23" table:formula="of:=[$Sheet1.AC6]/[$Sheet1.AB6]*[$Sheet1.D6]/[$Sheet1.E6]" office:value-type="float" office:value="0.848072419954796">
            <text:p>0.84807242</text:p>
          </table:table-cell>
          <table:table-cell table:style-name="ce23" table:formula="of:=[$Sheet1.AE6]/[$Sheet1.AD6]*[$Sheet1.D6]/[$Sheet1.E6]" office:value-type="float" office:value="0.788543807406786">
            <text:p>0.7885438074</text:p>
          </table:table-cell>
          <table:table-cell table:style-name="ce22" table:formula="of:=[$Sheet1.AG6]/[$Sheet1.AF6]*[$Sheet1.D6]/[$Sheet1.E6]" office:value-type="float" office:value="0.753641615333877">
            <text:p>0.7536416153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5]+10" office:value-type="float" office:value="240">
            <text:p>240</text:p>
          </table:table-cell>
          <table:table-cell table:style-name="ce6" table:formula="of:=[$Sheet1.G7]/[$Sheet1.F7]*[$Sheet1.D7]/[$Sheet1.E7]" office:value-type="float" office:value="0.803944129779726">
            <text:p>0.8039441298</text:p>
          </table:table-cell>
          <table:table-cell table:style-name="ce23" table:formula="of:=[$Sheet1.I7]/[$Sheet1.H7]*[$Sheet1.D7]/[$Sheet1.E7]" office:value-type="float" office:value="0.678431155527846">
            <text:p>0.6784311555</text:p>
          </table:table-cell>
          <table:table-cell table:style-name="ce22" table:formula="of:=[$Sheet1.K7]/[$Sheet1.J7]*[$Sheet1.D7]/[$Sheet1.E7]" office:value-type="float" office:value="0.768279687747372">
            <text:p>0.7682796877</text:p>
          </table:table-cell>
          <table:table-cell table:style-name="ce22" table:formula="of:=[$Sheet1.M7]/[$Sheet1.L7]*[$Sheet1.D7]/[$Sheet1.E7]" office:value-type="float" office:value="0.678431155527846">
            <text:p>0.6784311555</text:p>
          </table:table-cell>
          <table:table-cell table:style-name="ce23" table:formula="of:=[$Sheet1.O7]/[$Sheet1.N7]*[$Sheet1.D7]/[$Sheet1.E7]" office:value-type="float" office:value="0.85060382422006">
            <text:p>0.8506038242</text:p>
          </table:table-cell>
          <table:table-cell table:style-name="ce23" table:formula="of:=[$Sheet1.Q7]/[$Sheet1.P7]*[$Sheet1.D7]/[$Sheet1.E7]" office:value-type="float" office:value="0.808760135429832">
            <text:p>0.8087601354</text:p>
          </table:table-cell>
          <table:table-cell table:style-name="ce23" table:formula="of:=[$Sheet1.S7]/[$Sheet1.R7]*[$Sheet1.D7]/[$Sheet1.E7]" office:value-type="float" office:value="0.142845720832414">
            <text:p>0.1428457208</text:p>
          </table:table-cell>
          <table:table-cell table:style-name="ce22" table:formula="of:=[$Sheet1.U7]/[$Sheet1.T7]*[$Sheet1.D7]/[$Sheet1.E7]" office:value-type="float" office:value="0.432744152702947">
            <text:p>0.4327441527</text:p>
          </table:table-cell>
          <table:table-cell table:style-name="ce22" table:formula="of:=[$Sheet1.W7]/[$Sheet1.V7]*[$Sheet1.D7]/[$Sheet1.E7]" office:value-type="float" office:value="0.111247329578559">
            <text:p>0.1112473296</text:p>
          </table:table-cell>
          <table:table-cell table:style-name="ce23" table:formula="of:=[$Sheet1.Y7]/[$Sheet1.X7]*[$Sheet1.D7]/[$Sheet1.E7]" office:value-type="float" office:value="0.798973670429773">
            <text:p>0.7989736704</text:p>
          </table:table-cell>
          <table:table-cell table:style-name="ce23" table:formula="of:=[$Sheet1.AA7]/[$Sheet1.Z7]*[$Sheet1.D7]/[$Sheet1.E7]" office:value-type="float" office:value="0.857624717131149">
            <text:p>0.8576247171</text:p>
          </table:table-cell>
          <table:table-cell table:style-name="ce23" table:formula="of:=[$Sheet1.AC7]/[$Sheet1.AB7]*[$Sheet1.D7]/[$Sheet1.E7]" office:value-type="float" office:value="0.888501902165039">
            <text:p>0.8885019022</text:p>
          </table:table-cell>
          <table:table-cell table:style-name="ce23" table:formula="of:=[$Sheet1.AE7]/[$Sheet1.AD7]*[$Sheet1.D7]/[$Sheet1.E7]" office:value-type="float" office:value="0.831450727394442">
            <text:p>0.8314507274</text:p>
          </table:table-cell>
          <table:table-cell table:style-name="ce22" table:formula="of:=[$Sheet1.AG7]/[$Sheet1.AF7]*[$Sheet1.D7]/[$Sheet1.E7]" office:value-type="float" office:value="0.796845916468014">
            <text:p>0.7968459165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6]+10" office:value-type="float" office:value="250">
            <text:p>250</text:p>
          </table:table-cell>
          <table:table-cell table:style-name="ce6" table:formula="of:=[$Sheet1.G8]/[$Sheet1.F8]*[$Sheet1.D8]/[$Sheet1.E8]" office:value-type="float" office:value="0.888457807953443">
            <text:p>0.888457808</text:p>
          </table:table-cell>
          <table:table-cell table:style-name="ce23" table:formula="of:=[$Sheet1.I8]/[$Sheet1.H8]*[$Sheet1.D8]/[$Sheet1.E8]" office:value-type="float" office:value="0.68359375">
            <text:p>0.68359375</text:p>
          </table:table-cell>
          <table:table-cell table:style-name="ce22" table:formula="of:=[$Sheet1.K8]/[$Sheet1.J8]*[$Sheet1.D8]/[$Sheet1.E8]" office:value-type="float" office:value="0.766698935140368">
            <text:p>0.7666989351</text:p>
          </table:table-cell>
          <table:table-cell table:style-name="ce22" table:formula="of:=[$Sheet1.M8]/[$Sheet1.L8]*[$Sheet1.D8]/[$Sheet1.E8]" office:value-type="float" office:value="0.68284789644013">
            <text:p>0.6828478964</text:p>
          </table:table-cell>
          <table:table-cell table:style-name="ce23" table:formula="of:=[$Sheet1.O8]/[$Sheet1.N8]*[$Sheet1.D8]/[$Sheet1.E8]" office:value-type="float" office:value="0.837540453074434">
            <text:p>0.8375404531</text:p>
          </table:table-cell>
          <table:table-cell table:style-name="ce23" table:formula="of:=[$Sheet1.Q8]/[$Sheet1.P8]*[$Sheet1.D8]/[$Sheet1.E8]" office:value-type="float" office:value="0.805177993527508">
            <text:p>0.8051779935</text:p>
          </table:table-cell>
          <table:table-cell table:style-name="ce23" table:formula="of:=[$Sheet1.S8]/[$Sheet1.R8]*[$Sheet1.D8]/[$Sheet1.E8]" office:value-type="float" office:value="0.14405684754522">
            <text:p>0.1440568475</text:p>
          </table:table-cell>
          <table:table-cell table:style-name="ce22" table:formula="of:=[$Sheet1.U8]/[$Sheet1.T8]*[$Sheet1.D8]/[$Sheet1.E8]" office:value-type="float" office:value="0.453049370764763">
            <text:p>0.4530493708</text:p>
          </table:table-cell>
          <table:table-cell table:style-name="ce22" table:formula="of:=[$Sheet1.W8]/[$Sheet1.V8]*[$Sheet1.D8]/[$Sheet1.E8]" office:value-type="float" office:value="0.133977455716586">
            <text:p>0.1339774557</text:p>
          </table:table-cell>
          <table:table-cell table:style-name="ce23" table:formula="of:=[$Sheet1.Y8]/[$Sheet1.X8]*[$Sheet1.D8]/[$Sheet1.E8]" office:value-type="float" office:value="0.793927648578811">
            <text:p>0.7939276486</text:p>
          </table:table-cell>
          <table:table-cell table:style-name="ce23" table:formula="of:=[$Sheet1.AA8]/[$Sheet1.Z8]*[$Sheet1.D8]/[$Sheet1.E8]" office:value-type="float" office:value="0.844530996429731">
            <text:p>0.8445309964</text:p>
          </table:table-cell>
          <table:table-cell table:style-name="ce23" table:formula="of:=[$Sheet1.AC8]/[$Sheet1.AB8]*[$Sheet1.D8]/[$Sheet1.E8]" office:value-type="float" office:value="0.875243664717349">
            <text:p>0.8752436647</text:p>
          </table:table-cell>
          <table:table-cell table:style-name="ce23" table:formula="of:=[$Sheet1.AE8]/[$Sheet1.AD8]*[$Sheet1.D8]/[$Sheet1.E8]" office:value-type="float" office:value="0.820012995451592">
            <text:p>0.8200129955</text:p>
          </table:table-cell>
          <table:table-cell table:style-name="ce22" table:formula="of:=[$Sheet1.AG8]/[$Sheet1.AF8]*[$Sheet1.D8]/[$Sheet1.E8]" office:value-type="float" office:value="0.790003245699448">
            <text:p>0.7900032457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7]+10" office:value-type="float" office:value="260">
            <text:p>260</text:p>
          </table:table-cell>
          <table:table-cell table:style-name="ce6" table:formula="of:=[$Sheet1.G9]/[$Sheet1.F9]*[$Sheet1.D9]/[$Sheet1.E9]" office:value-type="float" office:value="0.921967753101957">
            <text:p>0.9219677531</text:p>
          </table:table-cell>
          <table:table-cell table:style-name="ce23" table:formula="of:=[$Sheet1.I9]/[$Sheet1.H9]*[$Sheet1.D9]/[$Sheet1.E9]" office:value-type="float" office:value="0.692810544790239">
            <text:p>0.6928105448</text:p>
          </table:table-cell>
          <table:table-cell table:style-name="ce22" table:formula="of:=[$Sheet1.K9]/[$Sheet1.J9]*[$Sheet1.D9]/[$Sheet1.E9]" office:value-type="float" office:value="0.781137648249316">
            <text:p>0.7811376482</text:p>
          </table:table-cell>
          <table:table-cell table:style-name="ce22" table:formula="of:=[$Sheet1.M9]/[$Sheet1.L9]*[$Sheet1.D9]/[$Sheet1.E9]" office:value-type="float" office:value="0.697875857893787">
            <text:p>0.6978758579</text:p>
          </table:table-cell>
          <table:table-cell table:style-name="ce23" table:formula="of:=[$Sheet1.O9]/[$Sheet1.N9]*[$Sheet1.D9]/[$Sheet1.E9]" office:value-type="float" office:value="0.846480151084108">
            <text:p>0.8464801511</text:p>
          </table:table-cell>
          <table:table-cell table:style-name="ce23" table:formula="of:=[$Sheet1.Q9]/[$Sheet1.P9]*[$Sheet1.D9]/[$Sheet1.E9]" office:value-type="float" office:value="0.813779935791342">
            <text:p>0.8137799358</text:p>
          </table:table-cell>
          <table:table-cell table:style-name="ce23" table:formula="of:=[$Sheet1.S9]/[$Sheet1.R9]*[$Sheet1.D9]/[$Sheet1.E9]" office:value-type="float" office:value="0.147947913803438">
            <text:p>0.1479479138</text:p>
          </table:table-cell>
          <table:table-cell table:style-name="ce22" table:formula="of:=[$Sheet1.U9]/[$Sheet1.T9]*[$Sheet1.D9]/[$Sheet1.E9]" office:value-type="float" office:value="0.490523240742587">
            <text:p>0.4905232407</text:p>
          </table:table-cell>
          <table:table-cell table:style-name="ce22" table:formula="of:=[$Sheet1.W9]/[$Sheet1.V9]*[$Sheet1.D9]/[$Sheet1.E9]" office:value-type="float" office:value="0.140456880193138">
            <text:p>0.1404568802</text:p>
          </table:table-cell>
          <table:table-cell table:style-name="ce23" table:formula="of:=[$Sheet1.Y9]/[$Sheet1.X9]*[$Sheet1.D9]/[$Sheet1.E9]" office:value-type="float" office:value="0.804123711340206">
            <text:p>0.8041237113</text:p>
          </table:table-cell>
          <table:table-cell table:style-name="ce23" table:formula="of:=[$Sheet1.AA9]/[$Sheet1.Z9]*[$Sheet1.D9]/[$Sheet1.E9]" office:value-type="float" office:value="0.849495218407649">
            <text:p>0.8494952184</text:p>
          </table:table-cell>
          <table:table-cell table:style-name="ce23" table:formula="of:=[$Sheet1.AC9]/[$Sheet1.AB9]*[$Sheet1.D9]/[$Sheet1.E9]" office:value-type="float" office:value="0.880019993751953">
            <text:p>0.8800199938</text:p>
          </table:table-cell>
          <table:table-cell table:style-name="ce23" table:formula="of:=[$Sheet1.AE9]/[$Sheet1.AD9]*[$Sheet1.D9]/[$Sheet1.E9]" office:value-type="float" office:value="0.829878563304839">
            <text:p>0.8298785633</text:p>
          </table:table-cell>
          <table:table-cell table:style-name="ce22" table:formula="of:=[$Sheet1.AG9]/[$Sheet1.AF9]*[$Sheet1.D9]/[$Sheet1.E9]" office:value-type="float" office:value="0.796163698844111">
            <text:p>0.7961636988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8]+10" office:value-type="float" office:value="270">
            <text:p>270</text:p>
          </table:table-cell>
          <table:table-cell table:style-name="ce6" table:formula="of:=[$Sheet1.G10]/[$Sheet1.F10]*[$Sheet1.D10]/[$Sheet1.E10]" office:value-type="float" office:value="0.926972909305065">
            <text:p>0.9269729093</text:p>
          </table:table-cell>
          <table:table-cell table:style-name="ce23" table:formula="of:=[$Sheet1.I10]/[$Sheet1.H10]*[$Sheet1.D10]/[$Sheet1.E10]" office:value-type="float" office:value="0.680237844316327">
            <text:p>0.6802378443</text:p>
          </table:table-cell>
          <table:table-cell table:style-name="ce22" table:formula="of:=[$Sheet1.K10]/[$Sheet1.J10]*[$Sheet1.D10]/[$Sheet1.E10]" office:value-type="float" office:value="0.776021460311113">
            <text:p>0.7760214603</text:p>
          </table:table-cell>
          <table:table-cell table:style-name="ce22" table:formula="of:=[$Sheet1.M10]/[$Sheet1.L10]*[$Sheet1.D10]/[$Sheet1.E10]" office:value-type="float" office:value="0.690223792697291">
            <text:p>0.6902237927</text:p>
          </table:table-cell>
          <table:table-cell table:style-name="ce23" table:formula="of:=[$Sheet1.O10]/[$Sheet1.N10]*[$Sheet1.D10]/[$Sheet1.E10]" office:value-type="float" office:value="0.838371082662341">
            <text:p>0.8383710827</text:p>
          </table:table-cell>
          <table:table-cell table:style-name="ce23" table:formula="of:=[$Sheet1.Q10]/[$Sheet1.P10]*[$Sheet1.D10]/[$Sheet1.E10]" office:value-type="float" office:value="0.803297997644287">
            <text:p>0.8032979976</text:p>
          </table:table-cell>
          <table:table-cell table:style-name="ce23" table:formula="of:=[$Sheet1.S10]/[$Sheet1.R10]*[$Sheet1.D10]/[$Sheet1.E10]" office:value-type="float" office:value="0.151612431387946">
            <text:p>0.1516124314</text:p>
          </table:table-cell>
          <table:table-cell table:style-name="ce22" table:formula="of:=[$Sheet1.U10]/[$Sheet1.T10]*[$Sheet1.D10]/[$Sheet1.E10]" office:value-type="float" office:value="0.510075931956345">
            <text:p>0.510075932</text:p>
          </table:table-cell>
          <table:table-cell table:style-name="ce22" table:formula="of:=[$Sheet1.W10]/[$Sheet1.V10]*[$Sheet1.D10]/[$Sheet1.E10]" office:value-type="float" office:value="0.150110103958621">
            <text:p>0.150110104</text:p>
          </table:table-cell>
          <table:table-cell table:style-name="ce23" table:formula="of:=[$Sheet1.Y10]/[$Sheet1.X10]*[$Sheet1.D10]/[$Sheet1.E10]" office:value-type="float" office:value="0.797153663466332">
            <text:p>0.7971536635</text:p>
          </table:table-cell>
          <table:table-cell table:style-name="ce23" table:formula="of:=[$Sheet1.AA10]/[$Sheet1.Z10]*[$Sheet1.D10]/[$Sheet1.E10]" office:value-type="float" office:value="0.836012795509986">
            <text:p>0.8360127955</text:p>
          </table:table-cell>
          <table:table-cell table:style-name="ce23" table:formula="of:=[$Sheet1.AC10]/[$Sheet1.AB10]*[$Sheet1.D10]/[$Sheet1.E10]" office:value-type="float" office:value="0.86761874569902">
            <text:p>0.8676187457</text:p>
          </table:table-cell>
          <table:table-cell table:style-name="ce23" table:formula="of:=[$Sheet1.AE10]/[$Sheet1.AD10]*[$Sheet1.D10]/[$Sheet1.E10]" office:value-type="float" office:value="0.824221359748209">
            <text:p>0.8242213597</text:p>
          </table:table-cell>
          <table:table-cell table:style-name="ce22" table:formula="of:=[$Sheet1.AG10]/[$Sheet1.AF10]*[$Sheet1.D10]/[$Sheet1.E10]" office:value-type="float" office:value="0.78680800942285">
            <text:p>0.7868080094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9]+10" office:value-type="float" office:value="280">
            <text:p>280</text:p>
          </table:table-cell>
          <table:table-cell table:style-name="ce6" table:formula="of:=[$Sheet1.G11]/[$Sheet1.F11]*[$Sheet1.D11]/[$Sheet1.E11]" office:value-type="float" office:value="0.928237129485179">
            <text:p>0.9282371295</text:p>
          </table:table-cell>
          <table:table-cell table:style-name="ce23" table:formula="of:=[$Sheet1.I11]/[$Sheet1.H11]*[$Sheet1.D11]/[$Sheet1.E11]" office:value-type="float" office:value="0.666913212777073">
            <text:p>0.6669132128</text:p>
          </table:table-cell>
          <table:table-cell table:style-name="ce22" table:formula="of:=[$Sheet1.K11]/[$Sheet1.J11]*[$Sheet1.D11]/[$Sheet1.E11]" office:value-type="float" office:value="0.770249574285031">
            <text:p>0.7702495743</text:p>
          </table:table-cell>
          <table:table-cell table:style-name="ce22" table:formula="of:=[$Sheet1.M11]/[$Sheet1.L11]*[$Sheet1.D11]/[$Sheet1.E11]" office:value-type="float" office:value="0.680959197130772">
            <text:p>0.6809591971</text:p>
          </table:table-cell>
          <table:table-cell table:style-name="ce23" table:formula="of:=[$Sheet1.O11]/[$Sheet1.N11]*[$Sheet1.D11]/[$Sheet1.E11]" office:value-type="float" office:value="0.83236647543705">
            <text:p>0.8323664754</text:p>
          </table:table-cell>
          <table:table-cell table:style-name="ce23" table:formula="of:=[$Sheet1.Q11]/[$Sheet1.P11]*[$Sheet1.D11]/[$Sheet1.E11]" office:value-type="float" office:value="0.791990489688237">
            <text:p>0.7919904897</text:p>
          </table:table-cell>
          <table:table-cell table:style-name="ce23" table:formula="of:=[$Sheet1.S11]/[$Sheet1.R11]*[$Sheet1.D11]/[$Sheet1.E11]" office:value-type="float" office:value="0.159951020466448">
            <text:p>0.1599510205</text:p>
          </table:table-cell>
          <table:table-cell table:style-name="ce22" table:formula="of:=[$Sheet1.U11]/[$Sheet1.T11]*[$Sheet1.D11]/[$Sheet1.E11]" office:value-type="float" office:value="0.530492533987074">
            <text:p>0.530492534</text:p>
          </table:table-cell>
          <table:table-cell table:style-name="ce22" table:formula="of:=[$Sheet1.W11]/[$Sheet1.V11]*[$Sheet1.D11]/[$Sheet1.E11]" office:value-type="float" office:value="0.147022984682215">
            <text:p>0.1470229847</text:p>
          </table:table-cell>
          <table:table-cell table:style-name="ce23" table:formula="of:=[$Sheet1.Y11]/[$Sheet1.X11]*[$Sheet1.D11]/[$Sheet1.E11]" office:value-type="float" office:value="0.788632915179621">
            <text:p>0.7886329152</text:p>
          </table:table-cell>
          <table:table-cell table:style-name="ce23" table:formula="of:=[$Sheet1.AA11]/[$Sheet1.Z11]*[$Sheet1.D11]/[$Sheet1.E11]" office:value-type="float" office:value="0.826154785321848">
            <text:p>0.8261547853</text:p>
          </table:table-cell>
          <table:table-cell table:style-name="ce23" table:formula="of:=[$Sheet1.AC11]/[$Sheet1.AB11]*[$Sheet1.D11]/[$Sheet1.E11]" office:value-type="float" office:value="0.857622837023573">
            <text:p>0.857622837</text:p>
          </table:table-cell>
          <table:table-cell table:style-name="ce23" table:formula="of:=[$Sheet1.AE11]/[$Sheet1.AD11]*[$Sheet1.D11]/[$Sheet1.E11]" office:value-type="float" office:value="0.81965069647562">
            <text:p>0.8196506965</text:p>
          </table:table-cell>
          <table:table-cell table:style-name="ce22" table:formula="of:=[$Sheet1.AG11]/[$Sheet1.AF11]*[$Sheet1.D11]/[$Sheet1.E11]" office:value-type="float" office:value="0.778242138859866">
            <text:p>0.7782421389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0]+10" office:value-type="float" office:value="290">
            <text:p>290</text:p>
          </table:table-cell>
          <table:table-cell table:style-name="ce6" table:formula="of:=[$Sheet1.G12]/[$Sheet1.F12]*[$Sheet1.D12]/[$Sheet1.E12]" office:value-type="float" office:value="0.926723358877964">
            <text:p>0.9267233589</text:p>
          </table:table-cell>
          <table:table-cell table:style-name="ce23" table:formula="of:=[$Sheet1.I12]/[$Sheet1.H12]*[$Sheet1.D12]/[$Sheet1.E12]" office:value-type="float" office:value="0.699294853154987">
            <text:p>0.6992948532</text:p>
          </table:table-cell>
          <table:table-cell table:style-name="ce22" table:formula="of:=[$Sheet1.K12]/[$Sheet1.J12]*[$Sheet1.D12]/[$Sheet1.E12]" office:value-type="float" office:value="0.796052631578947">
            <text:p>0.7960526316</text:p>
          </table:table-cell>
          <table:table-cell table:style-name="ce22" table:formula="of:=[$Sheet1.M12]/[$Sheet1.L12]*[$Sheet1.D12]/[$Sheet1.E12]" office:value-type="float" office:value="0.714476399044378">
            <text:p>0.714476399</text:p>
          </table:table-cell>
          <table:table-cell table:style-name="ce23" table:formula="of:=[$Sheet1.O12]/[$Sheet1.N12]*[$Sheet1.D12]/[$Sheet1.E12]" office:value-type="float" office:value="0.854086729892131">
            <text:p>0.8540867299</text:p>
          </table:table-cell>
          <table:table-cell table:style-name="ce23" table:formula="of:=[$Sheet1.Q12]/[$Sheet1.P12]*[$Sheet1.D12]/[$Sheet1.E12]" office:value-type="float" office:value="0.808047945205479">
            <text:p>0.8080479452</text:p>
          </table:table-cell>
          <table:table-cell table:style-name="ce23" table:formula="of:=[$Sheet1.S12]/[$Sheet1.R12]*[$Sheet1.D12]/[$Sheet1.E12]" office:value-type="float" office:value="0.1717510814708">
            <text:p>0.1717510815</text:p>
          </table:table-cell>
          <table:table-cell table:style-name="ce22" table:formula="of:=[$Sheet1.U12]/[$Sheet1.T12]*[$Sheet1.D12]/[$Sheet1.E12]" office:value-type="float" office:value="0.569232155731795">
            <text:p>0.5692321557</text:p>
          </table:table-cell>
          <table:table-cell table:style-name="ce22" table:formula="of:=[$Sheet1.W12]/[$Sheet1.V12]*[$Sheet1.D12]/[$Sheet1.E12]" office:value-type="float" office:value="0.153758111031002">
            <text:p>0.153758111</text:p>
          </table:table-cell>
          <table:table-cell table:style-name="ce23" table:formula="of:=[$Sheet1.Y12]/[$Sheet1.X12]*[$Sheet1.D12]/[$Sheet1.E12]" office:value-type="float" office:value="0.811843005255958">
            <text:p>0.8118430053</text:p>
          </table:table-cell>
          <table:table-cell table:style-name="ce23" table:formula="of:=[$Sheet1.AA12]/[$Sheet1.Z12]*[$Sheet1.D12]/[$Sheet1.E12]" office:value-type="float" office:value="0.837001841022309">
            <text:p>0.837001841</text:p>
          </table:table-cell>
          <table:table-cell table:style-name="ce23" table:formula="of:=[$Sheet1.AC12]/[$Sheet1.AB12]*[$Sheet1.D12]/[$Sheet1.E12]" office:value-type="float" office:value="0.870511474697748">
            <text:p>0.8705114747</text:p>
          </table:table-cell>
          <table:table-cell table:style-name="ce23" table:formula="of:=[$Sheet1.AE12]/[$Sheet1.AD12]*[$Sheet1.D12]/[$Sheet1.E12]" office:value-type="float" office:value="0.839304459567074">
            <text:p>0.8393044596</text:p>
          </table:table-cell>
          <table:table-cell table:style-name="ce22" table:formula="of:=[$Sheet1.AG12]/[$Sheet1.AF12]*[$Sheet1.D12]/[$Sheet1.E12]" office:value-type="float" office:value="0.792776694823479">
            <text:p>0.7927766948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1]+10" office:value-type="float" office:value="300">
            <text:p>300</text:p>
          </table:table-cell>
          <table:table-cell table:style-name="ce6" table:formula="of:=[$Sheet1.G13]/[$Sheet1.F13]*[$Sheet1.D13]/[$Sheet1.E13]" office:value-type="float" office:value="0.916090167120093">
            <text:p>0.9160901671</text:p>
          </table:table-cell>
          <table:table-cell table:style-name="ce23" table:formula="of:=[$Sheet1.I13]/[$Sheet1.H13]*[$Sheet1.D13]/[$Sheet1.E13]" office:value-type="float" office:value="0.6999720950999">
            <text:p>0.6999720951</text:p>
          </table:table-cell>
          <table:table-cell table:style-name="ce22" table:formula="of:=[$Sheet1.K13]/[$Sheet1.J13]*[$Sheet1.D13]/[$Sheet1.E13]" office:value-type="float" office:value="0.798627787307033">
            <text:p>0.7986277873</text:p>
          </table:table-cell>
          <table:table-cell table:style-name="ce22" table:formula="of:=[$Sheet1.M13]/[$Sheet1.L13]*[$Sheet1.D13]/[$Sheet1.E13]" office:value-type="float" office:value="0.719354838709677">
            <text:p>0.7193548387</text:p>
          </table:table-cell>
          <table:table-cell table:style-name="ce23" table:formula="of:=[$Sheet1.O13]/[$Sheet1.N13]*[$Sheet1.D13]/[$Sheet1.E13]" office:value-type="float" office:value="0.853225806451613">
            <text:p>0.8532258065</text:p>
          </table:table-cell>
          <table:table-cell table:style-name="ce23" table:formula="of:=[$Sheet1.Q13]/[$Sheet1.P13]*[$Sheet1.D13]/[$Sheet1.E13]" office:value-type="float" office:value="0.81011931064958">
            <text:p>0.8101193106</text:p>
          </table:table-cell>
          <table:table-cell table:style-name="ce23" table:formula="of:=[$Sheet1.S13]/[$Sheet1.R13]*[$Sheet1.D13]/[$Sheet1.E13]" office:value-type="float" office:value="0.183241272646929">
            <text:p>0.1832412726</text:p>
          </table:table-cell>
          <table:table-cell table:style-name="ce22" table:formula="of:=[$Sheet1.U13]/[$Sheet1.T13]*[$Sheet1.D13]/[$Sheet1.E13]" office:value-type="float" office:value="0.583478789217852">
            <text:p>0.5834787892</text:p>
          </table:table-cell>
          <table:table-cell table:style-name="ce22" table:formula="of:=[$Sheet1.W13]/[$Sheet1.V13]*[$Sheet1.D13]/[$Sheet1.E13]" office:value-type="float" office:value="0.159916469747761">
            <text:p>0.1599164697</text:p>
          </table:table-cell>
          <table:table-cell table:style-name="ce23" table:formula="of:=[$Sheet1.Y13]/[$Sheet1.X13]*[$Sheet1.D13]/[$Sheet1.E13]" office:value-type="float" office:value="0.811726690234202">
            <text:p>0.8117266902</text:p>
          </table:table-cell>
          <table:table-cell table:style-name="ce23" table:formula="of:=[$Sheet1.AA13]/[$Sheet1.Z13]*[$Sheet1.D13]/[$Sheet1.E13]" office:value-type="float" office:value="0.835483870967742">
            <text:p>0.835483871</text:p>
          </table:table-cell>
          <table:table-cell table:style-name="ce23" table:formula="of:=[$Sheet1.AC13]/[$Sheet1.AB13]*[$Sheet1.D13]/[$Sheet1.E13]" office:value-type="float" office:value="0.867741935483871">
            <text:p>0.8677419355</text:p>
          </table:table-cell>
          <table:table-cell table:style-name="ce23" table:formula="of:=[$Sheet1.AE13]/[$Sheet1.AD13]*[$Sheet1.D13]/[$Sheet1.E13]" office:value-type="float" office:value="0.832258064516129">
            <text:p>0.8322580645</text:p>
          </table:table-cell>
          <table:table-cell table:style-name="ce22" table:formula="of:=[$Sheet1.AG13]/[$Sheet1.AF13]*[$Sheet1.D13]/[$Sheet1.E13]" office:value-type="float" office:value="0.794914219088335">
            <text:p>0.7949142191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2]+10" office:value-type="float" office:value="310">
            <text:p>310</text:p>
          </table:table-cell>
          <table:table-cell table:style-name="ce6" table:formula="of:=[$Sheet1.G14]/[$Sheet1.F14]*[$Sheet1.D14]/[$Sheet1.E14]" office:value-type="float" office:value="0.900383141762452">
            <text:p>0.9003831418</text:p>
          </table:table-cell>
          <table:table-cell table:style-name="ce23" table:formula="of:=[$Sheet1.I14]/[$Sheet1.H14]*[$Sheet1.D14]/[$Sheet1.E14]" office:value-type="float" office:value="0.689560178588392">
            <text:p>0.6895601786</text:p>
          </table:table-cell>
          <table:table-cell table:style-name="ce22" table:formula="of:=[$Sheet1.K14]/[$Sheet1.J14]*[$Sheet1.D14]/[$Sheet1.E14]" office:value-type="float" office:value="0.789569768626253">
            <text:p>0.7895697686</text:p>
          </table:table-cell>
          <table:table-cell table:style-name="ce22" table:formula="of:=[$Sheet1.M14]/[$Sheet1.L14]*[$Sheet1.D14]/[$Sheet1.E14]" office:value-type="float" office:value="0.703539164296516">
            <text:p>0.7035391643</text:p>
          </table:table-cell>
          <table:table-cell table:style-name="ce23" table:formula="of:=[$Sheet1.O14]/[$Sheet1.N14]*[$Sheet1.D14]/[$Sheet1.E14]" office:value-type="float" office:value="0.841379310344827">
            <text:p>0.8413793103</text:p>
          </table:table-cell>
          <table:table-cell table:style-name="ce23" table:formula="of:=[$Sheet1.Q14]/[$Sheet1.P14]*[$Sheet1.D14]/[$Sheet1.E14]" office:value-type="float" office:value="0.804864098284873">
            <text:p>0.8048640983</text:p>
          </table:table-cell>
          <table:table-cell table:style-name="ce23" table:formula="of:=[$Sheet1.S14]/[$Sheet1.R14]*[$Sheet1.D14]/[$Sheet1.E14]" office:value-type="float" office:value="0.195002703147404">
            <text:p>0.1950027031</text:p>
          </table:table-cell>
          <table:table-cell table:style-name="ce22" table:formula="of:=[$Sheet1.U14]/[$Sheet1.T14]*[$Sheet1.D14]/[$Sheet1.E14]" office:value-type="float" office:value="0.592655274271521">
            <text:p>0.5926552743</text:p>
          </table:table-cell>
          <table:table-cell table:style-name="ce22" table:formula="of:=[$Sheet1.W14]/[$Sheet1.V14]*[$Sheet1.D14]/[$Sheet1.E14]" office:value-type="float" office:value="0.163411519172663">
            <text:p>0.1634115192</text:p>
          </table:table-cell>
          <table:table-cell table:style-name="ce23" table:formula="of:=[$Sheet1.Y14]/[$Sheet1.X14]*[$Sheet1.D14]/[$Sheet1.E14]" office:value-type="float" office:value="0.80185652431237">
            <text:p>0.8018565243</text:p>
          </table:table-cell>
          <table:table-cell table:style-name="ce23" table:formula="of:=[$Sheet1.AA14]/[$Sheet1.Z14]*[$Sheet1.D14]/[$Sheet1.E14]" office:value-type="float" office:value="0.832915503839301">
            <text:p>0.8329155038</text:p>
          </table:table-cell>
          <table:table-cell table:style-name="ce23" table:formula="of:=[$Sheet1.AC14]/[$Sheet1.AB14]*[$Sheet1.D14]/[$Sheet1.E14]" office:value-type="float" office:value="0.856482460882715">
            <text:p>0.8564824609</text:p>
          </table:table-cell>
          <table:table-cell table:style-name="ce23" table:formula="of:=[$Sheet1.AE14]/[$Sheet1.AD14]*[$Sheet1.D14]/[$Sheet1.E14]" office:value-type="float" office:value="0.825670498084291">
            <text:p>0.8256704981</text:p>
          </table:table-cell>
          <table:table-cell table:style-name="ce22" table:formula="of:=[$Sheet1.AG14]/[$Sheet1.AF14]*[$Sheet1.D14]/[$Sheet1.E14]" office:value-type="float" office:value="0.785746186211598">
            <text:p>0.7857461862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3]+10" office:value-type="float" office:value="320">
            <text:p>320</text:p>
          </table:table-cell>
          <table:table-cell table:style-name="ce6" table:formula="of:=[$Sheet1.G15]/[$Sheet1.F15]*[$Sheet1.D15]/[$Sheet1.E15]" office:value-type="float" office:value="0.877598152424942">
            <text:p>0.8775981524</text:p>
          </table:table-cell>
          <table:table-cell table:style-name="ce23" table:formula="of:=[$Sheet1.I15]/[$Sheet1.H15]*[$Sheet1.D15]/[$Sheet1.E15]" office:value-type="float" office:value="0.689904402671982">
            <text:p>0.6899044027</text:p>
          </table:table-cell>
          <table:table-cell table:style-name="ce22" table:formula="of:=[$Sheet1.K15]/[$Sheet1.J15]*[$Sheet1.D15]/[$Sheet1.E15]" office:value-type="float" office:value="0.790600686114038">
            <text:p>0.7906006861</text:p>
          </table:table-cell>
          <table:table-cell table:style-name="ce22" table:formula="of:=[$Sheet1.M15]/[$Sheet1.L15]*[$Sheet1.D15]/[$Sheet1.E15]" office:value-type="float" office:value="0.709585700398397">
            <text:p>0.7095857004</text:p>
          </table:table-cell>
          <table:table-cell table:style-name="ce23" table:formula="of:=[$Sheet1.O15]/[$Sheet1.N15]*[$Sheet1.D15]/[$Sheet1.E15]" office:value-type="float" office:value="0.842956120092379">
            <text:p>0.8429561201</text:p>
          </table:table-cell>
          <table:table-cell table:style-name="ce23" table:formula="of:=[$Sheet1.Q15]/[$Sheet1.P15]*[$Sheet1.D15]/[$Sheet1.E15]" office:value-type="float" office:value="0.806347386816361">
            <text:p>0.8063473868</text:p>
          </table:table-cell>
          <table:table-cell table:style-name="ce23" table:formula="of:=[$Sheet1.S15]/[$Sheet1.R15]*[$Sheet1.D15]/[$Sheet1.E15]" office:value-type="float" office:value="0.211439718379336">
            <text:p>0.2114397184</text:p>
          </table:table-cell>
          <table:table-cell table:style-name="ce22" table:formula="of:=[$Sheet1.U15]/[$Sheet1.T15]*[$Sheet1.D15]/[$Sheet1.E15]" office:value-type="float" office:value="0.608216314627198">
            <text:p>0.6082163146</text:p>
          </table:table-cell>
          <table:table-cell table:style-name="ce22" table:formula="of:=[$Sheet1.W15]/[$Sheet1.V15]*[$Sheet1.D15]/[$Sheet1.E15]" office:value-type="float" office:value="0.169659283449552">
            <text:p>0.1696592834</text:p>
          </table:table-cell>
          <table:table-cell table:style-name="ce23" table:formula="of:=[$Sheet1.Y15]/[$Sheet1.X15]*[$Sheet1.D15]/[$Sheet1.E15]" office:value-type="float" office:value="0.804735249875579">
            <text:p>0.8047352499</text:p>
          </table:table-cell>
          <table:table-cell table:style-name="ce23" table:formula="of:=[$Sheet1.AA15]/[$Sheet1.Z15]*[$Sheet1.D15]/[$Sheet1.E15]" office:value-type="float" office:value="0.824778184229306">
            <text:p>0.8247781842</text:p>
          </table:table-cell>
          <table:table-cell table:style-name="ce23" table:formula="of:=[$Sheet1.AC15]/[$Sheet1.AB15]*[$Sheet1.D15]/[$Sheet1.E15]" office:value-type="float" office:value="0.859122401847575">
            <text:p>0.8591224018</text:p>
          </table:table-cell>
          <table:table-cell table:style-name="ce23" table:formula="of:=[$Sheet1.AE15]/[$Sheet1.AD15]*[$Sheet1.D15]/[$Sheet1.E15]" office:value-type="float" office:value="0.822170900692841">
            <text:p>0.8221709007</text:p>
          </table:table-cell>
          <table:table-cell table:style-name="ce22" table:formula="of:=[$Sheet1.AG15]/[$Sheet1.AF15]*[$Sheet1.D15]/[$Sheet1.E15]" office:value-type="float" office:value="0.787528868360277">
            <text:p>0.7875288684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4]+10" office:value-type="float" office:value="330">
            <text:p>330</text:p>
          </table:table-cell>
          <table:table-cell table:style-name="ce6" table:formula="of:=[$Sheet1.G16]/[$Sheet1.F16]*[$Sheet1.D16]/[$Sheet1.E16]" office:value-type="float" office:value="0.883297138323703">
            <text:p>0.8832971383</text:p>
          </table:table-cell>
          <table:table-cell table:style-name="ce23" table:formula="of:=[$Sheet1.I16]/[$Sheet1.H16]*[$Sheet1.D16]/[$Sheet1.E16]" office:value-type="float" office:value="0.711489939833085">
            <text:p>0.7114899398</text:p>
          </table:table-cell>
          <table:table-cell table:style-name="ce22" table:formula="of:=[$Sheet1.K16]/[$Sheet1.J16]*[$Sheet1.D16]/[$Sheet1.E16]" office:value-type="float" office:value="0.811462732496173">
            <text:p>0.8114627325</text:p>
          </table:table-cell>
          <table:table-cell table:style-name="ce22" table:formula="of:=[$Sheet1.M16]/[$Sheet1.L16]*[$Sheet1.D16]/[$Sheet1.E16]" office:value-type="float" office:value="0.737400530503979">
            <text:p>0.7374005305</text:p>
          </table:table-cell>
          <table:table-cell table:style-name="ce23" table:formula="of:=[$Sheet1.O16]/[$Sheet1.N16]*[$Sheet1.D16]/[$Sheet1.E16]" office:value-type="float" office:value="0.85137073573369">
            <text:p>0.8513707357</text:p>
          </table:table-cell>
          <table:table-cell table:style-name="ce23" table:formula="of:=[$Sheet1.Q16]/[$Sheet1.P16]*[$Sheet1.D16]/[$Sheet1.E16]" office:value-type="float" office:value="0.819811854294613">
            <text:p>0.8198118543</text:p>
          </table:table-cell>
          <table:table-cell table:style-name="ce23" table:formula="of:=[$Sheet1.S16]/[$Sheet1.R16]*[$Sheet1.D16]/[$Sheet1.E16]" office:value-type="float" office:value="0.231466418777597">
            <text:p>0.2314664188</text:p>
          </table:table-cell>
          <table:table-cell table:style-name="ce22" table:formula="of:=[$Sheet1.U16]/[$Sheet1.T16]*[$Sheet1.D16]/[$Sheet1.E16]" office:value-type="float" office:value="0.626759385380075">
            <text:p>0.6267593854</text:p>
          </table:table-cell>
          <table:table-cell table:style-name="ce22" table:formula="of:=[$Sheet1.W16]/[$Sheet1.V16]*[$Sheet1.D16]/[$Sheet1.E16]" office:value-type="float" office:value="0.174540588333692">
            <text:p>0.1745405883</text:p>
          </table:table-cell>
          <table:table-cell table:style-name="ce23" table:formula="of:=[$Sheet1.Y16]/[$Sheet1.X16]*[$Sheet1.D16]/[$Sheet1.E16]" office:value-type="float" office:value="0.817357327784749">
            <text:p>0.8173573278</text:p>
          </table:table-cell>
          <table:table-cell table:style-name="ce23" table:formula="of:=[$Sheet1.AA16]/[$Sheet1.Z16]*[$Sheet1.D16]/[$Sheet1.E16]" office:value-type="float" office:value="0.859416445623342">
            <text:p>0.8594164456</text:p>
          </table:table-cell>
          <table:table-cell table:style-name="ce23" table:formula="of:=[$Sheet1.AC16]/[$Sheet1.AB16]*[$Sheet1.D16]/[$Sheet1.E16]" office:value-type="float" office:value="0.86996222168636">
            <text:p>0.8699622217</text:p>
          </table:table-cell>
          <table:table-cell table:style-name="ce23" table:formula="of:=[$Sheet1.AE16]/[$Sheet1.AD16]*[$Sheet1.D16]/[$Sheet1.E16]" office:value-type="float" office:value="0.835270476649787">
            <text:p>0.8352704766</text:p>
          </table:table-cell>
          <table:table-cell table:style-name="ce22" table:formula="of:=[$Sheet1.AG16]/[$Sheet1.AF16]*[$Sheet1.D16]/[$Sheet1.E16]" office:value-type="float" office:value="0.803247327385258">
            <text:p>0.8032473274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5]+10" office:value-type="float" office:value="340">
            <text:p>340</text:p>
          </table:table-cell>
          <table:table-cell table:style-name="ce6" table:formula="of:=[$Sheet1.G17]/[$Sheet1.F17]*[$Sheet1.D17]/[$Sheet1.E17]" office:value-type="float" office:value="0.841278971409237">
            <text:p>0.8412789714</text:p>
          </table:table-cell>
          <table:table-cell table:style-name="ce23" table:formula="of:=[$Sheet1.I17]/[$Sheet1.H17]*[$Sheet1.D17]/[$Sheet1.E17]" office:value-type="float" office:value="0.732990984822549">
            <text:p>0.7329909848</text:p>
          </table:table-cell>
          <table:table-cell table:style-name="ce22" table:formula="of:=[$Sheet1.K17]/[$Sheet1.J17]*[$Sheet1.D17]/[$Sheet1.E17]" office:value-type="float" office:value="0.811127769448609">
            <text:p>0.8111277694</text:p>
          </table:table-cell>
          <table:table-cell table:style-name="ce22" table:formula="of:=[$Sheet1.M17]/[$Sheet1.L17]*[$Sheet1.D17]/[$Sheet1.E17]" office:value-type="float" office:value="0.762500710429099">
            <text:p>0.7625007104</text:p>
          </table:table-cell>
          <table:table-cell table:style-name="ce23" table:formula="of:=[$Sheet1.O17]/[$Sheet1.N17]*[$Sheet1.D17]/[$Sheet1.E17]" office:value-type="float" office:value="0.85880561664693">
            <text:p>0.8588056166</text:p>
          </table:table-cell>
          <table:table-cell table:style-name="ce23" table:formula="of:=[$Sheet1.Q17]/[$Sheet1.P17]*[$Sheet1.D17]/[$Sheet1.E17]" office:value-type="float" office:value="0.826086956521739">
            <text:p>0.8260869565</text:p>
          </table:table-cell>
          <table:table-cell table:style-name="ce23" table:formula="of:=[$Sheet1.S17]/[$Sheet1.R17]*[$Sheet1.D17]/[$Sheet1.E17]" office:value-type="float" office:value="0.245373033327694">
            <text:p>0.2453730333</text:p>
          </table:table-cell>
          <table:table-cell table:style-name="ce22" table:formula="of:=[$Sheet1.U17]/[$Sheet1.T17]*[$Sheet1.D17]/[$Sheet1.E17]" office:value-type="float" office:value="0.640579710144928">
            <text:p>0.6405797101</text:p>
          </table:table-cell>
          <table:table-cell table:style-name="ce22" table:formula="of:=[$Sheet1.W17]/[$Sheet1.V17]*[$Sheet1.D17]/[$Sheet1.E17]" office:value-type="float" office:value="0.17613154960981">
            <text:p>0.1761315496</text:p>
          </table:table-cell>
          <table:table-cell table:style-name="ce23" table:formula="of:=[$Sheet1.Y17]/[$Sheet1.X17]*[$Sheet1.D17]/[$Sheet1.E17]" office:value-type="float" office:value="0.829288843950118">
            <text:p>0.829288844</text:p>
          </table:table-cell>
          <table:table-cell table:style-name="ce23" table:formula="of:=[$Sheet1.AA17]/[$Sheet1.Z17]*[$Sheet1.D17]/[$Sheet1.E17]" office:value-type="float" office:value="0.841278971409237">
            <text:p>0.8412789714</text:p>
          </table:table-cell>
          <table:table-cell table:style-name="ce23" table:formula="of:=[$Sheet1.AC17]/[$Sheet1.AB17]*[$Sheet1.D17]/[$Sheet1.E17]" office:value-type="float" office:value="0.876332261884622">
            <text:p>0.8763322619</text:p>
          </table:table-cell>
          <table:table-cell table:style-name="ce23" table:formula="of:=[$Sheet1.AE17]/[$Sheet1.AD17]*[$Sheet1.D17]/[$Sheet1.E17]" office:value-type="float" office:value="0.835436756330006">
            <text:p>0.8354367563</text:p>
          </table:table-cell>
          <table:table-cell table:style-name="ce22" table:formula="of:=[$Sheet1.AG17]/[$Sheet1.AF17]*[$Sheet1.D17]/[$Sheet1.E17]" office:value-type="float" office:value="0.797101449275362">
            <text:p>0.7971014493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6]+10" office:value-type="float" office:value="350">
            <text:p>350</text:p>
          </table:table-cell>
          <table:table-cell table:style-name="ce6" table:formula="of:=[$Sheet1.G18]/[$Sheet1.F18]*[$Sheet1.D18]/[$Sheet1.E18]" office:value-type="float" office:value="0.821935765785449">
            <text:p>0.8219357658</text:p>
          </table:table-cell>
          <table:table-cell table:style-name="ce23" table:formula="of:=[$Sheet1.I18]/[$Sheet1.H18]*[$Sheet1.D18]/[$Sheet1.E18]" office:value-type="float" office:value="0.747543357583698">
            <text:p>0.7475433576</text:p>
          </table:table-cell>
          <table:table-cell table:style-name="ce22" table:formula="of:=[$Sheet1.K18]/[$Sheet1.J18]*[$Sheet1.D18]/[$Sheet1.E18]" office:value-type="float" office:value="0.821935765785449">
            <text:p>0.8219357658</text:p>
          </table:table-cell>
          <table:table-cell table:style-name="ce22" table:formula="of:=[$Sheet1.M18]/[$Sheet1.L18]*[$Sheet1.D18]/[$Sheet1.E18]" office:value-type="float" office:value="0.765886287625418">
            <text:p>0.7658862876</text:p>
          </table:table-cell>
          <table:table-cell table:style-name="ce23" table:formula="of:=[$Sheet1.O18]/[$Sheet1.N18]*[$Sheet1.D18]/[$Sheet1.E18]" office:value-type="float" office:value="0.859531772575251">
            <text:p>0.8595317726</text:p>
          </table:table-cell>
          <table:table-cell table:style-name="ce23" table:formula="of:=[$Sheet1.Q18]/[$Sheet1.P18]*[$Sheet1.D18]/[$Sheet1.E18]" office:value-type="float" office:value="0.832775919732442">
            <text:p>0.8327759197</text:p>
          </table:table-cell>
          <table:table-cell table:style-name="ce23" table:formula="of:=[$Sheet1.S18]/[$Sheet1.R18]*[$Sheet1.D18]/[$Sheet1.E18]" office:value-type="float" office:value="0.256230987714492">
            <text:p>0.2562309877</text:p>
          </table:table-cell>
          <table:table-cell table:style-name="ce22" table:formula="of:=[$Sheet1.U18]/[$Sheet1.T18]*[$Sheet1.D18]/[$Sheet1.E18]" office:value-type="float" office:value="0.645652173913043">
            <text:p>0.6456521739</text:p>
          </table:table-cell>
          <table:table-cell table:style-name="ce22" table:formula="of:=[$Sheet1.W18]/[$Sheet1.V18]*[$Sheet1.D18]/[$Sheet1.E18]" office:value-type="float" office:value="0.179694458916657">
            <text:p>0.1796944589</text:p>
          </table:table-cell>
          <table:table-cell table:style-name="ce23" table:formula="of:=[$Sheet1.Y18]/[$Sheet1.X18]*[$Sheet1.D18]/[$Sheet1.E18]" office:value-type="float" office:value="0.825263440950572">
            <text:p>0.825263441</text:p>
          </table:table-cell>
          <table:table-cell table:style-name="ce23" table:formula="of:=[$Sheet1.AA18]/[$Sheet1.Z18]*[$Sheet1.D18]/[$Sheet1.E18]" office:value-type="float" office:value="0.839464882943144">
            <text:p>0.8394648829</text:p>
          </table:table-cell>
          <table:table-cell table:style-name="ce23" table:formula="of:=[$Sheet1.AC18]/[$Sheet1.AB18]*[$Sheet1.D18]/[$Sheet1.E18]" office:value-type="float" office:value="0.869565217391304">
            <text:p>0.8695652174</text:p>
          </table:table-cell>
          <table:table-cell table:style-name="ce23" table:formula="of:=[$Sheet1.AE18]/[$Sheet1.AD18]*[$Sheet1.D18]/[$Sheet1.E18]" office:value-type="float" office:value="0.837003208665093">
            <text:p>0.8370032087</text:p>
          </table:table-cell>
          <table:table-cell table:style-name="ce22" table:formula="of:=[$Sheet1.AG18]/[$Sheet1.AF18]*[$Sheet1.D18]/[$Sheet1.E18]" office:value-type="float" office:value="0.806750080641054">
            <text:p>0.8067500806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7]+10" office:value-type="float" office:value="360">
            <text:p>360</text:p>
          </table:table-cell>
          <table:table-cell table:style-name="ce6" table:formula="of:=[$Sheet1.G19]/[$Sheet1.F19]*[$Sheet1.D19]/[$Sheet1.E19]" office:value-type="float" office:value="0.837132352941176">
            <text:p>0.8371323529</text:p>
          </table:table-cell>
          <table:table-cell table:style-name="ce23" table:formula="of:=[$Sheet1.I19]/[$Sheet1.H19]*[$Sheet1.D19]/[$Sheet1.E19]" office:value-type="float" office:value="0.753536857781087">
            <text:p>0.7535368578</text:p>
          </table:table-cell>
          <table:table-cell table:style-name="ce22" table:formula="of:=[$Sheet1.K19]/[$Sheet1.J19]*[$Sheet1.D19]/[$Sheet1.E19]" office:value-type="float" office:value="0.822621641249092">
            <text:p>0.8226216412</text:p>
          </table:table-cell>
          <table:table-cell table:style-name="ce22" table:formula="of:=[$Sheet1.M19]/[$Sheet1.L19]*[$Sheet1.D19]/[$Sheet1.E19]" office:value-type="float" office:value="0.782169117647059">
            <text:p>0.7821691176</text:p>
          </table:table-cell>
          <table:table-cell table:style-name="ce23" table:formula="of:=[$Sheet1.O19]/[$Sheet1.N19]*[$Sheet1.D19]/[$Sheet1.E19]" office:value-type="float" office:value="0.858272058823529">
            <text:p>0.8582720588</text:p>
          </table:table-cell>
          <table:table-cell table:style-name="ce23" table:formula="of:=[$Sheet1.Q19]/[$Sheet1.P19]*[$Sheet1.D19]/[$Sheet1.E19]" office:value-type="float" office:value="0.836134453781513">
            <text:p>0.8361344538</text:p>
          </table:table-cell>
          <table:table-cell table:style-name="ce23" table:formula="of:=[$Sheet1.S19]/[$Sheet1.R19]*[$Sheet1.D19]/[$Sheet1.E19]" office:value-type="float" office:value="0.273908336340671">
            <text:p>0.2739083363</text:p>
          </table:table-cell>
          <table:table-cell table:style-name="ce22" table:formula="of:=[$Sheet1.U19]/[$Sheet1.T19]*[$Sheet1.D19]/[$Sheet1.E19]" office:value-type="float" office:value="0.659767610748003">
            <text:p>0.6597676107</text:p>
          </table:table-cell>
          <table:table-cell table:style-name="ce22" table:formula="of:=[$Sheet1.W19]/[$Sheet1.V19]*[$Sheet1.D19]/[$Sheet1.E19]" office:value-type="float" office:value="0.185616929698709">
            <text:p>0.1856169297</text:p>
          </table:table-cell>
          <table:table-cell table:style-name="ce23" table:formula="of:=[$Sheet1.Y19]/[$Sheet1.X19]*[$Sheet1.D19]/[$Sheet1.E19]" office:value-type="float" office:value="0.836134453781513">
            <text:p>0.8361344538</text:p>
          </table:table-cell>
          <table:table-cell table:style-name="ce23" table:formula="of:=[$Sheet1.AA19]/[$Sheet1.Z19]*[$Sheet1.D19]/[$Sheet1.E19]" office:value-type="float" office:value="0.835148874364561">
            <text:p>0.8351488744</text:p>
          </table:table-cell>
          <table:table-cell table:style-name="ce23" table:formula="of:=[$Sheet1.AC19]/[$Sheet1.AB19]*[$Sheet1.D19]/[$Sheet1.E19]" office:value-type="float" office:value="0.873949579831933">
            <text:p>0.8739495798</text:p>
          </table:table-cell>
          <table:table-cell table:style-name="ce23" table:formula="of:=[$Sheet1.AE19]/[$Sheet1.AD19]*[$Sheet1.D19]/[$Sheet1.E19]" office:value-type="float" office:value="0.831932773109244">
            <text:p>0.8319327731</text:p>
          </table:table-cell>
          <table:table-cell table:style-name="ce22" table:formula="of:=[$Sheet1.AG19]/[$Sheet1.AF19]*[$Sheet1.D19]/[$Sheet1.E19]" office:value-type="float" office:value="0.801742919389978">
            <text:p>0.8017429194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8]+10" office:value-type="float" office:value="370">
            <text:p>370</text:p>
          </table:table-cell>
          <table:table-cell table:style-name="ce6" table:formula="of:=[$Sheet1.G20]/[$Sheet1.F20]*[$Sheet1.D20]/[$Sheet1.E20]" office:value-type="float" office:value="0.857033957033957">
            <text:p>0.857033957</text:p>
          </table:table-cell>
          <table:table-cell table:style-name="ce23" table:formula="of:=[$Sheet1.I20]/[$Sheet1.H20]*[$Sheet1.D20]/[$Sheet1.E20]" office:value-type="float" office:value="0.74850863422292">
            <text:p>0.7485086342</text:p>
          </table:table-cell>
          <table:table-cell table:style-name="ce22" table:formula="of:=[$Sheet1.K20]/[$Sheet1.J20]*[$Sheet1.D20]/[$Sheet1.E20]" office:value-type="float" office:value="0.819765664798777">
            <text:p>0.8197656648</text:p>
          </table:table-cell>
          <table:table-cell table:style-name="ce22" table:formula="of:=[$Sheet1.M20]/[$Sheet1.L20]*[$Sheet1.D20]/[$Sheet1.E20]" office:value-type="float" office:value="0.779384615384615">
            <text:p>0.7793846154</text:p>
          </table:table-cell>
          <table:table-cell table:style-name="ce23" table:formula="of:=[$Sheet1.O20]/[$Sheet1.N20]*[$Sheet1.D20]/[$Sheet1.E20]" office:value-type="float" office:value="0.855794871794872">
            <text:p>0.8557948718</text:p>
          </table:table-cell>
          <table:table-cell table:style-name="ce23" table:formula="of:=[$Sheet1.Q20]/[$Sheet1.P20]*[$Sheet1.D20]/[$Sheet1.E20]" office:value-type="float" office:value="0.829886228561725">
            <text:p>0.8298862286</text:p>
          </table:table-cell>
          <table:table-cell table:style-name="ce23" table:formula="of:=[$Sheet1.S20]/[$Sheet1.R20]*[$Sheet1.D20]/[$Sheet1.E20]" office:value-type="float" office:value="0.295452991452992">
            <text:p>0.2954529915</text:p>
          </table:table-cell>
          <table:table-cell table:style-name="ce22" table:formula="of:=[$Sheet1.U20]/[$Sheet1.T20]*[$Sheet1.D20]/[$Sheet1.E20]" office:value-type="float" office:value="0.667957208354559">
            <text:p>0.6679572084</text:p>
          </table:table-cell>
          <table:table-cell table:style-name="ce22" table:formula="of:=[$Sheet1.W20]/[$Sheet1.V20]*[$Sheet1.D20]/[$Sheet1.E20]" office:value-type="float" office:value="0.19229071149601">
            <text:p>0.1922907115</text:p>
          </table:table-cell>
          <table:table-cell table:style-name="ce23" table:formula="of:=[$Sheet1.Y20]/[$Sheet1.X20]*[$Sheet1.D20]/[$Sheet1.E20]" office:value-type="float" office:value="0.824825946680251">
            <text:p>0.8248259467</text:p>
          </table:table-cell>
          <table:table-cell table:style-name="ce23" table:formula="of:=[$Sheet1.AA20]/[$Sheet1.Z20]*[$Sheet1.D20]/[$Sheet1.E20]" office:value-type="float" office:value="0.829886228561725">
            <text:p>0.8298862286</text:p>
          </table:table-cell>
          <table:table-cell table:style-name="ce23" table:formula="of:=[$Sheet1.AC20]/[$Sheet1.AB20]*[$Sheet1.D20]/[$Sheet1.E20]" office:value-type="float" office:value="0.865982905982906">
            <text:p>0.865982906</text:p>
          </table:table-cell>
          <table:table-cell table:style-name="ce23" table:formula="of:=[$Sheet1.AE20]/[$Sheet1.AD20]*[$Sheet1.D20]/[$Sheet1.E20]" office:value-type="float" office:value="0.825230769230769">
            <text:p>0.8252307692</text:p>
          </table:table-cell>
          <table:table-cell table:style-name="ce22" table:formula="of:=[$Sheet1.AG20]/[$Sheet1.AF20]*[$Sheet1.D20]/[$Sheet1.E20]" office:value-type="float" office:value="0.815731115731116">
            <text:p>0.8157311157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19]+10" office:value-type="float" office:value="380">
            <text:p>380</text:p>
          </table:table-cell>
          <table:table-cell table:style-name="ce6" table:formula="of:=[$Sheet1.G21]/[$Sheet1.F21]*[$Sheet1.D21]/[$Sheet1.E21]" office:value-type="float" office:value="0.851818988464951">
            <text:p>0.8518189885</text:p>
          </table:table-cell>
          <table:table-cell table:style-name="ce23" table:formula="of:=[$Sheet1.I21]/[$Sheet1.H21]*[$Sheet1.D21]/[$Sheet1.E21]" office:value-type="float" office:value="0.744759225771884">
            <text:p>0.7447592258</text:p>
          </table:table-cell>
          <table:table-cell table:style-name="ce22" table:formula="of:=[$Sheet1.K21]/[$Sheet1.J21]*[$Sheet1.D21]/[$Sheet1.E21]" office:value-type="float" office:value="0.820270137040323">
            <text:p>0.820270137</text:p>
          </table:table-cell>
          <table:table-cell table:style-name="ce22" table:formula="of:=[$Sheet1.M21]/[$Sheet1.L21]*[$Sheet1.D21]/[$Sheet1.E21]" office:value-type="float" office:value="0.772486772486772">
            <text:p>0.7724867725</text:p>
          </table:table-cell>
          <table:table-cell table:style-name="ce23" table:formula="of:=[$Sheet1.O21]/[$Sheet1.N21]*[$Sheet1.D21]/[$Sheet1.E21]" office:value-type="float" office:value="0.846560846560847">
            <text:p>0.8465608466</text:p>
          </table:table-cell>
          <table:table-cell table:style-name="ce23" table:formula="of:=[$Sheet1.Q21]/[$Sheet1.P21]*[$Sheet1.D21]/[$Sheet1.E21]" office:value-type="float" office:value="0.825658109608727">
            <text:p>0.8256581096</text:p>
          </table:table-cell>
          <table:table-cell table:style-name="ce23" table:formula="of:=[$Sheet1.S21]/[$Sheet1.R21]*[$Sheet1.D21]/[$Sheet1.E21]" office:value-type="float" office:value="0.303089685805735">
            <text:p>0.3030896858</text:p>
          </table:table-cell>
          <table:table-cell table:style-name="ce22" table:formula="of:=[$Sheet1.U21]/[$Sheet1.T21]*[$Sheet1.D21]/[$Sheet1.E21]" office:value-type="float" office:value="0.668887582467829">
            <text:p>0.6688875825</text:p>
          </table:table-cell>
          <table:table-cell table:style-name="ce22" table:formula="of:=[$Sheet1.W21]/[$Sheet1.V21]*[$Sheet1.D21]/[$Sheet1.E21]" office:value-type="float" office:value="0.178776824739558">
            <text:p>0.1787768247</text:p>
          </table:table-cell>
          <table:table-cell table:style-name="ce23" table:formula="of:=[$Sheet1.Y21]/[$Sheet1.X21]*[$Sheet1.D21]/[$Sheet1.E21]" office:value-type="float" office:value="0.815399097607687">
            <text:p>0.8153990976</text:p>
          </table:table-cell>
          <table:table-cell table:style-name="ce23" table:formula="of:=[$Sheet1.AA21]/[$Sheet1.Z21]*[$Sheet1.D21]/[$Sheet1.E21]" office:value-type="float" office:value="0.825658109608727">
            <text:p>0.8256581096</text:p>
          </table:table-cell>
          <table:table-cell table:style-name="ce23" table:formula="of:=[$Sheet1.AC21]/[$Sheet1.AB21]*[$Sheet1.D21]/[$Sheet1.E21]" office:value-type="float" office:value="0.862335272273161">
            <text:p>0.8623352723</text:p>
          </table:table-cell>
          <table:table-cell table:style-name="ce23" table:formula="of:=[$Sheet1.AE21]/[$Sheet1.AD21]*[$Sheet1.D21]/[$Sheet1.E21]" office:value-type="float" office:value="0.820432425370697">
            <text:p>0.8204324254</text:p>
          </table:table-cell>
          <table:table-cell table:style-name="ce22" table:formula="of:=[$Sheet1.AG21]/[$Sheet1.AF21]*[$Sheet1.D21]/[$Sheet1.E21]" office:value-type="float" office:value="0.799529688418577">
            <text:p>0.7995296884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20]+10" office:value-type="float" office:value="390">
            <text:p>390</text:p>
          </table:table-cell>
          <table:table-cell table:style-name="ce6" table:formula="of:=[$Sheet1.G22]/[$Sheet1.F22]*[$Sheet1.D22]/[$Sheet1.E22]" office:value-type="float" office:value="0.874285714285714">
            <text:p>0.8742857143</text:p>
          </table:table-cell>
          <table:table-cell table:style-name="ce23" table:formula="of:=[$Sheet1.I22]/[$Sheet1.H22]*[$Sheet1.D22]/[$Sheet1.E22]" office:value-type="float" office:value="0.751139240506329">
            <text:p>0.7511392405</text:p>
          </table:table-cell>
          <table:table-cell table:style-name="ce22" table:formula="of:=[$Sheet1.K22]/[$Sheet1.J22]*[$Sheet1.D22]/[$Sheet1.E22]" office:value-type="float" office:value="0.817777777777778">
            <text:p>0.8177777778</text:p>
          </table:table-cell>
          <table:table-cell table:style-name="ce22" table:formula="of:=[$Sheet1.M22]/[$Sheet1.L22]*[$Sheet1.D22]/[$Sheet1.E22]" office:value-type="float" office:value="0.772345679012346">
            <text:p>0.772345679</text:p>
          </table:table-cell>
          <table:table-cell table:style-name="ce23" table:formula="of:=[$Sheet1.O22]/[$Sheet1.N22]*[$Sheet1.D22]/[$Sheet1.E22]" office:value-type="float" office:value="0.84">
            <text:p>0.84</text:p>
          </table:table-cell>
          <table:table-cell table:style-name="ce23" table:formula="of:=[$Sheet1.Q22]/[$Sheet1.P22]*[$Sheet1.D22]/[$Sheet1.E22]" office:value-type="float" office:value="0.834285714285714">
            <text:p>0.8342857143</text:p>
          </table:table-cell>
          <table:table-cell table:style-name="ce23" table:formula="of:=[$Sheet1.S22]/[$Sheet1.R22]*[$Sheet1.D22]/[$Sheet1.E22]" office:value-type="float" office:value="0.321717791411043">
            <text:p>0.3217177914</text:p>
          </table:table-cell>
          <table:table-cell table:style-name="ce22" table:formula="of:=[$Sheet1.U22]/[$Sheet1.T22]*[$Sheet1.D22]/[$Sheet1.E22]" office:value-type="float" office:value="0.68">
            <text:p>0.68</text:p>
          </table:table-cell>
          <table:table-cell table:style-name="ce22" table:formula="of:=[$Sheet1.W22]/[$Sheet1.V22]*[$Sheet1.D22]/[$Sheet1.E22]" office:value-type="float" office:value="0.182857142857143">
            <text:p>0.1828571429</text:p>
          </table:table-cell>
          <table:table-cell table:style-name="ce23" table:formula="of:=[$Sheet1.Y22]/[$Sheet1.X22]*[$Sheet1.D22]/[$Sheet1.E22]" office:value-type="float" office:value="0.81840490797546">
            <text:p>0.818404908</text:p>
          </table:table-cell>
          <table:table-cell table:style-name="ce23" table:formula="of:=[$Sheet1.AA22]/[$Sheet1.Z22]*[$Sheet1.D22]/[$Sheet1.E22]" office:value-type="float" office:value="0.828571428571429">
            <text:p>0.8285714286</text:p>
          </table:table-cell>
          <table:table-cell table:style-name="ce23" table:formula="of:=[$Sheet1.AC22]/[$Sheet1.AB22]*[$Sheet1.D22]/[$Sheet1.E22]" office:value-type="float" office:value="0.8625">
            <text:p>0.8625</text:p>
          </table:table-cell>
          <table:table-cell table:style-name="ce23" table:formula="of:=[$Sheet1.AE22]/[$Sheet1.AD22]*[$Sheet1.D22]/[$Sheet1.E22]" office:value-type="float" office:value="0.822857142857143">
            <text:p>0.8228571429</text:p>
          </table:table-cell>
          <table:table-cell table:style-name="ce22" table:formula="of:=[$Sheet1.AG22]/[$Sheet1.AF22]*[$Sheet1.D22]/[$Sheet1.E22]" office:value-type="float" office:value="0.805">
            <text:p>0.805</text:p>
          </table:table-cell>
          <table:table-cell table:number-columns-repeated="997"/>
        </table:table-row>
        <table:table-row table:style-name="ro2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style-name="ce6"/>
          <table:table-cell table:number-columns-repeated="3"/>
          <table:table-cell table:style-name="ce6" table:formula="of:=[.M21]+10" office:value-type="float" office:value="400">
            <text:p>400</text:p>
          </table:table-cell>
          <table:table-cell table:style-name="ce6" table:formula="of:=[$Sheet1.G23]/[$Sheet1.F23]*[$Sheet1.D23]/[$Sheet1.E23]" office:value-type="float" office:value="0.894117647058823">
            <text:p>0.8941176471</text:p>
          </table:table-cell>
          <table:table-cell table:style-name="ce23" table:formula="of:=[$Sheet1.I23]/[$Sheet1.H23]*[$Sheet1.D23]/[$Sheet1.E23]" office:value-type="float" office:value="0.75164200649585">
            <text:p>0.7516420065</text:p>
          </table:table-cell>
          <table:table-cell table:style-name="ce22" table:formula="of:=[$Sheet1.K23]/[$Sheet1.J23]*[$Sheet1.D23]/[$Sheet1.E23]" office:value-type="float" office:value="0.824385026737968">
            <text:p>0.8243850267</text:p>
          </table:table-cell>
          <table:table-cell table:style-name="ce22" table:formula="of:=[$Sheet1.M23]/[$Sheet1.L23]*[$Sheet1.D23]/[$Sheet1.E23]" office:value-type="float" office:value="0.770588235294118">
            <text:p>0.7705882353</text:p>
          </table:table-cell>
          <table:table-cell table:style-name="ce23" table:formula="of:=[$Sheet1.O23]/[$Sheet1.N23]*[$Sheet1.D23]/[$Sheet1.E23]" office:value-type="float" office:value="0.852255503428365">
            <text:p>0.8522555034</text:p>
          </table:table-cell>
          <table:table-cell table:style-name="ce23" table:formula="of:=[$Sheet1.Q23]/[$Sheet1.P23]*[$Sheet1.D23]/[$Sheet1.E23]" office:value-type="float" office:value="0.830231729055259">
            <text:p>0.8302317291</text:p>
          </table:table-cell>
          <table:table-cell table:style-name="ce23" table:formula="of:=[$Sheet1.S23]/[$Sheet1.R23]*[$Sheet1.D23]/[$Sheet1.E23]" office:value-type="float" office:value="0.344955436720143">
            <text:p>0.3449554367</text:p>
          </table:table-cell>
          <table:table-cell table:style-name="ce22" table:formula="of:=[$Sheet1.U23]/[$Sheet1.T23]*[$Sheet1.D23]/[$Sheet1.E23]" office:value-type="float" office:value="0.682352941176471">
            <text:p>0.6823529412</text:p>
          </table:table-cell>
          <table:table-cell table:style-name="ce22" table:formula="of:=[$Sheet1.W23]/[$Sheet1.V23]*[$Sheet1.D23]/[$Sheet1.E23]" office:value-type="float" office:value="0.187094474153298">
            <text:p>0.1870944742</text:p>
          </table:table-cell>
          <table:table-cell table:style-name="ce23" table:formula="of:=[$Sheet1.Y23]/[$Sheet1.X23]*[$Sheet1.D23]/[$Sheet1.E23]" office:value-type="float" office:value="0.824385026737968">
            <text:p>0.8243850267</text:p>
          </table:table-cell>
          <table:table-cell table:style-name="ce23" table:formula="of:=[$Sheet1.AA23]/[$Sheet1.Z23]*[$Sheet1.D23]/[$Sheet1.E23]" office:value-type="float" office:value="0.833696441539579">
            <text:p>0.8336964415</text:p>
          </table:table-cell>
          <table:table-cell table:style-name="ce23" table:formula="of:=[$Sheet1.AC23]/[$Sheet1.AB23]*[$Sheet1.D23]/[$Sheet1.E23]" office:value-type="float" office:value="0.874826452320058">
            <text:p>0.8748264523</text:p>
          </table:table-cell>
          <table:table-cell table:style-name="ce23" table:formula="of:=[$Sheet1.AE23]/[$Sheet1.AD23]*[$Sheet1.D23]/[$Sheet1.E23]" office:value-type="float" office:value="0.817647058823529">
            <text:p>0.8176470588</text:p>
          </table:table-cell>
          <table:table-cell table:style-name="ce22" table:formula="of:=[$Sheet1.AG23]/[$Sheet1.AF23]*[$Sheet1.D23]/[$Sheet1.E23]" office:value-type="float" office:value="0.810826416456153">
            <text:p>0.8108264165</text:p>
          </table:table-cell>
          <table:table-cell table:number-columns-repeated="997"/>
        </table:table-row>
        <table:table-row table:style-name="ro2" table:number-rows-repeated="8">
          <table:table-cell table:style-name="ce21" table:number-columns-repeated="2"/>
          <table:table-cell table:style-name="ce6"/>
          <table:table-cell table:style-name="ce21"/>
          <table:table-cell table:style-name="ce22" table:number-columns-repeated="2"/>
          <table:table-cell table:style-name="ce23" table:number-columns-repeated="2"/>
          <table:table-cell table:number-columns-repeated="1016"/>
        </table:table-row>
        <table:table-row table:style-name="ro4" table:number-rows-repeated="3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7" table:number-columns-repeated="1024" table:default-cell-style-name="ce20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9P0" style:volatile="true">
      <number:month number:style="long"/>
      <number:text>/</number:text>
      <number:day number:style="long"/>
      <number:text>/</number:text>
      <number:year number:style="long"/>
    </number:date-style>
    <number:text-style style:name="N119">
      <number:text-content/>
      <style:map style:condition="value()&gt;=0" style:apply-style-name="N119P0"/>
    </number:text-style>
    <number:time-style style:name="N120">
      <number:hours/>
      <number:text>:</number:text>
      <number:minutes number:style="long"/>
    </number:time-style>
    <number:time-style style:name="N121P0" style:volatile="true">
      <number:hours/>
      <number:text>:</number:text>
      <number:minutes number:style="long"/>
    </number:time-style>
    <number:text-style style:name="N121">
      <number:text-content/>
      <style:map style:condition="value()&gt;=0" style:apply-style-name="N121P0"/>
    </number:text-style>
    <number:number-style style:name="N122">
      <number:number number:decimal-places="4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40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0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0P2" style:volatile="true" number:language="en" number:country="US">
      <number:fill-character> </number:fill-character>
      <number:text>-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4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8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8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2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ial Unicode MS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00/00/0000</text:date>, <text:time style:data-style-name="N2" text:time-value="0000-00-00T09:35: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7:05:44</meta:creation-date>
    <meta:initial-creator>werothegreat</meta:initial-creator>
    <dc:date>2014-01-14T14:26:33</dc:date>
    <meta:editing-cycles>111</meta:editing-cycles>
    <meta:editing-duration>P14DT1H8M38S</meta:editing-duration>
    <meta:generator>LibreOffice/4.0.2.2$MacOSX_x86 LibreOffice_project/4c82dcdd6efcd48b1d8bba66bfe1989deee49c3</meta:generator>
    <meta:document-statistic meta:table-count="3" meta:cell-count="1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027cm" svg:height="16.071cm" xlink:href=".." xlink:type="simple" chart:class="chart:line" chart:style-name="ch1">
        <chart:legend chart:legend-position="end" svg:x="20.504cm" svg:y="4.527cm" style:legend-expansion="high" chart:style-name="ch2"/>
        <chart:plot-area chart:style-name="ch3" table:cell-range-address="Sheet2.N1:Sheet2.AA22" chart:data-source-has-labels="row" svg:x="2.467cm" svg:y="1.058cm" svg:width="16.233cm" svg:height="14.062cm">
          <chartooo:coordinate-region svg:x="3.203cm" svg:y="1.255cm" svg:width="15.299cm" svg:height="13.2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2:Sheet2.N22" chart:label-cell-address="Sheet2.N1:Sheet2.N1" chart:class="chart:line">
            <chart:data-point chart:repeated="21"/>
          </chart:series>
          <chart:series chart:style-name="ch7" chart:values-cell-range-address="Sheet2.O2:Sheet2.O22" chart:label-cell-address="Sheet2.O1:Sheet2.O1" chart:class="chart:line">
            <chart:data-point chart:repeated="21"/>
          </chart:series>
          <chart:series chart:style-name="ch8" chart:values-cell-range-address="Sheet2.P2:Sheet2.P22" chart:label-cell-address="Sheet2.P1:Sheet2.P1" chart:class="chart:line">
            <chart:data-point chart:repeated="21"/>
          </chart:series>
          <chart:series chart:style-name="ch9" chart:values-cell-range-address="Sheet2.Q2:Sheet2.Q22" chart:label-cell-address="Sheet2.Q1:Sheet2.Q1" chart:class="chart:line">
            <chart:data-point chart:repeated="21"/>
          </chart:series>
          <chart:series chart:style-name="ch10" chart:values-cell-range-address="Sheet2.R2:Sheet2.R22" chart:label-cell-address="Sheet2.R1:Sheet2.R1" chart:class="chart:line">
            <chart:data-point chart:repeated="21"/>
          </chart:series>
          <chart:series chart:style-name="ch11" chart:values-cell-range-address="Sheet2.S2:Sheet2.S22" chart:label-cell-address="Sheet2.S1:Sheet2.S1" chart:class="chart:line">
            <chart:data-point chart:repeated="21"/>
          </chart:series>
          <chart:series chart:style-name="ch12" chart:values-cell-range-address="Sheet2.T2:Sheet2.T22" chart:label-cell-address="Sheet2.T1:Sheet2.T1" chart:class="chart:line">
            <chart:data-point chart:repeated="21"/>
          </chart:series>
          <chart:series chart:style-name="ch13" chart:values-cell-range-address="Sheet2.U2:Sheet2.U22" chart:label-cell-address="Sheet2.U1:Sheet2.U1" chart:class="chart:line">
            <chart:data-point chart:repeated="21"/>
          </chart:series>
          <chart:series chart:style-name="ch14" chart:values-cell-range-address="Sheet2.V2:Sheet2.V22" chart:label-cell-address="Sheet2.V1:Sheet2.V1" chart:class="chart:line">
            <chart:data-point chart:repeated="21"/>
          </chart:series>
          <chart:series chart:style-name="ch15" chart:values-cell-range-address="Sheet2.W2:Sheet2.W22" chart:label-cell-address="Sheet2.W1:Sheet2.W1" chart:class="chart:line">
            <chart:data-point chart:repeated="21"/>
          </chart:series>
          <chart:series chart:style-name="ch16" chart:values-cell-range-address="Sheet2.X2:Sheet2.X22" chart:label-cell-address="Sheet2.X1:Sheet2.X1" chart:class="chart:line">
            <chart:data-point chart:repeated="21"/>
          </chart:series>
          <chart:series chart:style-name="ch17" chart:values-cell-range-address="Sheet2.Y2:Sheet2.Y22" chart:label-cell-address="Sheet2.Y1:Sheet2.Y1" chart:class="chart:line">
            <chart:data-point chart:repeated="21"/>
          </chart:series>
          <chart:series chart:style-name="ch18" chart:values-cell-range-address="Sheet2.Z2:Sheet2.Z22" chart:label-cell-address="Sheet2.Z1:Sheet2.Z1" chart:class="chart:line">
            <chart:data-point chart:repeated="21"/>
          </chart:series>
          <chart:series chart:style-name="ch19" chart:values-cell-range-address="Sheet2.AA2:Sheet2.AA22" chart:label-cell-address="Sheet2.AA1:Sheet2.AA1" chart:class="chart:line">
            <chart:data-point chart:repeated="21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rol</text:p>
                <draw:g>
                  <svg:desc>Sheet2.N1:Sheet2.N1</svg:desc>
                </draw:g>
              </table:table-cell>
              <table:table-cell office:value-type="string">
                <text:p>ECI I 421 (small) front</text:p>
                <draw:g>
                  <svg:desc>Sheet2.O1:Sheet2.O1</svg:desc>
                </draw:g>
              </table:table-cell>
              <table:table-cell office:value-type="string">
                <text:p>ECI I 421(small) back</text:p>
                <draw:g>
                  <svg:desc>Sheet2.P1:Sheet2.P1</svg:desc>
                </draw:g>
              </table:table-cell>
              <table:table-cell office:value-type="string">
                <text:p>ECI I 421(small) front -II</text:p>
                <draw:g>
                  <svg:desc>Sheet2.Q1:Sheet2.Q1</svg:desc>
                </draw:g>
              </table:table-cell>
              <table:table-cell office:value-type="string">
                <text:p>ECI I 420 (big) front</text:p>
                <draw:g>
                  <svg:desc>Sheet2.R1:Sheet2.R1</svg:desc>
                </draw:g>
              </table:table-cell>
              <table:table-cell office:value-type="string">
                <text:p>ECI I 420 (big) back</text:p>
                <draw:g>
                  <svg:desc>Sheet2.S1:Sheet2.S1</svg:desc>
                </draw:g>
              </table:table-cell>
              <table:table-cell office:value-type="string">
                <text:p>U5-4L (front) old</text:p>
                <draw:g>
                  <svg:desc>Sheet2.T1:Sheet2.T1</svg:desc>
                </draw:g>
              </table:table-cell>
              <table:table-cell office:value-type="string">
                <text:p>U5-4L (back)</text:p>
                <draw:g>
                  <svg:desc>Sheet2.U1:Sheet2.U1</svg:desc>
                </draw:g>
              </table:table-cell>
              <table:table-cell office:value-type="string">
                <text:p>U5-12L(front) -1</text:p>
                <draw:g>
                  <svg:desc>Sheet2.V1:Sheet2.V1</svg:desc>
                </draw:g>
              </table:table-cell>
              <table:table-cell office:value-type="string">
                <text:p>U5-12L(back)</text:p>
                <draw:g>
                  <svg:desc>Sheet2.W1:Sheet2.W1</svg:desc>
                </draw:g>
              </table:table-cell>
              <table:table-cell office:value-type="string">
                <text:p>U5-12L(middle, other side)</text:p>
                <draw:g>
                  <svg:desc>Sheet2.X1:Sheet2.X1</svg:desc>
                </draw:g>
              </table:table-cell>
              <table:table-cell office:value-type="string">
                <text:p>U5-11L(front)</text:p>
                <draw:g>
                  <svg:desc>Sheet2.Y1:Sheet2.Y1</svg:desc>
                </draw:g>
              </table:table-cell>
              <table:table-cell office:value-type="string">
                <text:p>U5-11L(back)</text:p>
                <draw:g>
                  <svg:desc>Sheet2.Z1:Sheet2.Z1</svg:desc>
                </draw:g>
              </table:table-cell>
              <table:table-cell office:value-type="string">
                <text:p>U5-12L(front)-2</text:p>
                <draw:g>
                  <svg:desc>Sheet2.AA1:Sheet2.A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8781094527363">
                <text:p>0.618781094527363</text:p>
                <draw:g>
                  <svg:desc>Sheet2.N2:Sheet2.N22</svg:desc>
                </draw:g>
              </table:table-cell>
              <table:table-cell office:value-type="float" office:value="0.600845410628019">
                <text:p>0.600845410628019</text:p>
                <draw:g>
                  <svg:desc>Sheet2.O2:Sheet2.O22</svg:desc>
                </draw:g>
              </table:table-cell>
              <table:table-cell office:value-type="float" office:value="0.622848200312989">
                <text:p>0.622848200312989</text:p>
                <draw:g>
                  <svg:desc>Sheet2.P2:Sheet2.P22</svg:desc>
                </draw:g>
              </table:table-cell>
              <table:table-cell office:value-type="float" office:value="0.581191588785047">
                <text:p>0.581191588785047</text:p>
                <draw:g>
                  <svg:desc>Sheet2.Q2:Sheet2.Q22</svg:desc>
                </draw:g>
              </table:table-cell>
              <table:table-cell office:value-type="float" office:value="0.774922118380062">
                <text:p>0.774922118380062</text:p>
                <draw:g>
                  <svg:desc>Sheet2.R2:Sheet2.R22</svg:desc>
                </draw:g>
              </table:table-cell>
              <table:table-cell office:value-type="float" office:value="0.704009433962264">
                <text:p>0.704009433962264</text:p>
                <draw:g>
                  <svg:desc>Sheet2.S2:Sheet2.S22</svg:desc>
                </draw:g>
              </table:table-cell>
              <table:table-cell office:value-type="float" office:value="0.116784037558685">
                <text:p>0.116784037558685</text:p>
                <draw:g>
                  <svg:desc>Sheet2.T2:Sheet2.T22</svg:desc>
                </draw:g>
              </table:table-cell>
              <table:table-cell office:value-type="float" office:value="0.271222741433022">
                <text:p>0.271222741433022</text:p>
                <draw:g>
                  <svg:desc>Sheet2.U2:Sheet2.U22</svg:desc>
                </draw:g>
              </table:table-cell>
              <table:table-cell office:value-type="float" office:value="0.0385658914728682">
                <text:p>0.0385658914728682</text:p>
                <draw:g>
                  <svg:desc>Sheet2.V2:Sheet2.V22</svg:desc>
                </draw:g>
              </table:table-cell>
              <table:table-cell office:value-type="float" office:value="0.65562015503876">
                <text:p>0.65562015503876</text:p>
                <draw:g>
                  <svg:desc>Sheet2.W2:Sheet2.W22</svg:desc>
                </draw:g>
              </table:table-cell>
              <table:table-cell office:value-type="float" office:value="0.771317829457364">
                <text:p>0.771317829457364</text:p>
                <draw:g>
                  <svg:desc>Sheet2.X2:Sheet2.X22</svg:desc>
                </draw:g>
              </table:table-cell>
              <table:table-cell office:value-type="float" office:value="0.774922118380062">
                <text:p>0.774922118380062</text:p>
                <draw:g>
                  <svg:desc>Sheet2.Y2:Sheet2.Y22</svg:desc>
                </draw:g>
              </table:table-cell>
              <table:table-cell office:value-type="float" office:value="0.736176012461059">
                <text:p>0.736176012461059</text:p>
                <draw:g>
                  <svg:desc>Sheet2.Z2:Sheet2.Z22</svg:desc>
                </draw:g>
              </table:table-cell>
              <table:table-cell office:value-type="float" office:value="0.658683800623053">
                <text:p>0.658683800623053</text:p>
                <draw:g>
                  <svg:desc>Sheet2.AA2:Sheet2.AA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0.566260142691548">
                <text:p>0.566260142691548</text:p>
              </table:table-cell>
              <table:table-cell office:value-type="float" office:value="0.646566870475789">
                <text:p>0.646566870475789</text:p>
              </table:table-cell>
              <table:table-cell office:value-type="float" office:value="0.563445262114788">
                <text:p>0.563445262114788</text:p>
              </table:table-cell>
              <table:table-cell office:value-type="float" office:value="0.776522529541618">
                <text:p>0.776522529541618</text:p>
              </table:table-cell>
              <table:table-cell office:value-type="float" office:value="0.70534129766697">
                <text:p>0.70534129766697</text:p>
              </table:table-cell>
              <table:table-cell office:value-type="float" office:value="0.123051264140011">
                <text:p>0.123051264140011</text:p>
              </table:table-cell>
              <table:table-cell office:value-type="float" office:value="0.317080032896161">
                <text:p>0.317080032896161</text:p>
              </table:table-cell>
              <table:table-cell office:value-type="float" office:value="0.045147652020104">
                <text:p>0.045147652020104</text:p>
              </table:table-cell>
              <table:table-cell office:value-type="float" office:value="0.678895213999578">
                <text:p>0.678895213999578</text:p>
              </table:table-cell>
              <table:table-cell office:value-type="float" office:value="0.777810294930576">
                <text:p>0.777810294930576</text:p>
              </table:table-cell>
              <table:table-cell office:value-type="float" office:value="0.798579897075109">
                <text:p>0.798579897075109</text:p>
              </table:table-cell>
              <table:table-cell office:value-type="float" office:value="0.740147221679369">
                <text:p>0.740147221679369</text:p>
              </table:table-cell>
              <table:table-cell office:value-type="float" office:value="0.685928234428429">
                <text:p>0.685928234428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64376488393314">
                <text:p>0.564376488393314</text:p>
              </table:table-cell>
              <table:table-cell office:value-type="float" office:value="0.612577171174663">
                <text:p>0.612577171174663</text:p>
              </table:table-cell>
              <table:table-cell office:value-type="float" office:value="0.70145074028352">
                <text:p>0.70145074028352</text:p>
              </table:table-cell>
              <table:table-cell office:value-type="float" office:value="0.604468448090522">
                <text:p>0.604468448090522</text:p>
              </table:table-cell>
              <table:table-cell office:value-type="float" office:value="0.799688915847081">
                <text:p>0.799688915847081</text:p>
              </table:table-cell>
              <table:table-cell office:value-type="float" office:value="0.744133061789811">
                <text:p>0.744133061789811</text:p>
              </table:table-cell>
              <table:table-cell office:value-type="float" office:value="0.129764916647293">
                <text:p>0.129764916647293</text:p>
              </table:table-cell>
              <table:table-cell office:value-type="float" office:value="0.339773643257826">
                <text:p>0.339773643257826</text:p>
              </table:table-cell>
              <table:table-cell office:value-type="float" office:value="0.079965676237855">
                <text:p>0.079965676237855</text:p>
              </table:table-cell>
              <table:table-cell office:value-type="float" office:value="0.721416964045109">
                <text:p>0.721416964045109</text:p>
              </table:table-cell>
              <table:table-cell office:value-type="float" office:value="0.794886540660209">
                <text:p>0.794886540660209</text:p>
              </table:table-cell>
              <table:table-cell office:value-type="float" office:value="0.81859656626473">
                <text:p>0.81859656626473</text:p>
              </table:table-cell>
              <table:table-cell office:value-type="float" office:value="0.762327628684014">
                <text:p>0.762327628684014</text:p>
              </table:table-cell>
              <table:table-cell office:value-type="float" office:value="0.723161987303172">
                <text:p>0.723161987303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07574366310233">
                <text:p>0.607574366310233</text:p>
              </table:table-cell>
              <table:table-cell office:value-type="float" office:value="0.634450743971864">
                <text:p>0.634450743971864</text:p>
              </table:table-cell>
              <table:table-cell office:value-type="float" office:value="0.724628863822965">
                <text:p>0.724628863822965</text:p>
              </table:table-cell>
              <table:table-cell office:value-type="float" office:value="0.631367055049411">
                <text:p>0.631367055049411</text:p>
              </table:table-cell>
              <table:table-cell office:value-type="float" office:value="0.816659560335651">
                <text:p>0.816659560335651</text:p>
              </table:table-cell>
              <table:table-cell office:value-type="float" office:value="0.770127177603384">
                <text:p>0.770127177603384</text:p>
              </table:table-cell>
              <table:table-cell office:value-type="float" office:value="0.134974416670573">
                <text:p>0.134974416670573</text:p>
              </table:table-cell>
              <table:table-cell office:value-type="float" office:value="0.378961311215523">
                <text:p>0.378961311215523</text:p>
              </table:table-cell>
              <table:table-cell office:value-type="float" office:value="0.100505152859405">
                <text:p>0.100505152859405</text:p>
              </table:table-cell>
              <table:table-cell office:value-type="float" office:value="0.753118122002474">
                <text:p>0.753118122002474</text:p>
              </table:table-cell>
              <table:table-cell office:value-type="float" office:value="0.820058997050147">
                <text:p>0.820058997050147</text:p>
              </table:table-cell>
              <table:table-cell office:value-type="float" office:value="0.848072419954796">
                <text:p>0.848072419954796</text:p>
              </table:table-cell>
              <table:table-cell office:value-type="float" office:value="0.788543807406786">
                <text:p>0.788543807406786</text:p>
              </table:table-cell>
              <table:table-cell office:value-type="float" office:value="0.753641615333877">
                <text:p>0.7536416153338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3944129779726">
                <text:p>0.803944129779726</text:p>
              </table:table-cell>
              <table:table-cell office:value-type="float" office:value="0.678431155527846">
                <text:p>0.678431155527846</text:p>
              </table:table-cell>
              <table:table-cell office:value-type="float" office:value="0.768279687747372">
                <text:p>0.768279687747372</text:p>
              </table:table-cell>
              <table:table-cell office:value-type="float" office:value="0.678431155527846">
                <text:p>0.678431155527846</text:p>
              </table:table-cell>
              <table:table-cell office:value-type="float" office:value="0.85060382422006">
                <text:p>0.85060382422006</text:p>
              </table:table-cell>
              <table:table-cell office:value-type="float" office:value="0.808760135429832">
                <text:p>0.808760135429832</text:p>
              </table:table-cell>
              <table:table-cell office:value-type="float" office:value="0.142845720832414">
                <text:p>0.142845720832414</text:p>
              </table:table-cell>
              <table:table-cell office:value-type="float" office:value="0.432744152702947">
                <text:p>0.432744152702947</text:p>
              </table:table-cell>
              <table:table-cell office:value-type="float" office:value="0.111247329578559">
                <text:p>0.111247329578559</text:p>
              </table:table-cell>
              <table:table-cell office:value-type="float" office:value="0.798973670429773">
                <text:p>0.798973670429773</text:p>
              </table:table-cell>
              <table:table-cell office:value-type="float" office:value="0.857624717131149">
                <text:p>0.857624717131149</text:p>
              </table:table-cell>
              <table:table-cell office:value-type="float" office:value="0.888501902165039">
                <text:p>0.888501902165039</text:p>
              </table:table-cell>
              <table:table-cell office:value-type="float" office:value="0.831450727394442">
                <text:p>0.831450727394442</text:p>
              </table:table-cell>
              <table:table-cell office:value-type="float" office:value="0.796845916468014">
                <text:p>0.7968459164680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88457807953443">
                <text:p>0.888457807953443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766698935140368">
                <text:p>0.766698935140368</text:p>
              </table:table-cell>
              <table:table-cell office:value-type="float" office:value="0.68284789644013">
                <text:p>0.68284789644013</text:p>
              </table:table-cell>
              <table:table-cell office:value-type="float" office:value="0.837540453074434">
                <text:p>0.837540453074434</text:p>
              </table:table-cell>
              <table:table-cell office:value-type="float" office:value="0.805177993527508">
                <text:p>0.805177993527508</text:p>
              </table:table-cell>
              <table:table-cell office:value-type="float" office:value="0.14405684754522">
                <text:p>0.14405684754522</text:p>
              </table:table-cell>
              <table:table-cell office:value-type="float" office:value="0.453049370764763">
                <text:p>0.453049370764763</text:p>
              </table:table-cell>
              <table:table-cell office:value-type="float" office:value="0.133977455716586">
                <text:p>0.133977455716586</text:p>
              </table:table-cell>
              <table:table-cell office:value-type="float" office:value="0.793927648578811">
                <text:p>0.793927648578811</text:p>
              </table:table-cell>
              <table:table-cell office:value-type="float" office:value="0.844530996429731">
                <text:p>0.844530996429731</text:p>
              </table:table-cell>
              <table:table-cell office:value-type="float" office:value="0.875243664717349">
                <text:p>0.875243664717349</text:p>
              </table:table-cell>
              <table:table-cell office:value-type="float" office:value="0.820012995451592">
                <text:p>0.820012995451592</text:p>
              </table:table-cell>
              <table:table-cell office:value-type="float" office:value="0.790003245699448">
                <text:p>0.790003245699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1967753101957">
                <text:p>0.921967753101957</text:p>
              </table:table-cell>
              <table:table-cell office:value-type="float" office:value="0.692810544790239">
                <text:p>0.692810544790239</text:p>
              </table:table-cell>
              <table:table-cell office:value-type="float" office:value="0.781137648249316">
                <text:p>0.781137648249316</text:p>
              </table:table-cell>
              <table:table-cell office:value-type="float" office:value="0.697875857893787">
                <text:p>0.697875857893787</text:p>
              </table:table-cell>
              <table:table-cell office:value-type="float" office:value="0.846480151084108">
                <text:p>0.846480151084108</text:p>
              </table:table-cell>
              <table:table-cell office:value-type="float" office:value="0.813779935791342">
                <text:p>0.813779935791342</text:p>
              </table:table-cell>
              <table:table-cell office:value-type="float" office:value="0.147947913803438">
                <text:p>0.147947913803438</text:p>
              </table:table-cell>
              <table:table-cell office:value-type="float" office:value="0.490523240742587">
                <text:p>0.490523240742587</text:p>
              </table:table-cell>
              <table:table-cell office:value-type="float" office:value="0.140456880193138">
                <text:p>0.140456880193138</text:p>
              </table:table-cell>
              <table:table-cell office:value-type="float" office:value="0.804123711340206">
                <text:p>0.804123711340206</text:p>
              </table:table-cell>
              <table:table-cell office:value-type="float" office:value="0.849495218407649">
                <text:p>0.849495218407649</text:p>
              </table:table-cell>
              <table:table-cell office:value-type="float" office:value="0.880019993751953">
                <text:p>0.880019993751953</text:p>
              </table:table-cell>
              <table:table-cell office:value-type="float" office:value="0.829878563304839">
                <text:p>0.829878563304839</text:p>
              </table:table-cell>
              <table:table-cell office:value-type="float" office:value="0.796163698844111">
                <text:p>0.796163698844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26972909305065">
                <text:p>0.926972909305065</text:p>
              </table:table-cell>
              <table:table-cell office:value-type="float" office:value="0.680237844316327">
                <text:p>0.680237844316327</text:p>
              </table:table-cell>
              <table:table-cell office:value-type="float" office:value="0.776021460311113">
                <text:p>0.776021460311113</text:p>
              </table:table-cell>
              <table:table-cell office:value-type="float" office:value="0.690223792697291">
                <text:p>0.690223792697291</text:p>
              </table:table-cell>
              <table:table-cell office:value-type="float" office:value="0.838371082662341">
                <text:p>0.838371082662341</text:p>
              </table:table-cell>
              <table:table-cell office:value-type="float" office:value="0.803297997644287">
                <text:p>0.803297997644287</text:p>
              </table:table-cell>
              <table:table-cell office:value-type="float" office:value="0.151612431387946">
                <text:p>0.151612431387946</text:p>
              </table:table-cell>
              <table:table-cell office:value-type="float" office:value="0.510075931956345">
                <text:p>0.510075931956345</text:p>
              </table:table-cell>
              <table:table-cell office:value-type="float" office:value="0.150110103958621">
                <text:p>0.150110103958621</text:p>
              </table:table-cell>
              <table:table-cell office:value-type="float" office:value="0.797153663466332">
                <text:p>0.797153663466332</text:p>
              </table:table-cell>
              <table:table-cell office:value-type="float" office:value="0.836012795509986">
                <text:p>0.836012795509986</text:p>
              </table:table-cell>
              <table:table-cell office:value-type="float" office:value="0.86761874569902">
                <text:p>0.86761874569902</text:p>
              </table:table-cell>
              <table:table-cell office:value-type="float" office:value="0.824221359748209">
                <text:p>0.824221359748209</text:p>
              </table:table-cell>
              <table:table-cell office:value-type="float" office:value="0.78680800942285">
                <text:p>0.786808009422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8237129485179">
                <text:p>0.928237129485179</text:p>
              </table:table-cell>
              <table:table-cell office:value-type="float" office:value="0.666913212777073">
                <text:p>0.666913212777073</text:p>
              </table:table-cell>
              <table:table-cell office:value-type="float" office:value="0.770249574285031">
                <text:p>0.770249574285031</text:p>
              </table:table-cell>
              <table:table-cell office:value-type="float" office:value="0.680959197130772">
                <text:p>0.680959197130772</text:p>
              </table:table-cell>
              <table:table-cell office:value-type="float" office:value="0.83236647543705">
                <text:p>0.83236647543705</text:p>
              </table:table-cell>
              <table:table-cell office:value-type="float" office:value="0.791990489688237">
                <text:p>0.791990489688237</text:p>
              </table:table-cell>
              <table:table-cell office:value-type="float" office:value="0.159951020466448">
                <text:p>0.159951020466448</text:p>
              </table:table-cell>
              <table:table-cell office:value-type="float" office:value="0.530492533987074">
                <text:p>0.530492533987074</text:p>
              </table:table-cell>
              <table:table-cell office:value-type="float" office:value="0.147022984682215">
                <text:p>0.147022984682215</text:p>
              </table:table-cell>
              <table:table-cell office:value-type="float" office:value="0.788632915179621">
                <text:p>0.788632915179621</text:p>
              </table:table-cell>
              <table:table-cell office:value-type="float" office:value="0.826154785321848">
                <text:p>0.826154785321848</text:p>
              </table:table-cell>
              <table:table-cell office:value-type="float" office:value="0.857622837023573">
                <text:p>0.857622837023573</text:p>
              </table:table-cell>
              <table:table-cell office:value-type="float" office:value="0.81965069647562">
                <text:p>0.81965069647562</text:p>
              </table:table-cell>
              <table:table-cell office:value-type="float" office:value="0.778242138859866">
                <text:p>0.7782421388598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6723358877964">
                <text:p>0.926723358877964</text:p>
              </table:table-cell>
              <table:table-cell office:value-type="float" office:value="0.699294853154987">
                <text:p>0.699294853154987</text:p>
              </table:table-cell>
              <table:table-cell office:value-type="float" office:value="0.796052631578947">
                <text:p>0.796052631578947</text:p>
              </table:table-cell>
              <table:table-cell office:value-type="float" office:value="0.714476399044378">
                <text:p>0.714476399044378</text:p>
              </table:table-cell>
              <table:table-cell office:value-type="float" office:value="0.854086729892131">
                <text:p>0.854086729892131</text:p>
              </table:table-cell>
              <table:table-cell office:value-type="float" office:value="0.808047945205479">
                <text:p>0.808047945205479</text:p>
              </table:table-cell>
              <table:table-cell office:value-type="float" office:value="0.1717510814708">
                <text:p>0.1717510814708</text:p>
              </table:table-cell>
              <table:table-cell office:value-type="float" office:value="0.569232155731795">
                <text:p>0.569232155731795</text:p>
              </table:table-cell>
              <table:table-cell office:value-type="float" office:value="0.153758111031002">
                <text:p>0.153758111031002</text:p>
              </table:table-cell>
              <table:table-cell office:value-type="float" office:value="0.811843005255958">
                <text:p>0.811843005255958</text:p>
              </table:table-cell>
              <table:table-cell office:value-type="float" office:value="0.837001841022309">
                <text:p>0.837001841022309</text:p>
              </table:table-cell>
              <table:table-cell office:value-type="float" office:value="0.870511474697748">
                <text:p>0.870511474697748</text:p>
              </table:table-cell>
              <table:table-cell office:value-type="float" office:value="0.839304459567074">
                <text:p>0.839304459567074</text:p>
              </table:table-cell>
              <table:table-cell office:value-type="float" office:value="0.792776694823479">
                <text:p>0.792776694823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16090167120093">
                <text:p>0.916090167120093</text:p>
              </table:table-cell>
              <table:table-cell office:value-type="float" office:value="0.6999720950999">
                <text:p>0.6999720950999</text:p>
              </table:table-cell>
              <table:table-cell office:value-type="float" office:value="0.798627787307033">
                <text:p>0.798627787307033</text:p>
              </table:table-cell>
              <table:table-cell office:value-type="float" office:value="0.719354838709677">
                <text:p>0.719354838709677</text:p>
              </table:table-cell>
              <table:table-cell office:value-type="float" office:value="0.853225806451613">
                <text:p>0.853225806451613</text:p>
              </table:table-cell>
              <table:table-cell office:value-type="float" office:value="0.81011931064958">
                <text:p>0.81011931064958</text:p>
              </table:table-cell>
              <table:table-cell office:value-type="float" office:value="0.183241272646929">
                <text:p>0.183241272646929</text:p>
              </table:table-cell>
              <table:table-cell office:value-type="float" office:value="0.583478789217852">
                <text:p>0.583478789217852</text:p>
              </table:table-cell>
              <table:table-cell office:value-type="float" office:value="0.159916469747761">
                <text:p>0.159916469747761</text:p>
              </table:table-cell>
              <table:table-cell office:value-type="float" office:value="0.811726690234202">
                <text:p>0.811726690234202</text:p>
              </table:table-cell>
              <table:table-cell office:value-type="float" office:value="0.835483870967742">
                <text:p>0.835483870967742</text:p>
              </table:table-cell>
              <table:table-cell office:value-type="float" office:value="0.867741935483871">
                <text:p>0.867741935483871</text:p>
              </table:table-cell>
              <table:table-cell office:value-type="float" office:value="0.832258064516129">
                <text:p>0.832258064516129</text:p>
              </table:table-cell>
              <table:table-cell office:value-type="float" office:value="0.794914219088335">
                <text:p>0.794914219088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00383141762452">
                <text:p>0.900383141762452</text:p>
              </table:table-cell>
              <table:table-cell office:value-type="float" office:value="0.689560178588392">
                <text:p>0.689560178588392</text:p>
              </table:table-cell>
              <table:table-cell office:value-type="float" office:value="0.789569768626253">
                <text:p>0.789569768626253</text:p>
              </table:table-cell>
              <table:table-cell office:value-type="float" office:value="0.703539164296516">
                <text:p>0.703539164296516</text:p>
              </table:table-cell>
              <table:table-cell office:value-type="float" office:value="0.841379310344827">
                <text:p>0.841379310344827</text:p>
              </table:table-cell>
              <table:table-cell office:value-type="float" office:value="0.804864098284873">
                <text:p>0.804864098284873</text:p>
              </table:table-cell>
              <table:table-cell office:value-type="float" office:value="0.195002703147404">
                <text:p>0.195002703147404</text:p>
              </table:table-cell>
              <table:table-cell office:value-type="float" office:value="0.592655274271521">
                <text:p>0.592655274271521</text:p>
              </table:table-cell>
              <table:table-cell office:value-type="float" office:value="0.163411519172663">
                <text:p>0.163411519172663</text:p>
              </table:table-cell>
              <table:table-cell office:value-type="float" office:value="0.80185652431237">
                <text:p>0.80185652431237</text:p>
              </table:table-cell>
              <table:table-cell office:value-type="float" office:value="0.832915503839301">
                <text:p>0.832915503839301</text:p>
              </table:table-cell>
              <table:table-cell office:value-type="float" office:value="0.856482460882715">
                <text:p>0.856482460882715</text:p>
              </table:table-cell>
              <table:table-cell office:value-type="float" office:value="0.825670498084291">
                <text:p>0.825670498084291</text:p>
              </table:table-cell>
              <table:table-cell office:value-type="float" office:value="0.785746186211598">
                <text:p>0.7857461862115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7598152424942">
                <text:p>0.877598152424942</text:p>
              </table:table-cell>
              <table:table-cell office:value-type="float" office:value="0.689904402671982">
                <text:p>0.689904402671982</text:p>
              </table:table-cell>
              <table:table-cell office:value-type="float" office:value="0.790600686114038">
                <text:p>0.790600686114038</text:p>
              </table:table-cell>
              <table:table-cell office:value-type="float" office:value="0.709585700398397">
                <text:p>0.709585700398397</text:p>
              </table:table-cell>
              <table:table-cell office:value-type="float" office:value="0.842956120092379">
                <text:p>0.842956120092379</text:p>
              </table:table-cell>
              <table:table-cell office:value-type="float" office:value="0.806347386816361">
                <text:p>0.806347386816361</text:p>
              </table:table-cell>
              <table:table-cell office:value-type="float" office:value="0.211439718379336">
                <text:p>0.211439718379336</text:p>
              </table:table-cell>
              <table:table-cell office:value-type="float" office:value="0.608216314627198">
                <text:p>0.608216314627198</text:p>
              </table:table-cell>
              <table:table-cell office:value-type="float" office:value="0.169659283449552">
                <text:p>0.169659283449552</text:p>
              </table:table-cell>
              <table:table-cell office:value-type="float" office:value="0.804735249875579">
                <text:p>0.804735249875579</text:p>
              </table:table-cell>
              <table:table-cell office:value-type="float" office:value="0.824778184229306">
                <text:p>0.824778184229306</text:p>
              </table:table-cell>
              <table:table-cell office:value-type="float" office:value="0.859122401847575">
                <text:p>0.859122401847575</text:p>
              </table:table-cell>
              <table:table-cell office:value-type="float" office:value="0.822170900692841">
                <text:p>0.822170900692841</text:p>
              </table:table-cell>
              <table:table-cell office:value-type="float" office:value="0.787528868360277">
                <text:p>0.7875288683602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83297138323703">
                <text:p>0.883297138323703</text:p>
              </table:table-cell>
              <table:table-cell office:value-type="float" office:value="0.711489939833085">
                <text:p>0.711489939833085</text:p>
              </table:table-cell>
              <table:table-cell office:value-type="float" office:value="0.811462732496173">
                <text:p>0.811462732496173</text:p>
              </table:table-cell>
              <table:table-cell office:value-type="float" office:value="0.737400530503979">
                <text:p>0.737400530503979</text:p>
              </table:table-cell>
              <table:table-cell office:value-type="float" office:value="0.85137073573369">
                <text:p>0.85137073573369</text:p>
              </table:table-cell>
              <table:table-cell office:value-type="float" office:value="0.819811854294613">
                <text:p>0.819811854294613</text:p>
              </table:table-cell>
              <table:table-cell office:value-type="float" office:value="0.231466418777597">
                <text:p>0.231466418777597</text:p>
              </table:table-cell>
              <table:table-cell office:value-type="float" office:value="0.626759385380075">
                <text:p>0.626759385380075</text:p>
              </table:table-cell>
              <table:table-cell office:value-type="float" office:value="0.174540588333692">
                <text:p>0.174540588333692</text:p>
              </table:table-cell>
              <table:table-cell office:value-type="float" office:value="0.817357327784749">
                <text:p>0.817357327784749</text:p>
              </table:table-cell>
              <table:table-cell office:value-type="float" office:value="0.859416445623342">
                <text:p>0.859416445623342</text:p>
              </table:table-cell>
              <table:table-cell office:value-type="float" office:value="0.86996222168636">
                <text:p>0.86996222168636</text:p>
              </table:table-cell>
              <table:table-cell office:value-type="float" office:value="0.835270476649787">
                <text:p>0.835270476649787</text:p>
              </table:table-cell>
              <table:table-cell office:value-type="float" office:value="0.803247327385258">
                <text:p>0.803247327385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1278971409237">
                <text:p>0.841278971409237</text:p>
              </table:table-cell>
              <table:table-cell office:value-type="float" office:value="0.732990984822549">
                <text:p>0.732990984822549</text:p>
              </table:table-cell>
              <table:table-cell office:value-type="float" office:value="0.811127769448609">
                <text:p>0.811127769448609</text:p>
              </table:table-cell>
              <table:table-cell office:value-type="float" office:value="0.762500710429099">
                <text:p>0.762500710429099</text:p>
              </table:table-cell>
              <table:table-cell office:value-type="float" office:value="0.85880561664693">
                <text:p>0.85880561664693</text:p>
              </table:table-cell>
              <table:table-cell office:value-type="float" office:value="0.826086956521739">
                <text:p>0.826086956521739</text:p>
              </table:table-cell>
              <table:table-cell office:value-type="float" office:value="0.245373033327694">
                <text:p>0.245373033327694</text:p>
              </table:table-cell>
              <table:table-cell office:value-type="float" office:value="0.640579710144928">
                <text:p>0.640579710144928</text:p>
              </table:table-cell>
              <table:table-cell office:value-type="float" office:value="0.17613154960981">
                <text:p>0.17613154960981</text:p>
              </table:table-cell>
              <table:table-cell office:value-type="float" office:value="0.829288843950118">
                <text:p>0.829288843950118</text:p>
              </table:table-cell>
              <table:table-cell office:value-type="float" office:value="0.841278971409237">
                <text:p>0.841278971409237</text:p>
              </table:table-cell>
              <table:table-cell office:value-type="float" office:value="0.876332261884622">
                <text:p>0.876332261884622</text:p>
              </table:table-cell>
              <table:table-cell office:value-type="float" office:value="0.835436756330006">
                <text:p>0.835436756330006</text:p>
              </table:table-cell>
              <table:table-cell office:value-type="float" office:value="0.797101449275362">
                <text:p>0.797101449275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21935765785449">
                <text:p>0.821935765785449</text:p>
              </table:table-cell>
              <table:table-cell office:value-type="float" office:value="0.747543357583698">
                <text:p>0.747543357583698</text:p>
              </table:table-cell>
              <table:table-cell office:value-type="float" office:value="0.821935765785449">
                <text:p>0.821935765785449</text:p>
              </table:table-cell>
              <table:table-cell office:value-type="float" office:value="0.765886287625418">
                <text:p>0.765886287625418</text:p>
              </table:table-cell>
              <table:table-cell office:value-type="float" office:value="0.859531772575251">
                <text:p>0.859531772575251</text:p>
              </table:table-cell>
              <table:table-cell office:value-type="float" office:value="0.832775919732442">
                <text:p>0.832775919732442</text:p>
              </table:table-cell>
              <table:table-cell office:value-type="float" office:value="0.256230987714492">
                <text:p>0.256230987714492</text:p>
              </table:table-cell>
              <table:table-cell office:value-type="float" office:value="0.645652173913043">
                <text:p>0.645652173913043</text:p>
              </table:table-cell>
              <table:table-cell office:value-type="float" office:value="0.179694458916657">
                <text:p>0.179694458916657</text:p>
              </table:table-cell>
              <table:table-cell office:value-type="float" office:value="0.825263440950572">
                <text:p>0.825263440950572</text:p>
              </table:table-cell>
              <table:table-cell office:value-type="float" office:value="0.839464882943144">
                <text:p>0.839464882943144</text:p>
              </table:table-cell>
              <table:table-cell office:value-type="float" office:value="0.869565217391304">
                <text:p>0.869565217391304</text:p>
              </table:table-cell>
              <table:table-cell office:value-type="float" office:value="0.837003208665093">
                <text:p>0.837003208665093</text:p>
              </table:table-cell>
              <table:table-cell office:value-type="float" office:value="0.806750080641054">
                <text:p>0.806750080641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37132352941176">
                <text:p>0.837132352941176</text:p>
              </table:table-cell>
              <table:table-cell office:value-type="float" office:value="0.753536857781087">
                <text:p>0.753536857781087</text:p>
              </table:table-cell>
              <table:table-cell office:value-type="float" office:value="0.822621641249092">
                <text:p>0.822621641249092</text:p>
              </table:table-cell>
              <table:table-cell office:value-type="float" office:value="0.782169117647059">
                <text:p>0.782169117647059</text:p>
              </table:table-cell>
              <table:table-cell office:value-type="float" office:value="0.858272058823529">
                <text:p>0.858272058823529</text:p>
              </table:table-cell>
              <table:table-cell office:value-type="float" office:value="0.836134453781513">
                <text:p>0.836134453781513</text:p>
              </table:table-cell>
              <table:table-cell office:value-type="float" office:value="0.273908336340671">
                <text:p>0.273908336340671</text:p>
              </table:table-cell>
              <table:table-cell office:value-type="float" office:value="0.659767610748003">
                <text:p>0.659767610748003</text:p>
              </table:table-cell>
              <table:table-cell office:value-type="float" office:value="0.185616929698709">
                <text:p>0.185616929698709</text:p>
              </table:table-cell>
              <table:table-cell office:value-type="float" office:value="0.836134453781513">
                <text:p>0.836134453781513</text:p>
              </table:table-cell>
              <table:table-cell office:value-type="float" office:value="0.835148874364561">
                <text:p>0.835148874364561</text:p>
              </table:table-cell>
              <table:table-cell office:value-type="float" office:value="0.873949579831933">
                <text:p>0.873949579831933</text:p>
              </table:table-cell>
              <table:table-cell office:value-type="float" office:value="0.831932773109244">
                <text:p>0.831932773109244</text:p>
              </table:table-cell>
              <table:table-cell office:value-type="float" office:value="0.801742919389978">
                <text:p>0.8017429193899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7033957033957">
                <text:p>0.857033957033957</text:p>
              </table:table-cell>
              <table:table-cell office:value-type="float" office:value="0.74850863422292">
                <text:p>0.74850863422292</text:p>
              </table:table-cell>
              <table:table-cell office:value-type="float" office:value="0.819765664798777">
                <text:p>0.819765664798777</text:p>
              </table:table-cell>
              <table:table-cell office:value-type="float" office:value="0.779384615384615">
                <text:p>0.779384615384615</text:p>
              </table:table-cell>
              <table:table-cell office:value-type="float" office:value="0.855794871794872">
                <text:p>0.855794871794872</text:p>
              </table:table-cell>
              <table:table-cell office:value-type="float" office:value="0.829886228561725">
                <text:p>0.829886228561725</text:p>
              </table:table-cell>
              <table:table-cell office:value-type="float" office:value="0.295452991452992">
                <text:p>0.295452991452992</text:p>
              </table:table-cell>
              <table:table-cell office:value-type="float" office:value="0.667957208354559">
                <text:p>0.667957208354559</text:p>
              </table:table-cell>
              <table:table-cell office:value-type="float" office:value="0.19229071149601">
                <text:p>0.19229071149601</text:p>
              </table:table-cell>
              <table:table-cell office:value-type="float" office:value="0.824825946680251">
                <text:p>0.824825946680251</text:p>
              </table:table-cell>
              <table:table-cell office:value-type="float" office:value="0.829886228561725">
                <text:p>0.829886228561725</text:p>
              </table:table-cell>
              <table:table-cell office:value-type="float" office:value="0.865982905982906">
                <text:p>0.865982905982906</text:p>
              </table:table-cell>
              <table:table-cell office:value-type="float" office:value="0.825230769230769">
                <text:p>0.825230769230769</text:p>
              </table:table-cell>
              <table:table-cell office:value-type="float" office:value="0.815731115731116">
                <text:p>0.815731115731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1818988464951">
                <text:p>0.851818988464951</text:p>
              </table:table-cell>
              <table:table-cell office:value-type="float" office:value="0.744759225771884">
                <text:p>0.744759225771884</text:p>
              </table:table-cell>
              <table:table-cell office:value-type="float" office:value="0.820270137040323">
                <text:p>0.820270137040323</text:p>
              </table:table-cell>
              <table:table-cell office:value-type="float" office:value="0.772486772486772">
                <text:p>0.772486772486772</text:p>
              </table:table-cell>
              <table:table-cell office:value-type="float" office:value="0.846560846560847">
                <text:p>0.846560846560847</text:p>
              </table:table-cell>
              <table:table-cell office:value-type="float" office:value="0.825658109608727">
                <text:p>0.825658109608727</text:p>
              </table:table-cell>
              <table:table-cell office:value-type="float" office:value="0.303089685805735">
                <text:p>0.303089685805735</text:p>
              </table:table-cell>
              <table:table-cell office:value-type="float" office:value="0.668887582467829">
                <text:p>0.668887582467829</text:p>
              </table:table-cell>
              <table:table-cell office:value-type="float" office:value="0.178776824739558">
                <text:p>0.178776824739558</text:p>
              </table:table-cell>
              <table:table-cell office:value-type="float" office:value="0.815399097607687">
                <text:p>0.815399097607687</text:p>
              </table:table-cell>
              <table:table-cell office:value-type="float" office:value="0.825658109608727">
                <text:p>0.825658109608727</text:p>
              </table:table-cell>
              <table:table-cell office:value-type="float" office:value="0.862335272273161">
                <text:p>0.862335272273161</text:p>
              </table:table-cell>
              <table:table-cell office:value-type="float" office:value="0.820432425370697">
                <text:p>0.820432425370697</text:p>
              </table:table-cell>
              <table:table-cell office:value-type="float" office:value="0.799529688418577">
                <text:p>0.799529688418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4285714285714">
                <text:p>0.874285714285714</text:p>
              </table:table-cell>
              <table:table-cell office:value-type="float" office:value="0.751139240506329">
                <text:p>0.751139240506329</text:p>
              </table:table-cell>
              <table:table-cell office:value-type="float" office:value="0.817777777777778">
                <text:p>0.817777777777778</text:p>
              </table:table-cell>
              <table:table-cell office:value-type="float" office:value="0.772345679012346">
                <text:p>0.772345679012346</text:p>
              </table:table-cell>
              <table:table-cell office:value-type="float" office:value="0.84">
                <text:p>0.84</text:p>
              </table:table-cell>
              <table:table-cell office:value-type="float" office:value="0.834285714285714">
                <text:p>0.834285714285714</text:p>
              </table:table-cell>
              <table:table-cell office:value-type="float" office:value="0.321717791411043">
                <text:p>0.321717791411043</text:p>
              </table:table-cell>
              <table:table-cell office:value-type="float" office:value="0.68">
                <text:p>0.68</text:p>
              </table:table-cell>
              <table:table-cell office:value-type="float" office:value="0.182857142857143">
                <text:p>0.182857142857143</text:p>
              </table:table-cell>
              <table:table-cell office:value-type="float" office:value="0.81840490797546">
                <text:p>0.81840490797546</text:p>
              </table:table-cell>
              <table:table-cell office:value-type="float" office:value="0.828571428571429">
                <text:p>0.828571428571429</text:p>
              </table:table-cell>
              <table:table-cell office:value-type="float" office:value="0.8625">
                <text:p>0.8625</text:p>
              </table:table-cell>
              <table:table-cell office:value-type="float" office:value="0.822857142857143">
                <text:p>0.822857142857143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94117647058823">
                <text:p>0.894117647058823</text:p>
              </table:table-cell>
              <table:table-cell office:value-type="float" office:value="0.75164200649585">
                <text:p>0.75164200649585</text:p>
              </table:table-cell>
              <table:table-cell office:value-type="float" office:value="0.824385026737968">
                <text:p>0.824385026737968</text:p>
              </table:table-cell>
              <table:table-cell office:value-type="float" office:value="0.770588235294118">
                <text:p>0.770588235294118</text:p>
              </table:table-cell>
              <table:table-cell office:value-type="float" office:value="0.852255503428365">
                <text:p>0.852255503428365</text:p>
              </table:table-cell>
              <table:table-cell office:value-type="float" office:value="0.830231729055259">
                <text:p>0.830231729055259</text:p>
              </table:table-cell>
              <table:table-cell office:value-type="float" office:value="0.344955436720143">
                <text:p>0.344955436720143</text:p>
              </table:table-cell>
              <table:table-cell office:value-type="float" office:value="0.682352941176471">
                <text:p>0.682352941176471</text:p>
              </table:table-cell>
              <table:table-cell office:value-type="float" office:value="0.187094474153298">
                <text:p>0.187094474153298</text:p>
              </table:table-cell>
              <table:table-cell office:value-type="float" office:value="0.824385026737968">
                <text:p>0.824385026737968</text:p>
              </table:table-cell>
              <table:table-cell office:value-type="float" office:value="0.833696441539579">
                <text:p>0.833696441539579</text:p>
              </table:table-cell>
              <table:table-cell office:value-type="float" office:value="0.874826452320058">
                <text:p>0.874826452320058</text:p>
              </table:table-cell>
              <table:table-cell office:value-type="float" office:value="0.817647058823529">
                <text:p>0.817647058823529</text:p>
              </table:table-cell>
              <table:table-cell office:value-type="float" office:value="0.810826416456153">
                <text:p>0.8108264164561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MacOSX_x86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